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 style:data-style-name="N122">
      <style:table-cell-properties fo:border-bottom="none" fo:background-color="#dddddd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 style:data-style-name="N122">
      <style:table-cell-properties fo:border-bottom="0.06pt solid #000000" fo:background-color="#dddddd" fo:border-left="0.06pt solid #000000" fo:border-right="none" fo:border-top="none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>
      <style:table-cell-properties fo:background-color="#dddddd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00ccff"/>
    </style:style>
    <style:style style:name="ce10" style:family="table-cell" style:parent-style-name="Default" style:data-style-name="N122">
      <style:table-cell-properties fo:background-color="#8080ff"/>
    </style:style>
    <style:style style:name="ce11" style:family="table-cell" style:parent-style-name="Default" style:data-style-name="N122">
      <style:table-cell-properties fo:background-color="#ff6600"/>
    </style:style>
    <style:style style:name="ce12" style:family="table-cell" style:parent-style-name="Default" style:data-style-name="N122">
      <style:table-cell-properties fo:background-color="#ffff99"/>
    </style:style>
    <style:style style:name="ce13" style:family="table-cell" style:parent-style-name="Default" style:data-style-name="N122">
      <style:table-cell-properties fo:background-color="#ff8080"/>
    </style:style>
    <style:style style:name="ce14" style:family="table-cell" style:parent-style-name="Default" style:data-style-name="N2">
      <style:table-cell-properties fo:background-color="#dddddd"/>
    </style:style>
    <style:style style:name="ce15" style:family="table-cell" style:parent-style-name="Default" style:data-style-name="N2">
      <style:table-cell-properties fo:background-color="#66ffff"/>
    </style:style>
    <style:style style:name="ce16" style:family="table-cell" style:parent-style-name="Default" style:data-style-name="N2">
      <style:table-cell-properties fo:background-color="#00ccff"/>
    </style:style>
    <style:style style:name="ce17" style:family="table-cell" style:parent-style-name="Default" style:data-style-name="N2">
      <style:table-cell-properties fo:background-color="#8080ff"/>
    </style:style>
    <style:style style:name="ce18" style:family="table-cell" style:parent-style-name="Default" style:data-style-name="N2">
      <style:table-cell-properties fo:background-color="#ff6600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#ff8080"/>
    </style:style>
    <style:style style:name="ce21" style:family="table-cell" style:parent-style-name="Default" style:data-style-name="N122">
      <style:table-cell-properties fo:border-bottom="none" fo:background-color="#dddddd" fo:border-left="none" fo:border-right="none" fo:border-top="0.06pt solid #000000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 style:data-style-name="N122">
      <style:table-cell-properties fo:background-color="#dddddd" fo:border="none"/>
    </style:style>
    <style:style style:name="ce24" style:family="table-cell" style:parent-style-name="Default" style:data-style-name="N122">
      <style:table-cell-properties fo:border-bottom="0.06pt solid #000000" fo:background-color="#dddddd" fo:border-left="none" fo:border-right="none" fo:border-top="none"/>
    </style:style>
    <style:style style:name="ce25" style:family="table-cell" style:parent-style-name="Default" style:data-style-name="N122">
      <style:table-cell-properties fo:border-bottom="none" fo:background-color="#dddddd" fo:border-left="none" fo:border-right="0.06pt solid #000000" fo:border-top="0.06pt solid #000000"/>
    </style:style>
    <style:style style:name="ce26" style:family="table-cell" style:parent-style-name="Default" style:data-style-name="N122">
      <style:table-cell-properties fo:border-bottom="none" fo:background-color="#dddddd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 style:data-style-name="N122">
      <style:table-cell-properties fo:border-bottom="0.06pt solid #000000" fo:background-color="#dddddd" fo:border-left="none" fo:border-right="0.06pt solid #000000" fo:border-top="none"/>
    </style:style>
    <style:style style:name="ce29" style:family="table-cell" style:parent-style-name="Default" style:data-style-name="N122">
      <style:table-cell-properties fo:border-bottom="none" fo:background-color="#66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order-bottom="none" fo:background-color="#66ffff" fo:border-left="0.06pt solid #000000" fo:border-right="none" fo:border-top="none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 style:data-style-name="N122">
      <style:table-cell-properties fo:border-bottom="0.06pt solid #000000" fo:background-color="#66ffff" fo:border-left="0.06pt solid #000000" fo:border-right="none" fo:border-top="none"/>
    </style:style>
    <style:style style:name="ce33" style:family="table-cell" style:parent-style-name="Default" style:data-style-name="N122">
      <style:table-cell-properties fo:border-bottom="0.06pt solid #000000" fo:background-color="#66ffff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none" fo:background-color="#66ffff" fo:border-left="none" fo:border-right="none" fo:border-top="0.06pt solid #000000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122">
      <style:table-cell-properties fo:border-bottom="none" fo:background-color="#66ffff" fo:border-left="none" fo:border-right="0.06pt solid #000000" fo:border-top="0.06pt solid #000000"/>
    </style:style>
    <style:style style:name="ce37" style:family="table-cell" style:parent-style-name="Default" style:data-style-name="N122">
      <style:table-cell-properties fo:border-bottom="none" fo:background-color="#66ffff" fo:border-left="none" fo:border-right="0.06pt solid #000000" fo:border-top="none"/>
    </style:style>
    <style:style style:name="ce38" style:family="table-cell" style:parent-style-name="Default" style:data-style-name="N122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122">
      <style:table-cell-properties fo:border-bottom="none" fo:background-color="#00ccff" fo:border-left="0.06pt solid #000000" fo:border-right="none" fo:border-top="none"/>
    </style:style>
    <style:style style:name="ce40" style:family="table-cell" style:parent-style-name="Default">
      <style:table-cell-properties fo:background-color="#00ccff"/>
    </style:style>
    <style:style style:name="ce41" style:family="table-cell" style:parent-style-name="Default" style:data-style-name="N122">
      <style:table-cell-properties fo:border-bottom="0.06pt solid #000000" fo:background-color="#00ccff" fo:border-left="0.06pt solid #000000" fo:border-right="none" fo:border-top="none"/>
    </style:style>
    <style:style style:name="ce42" style:family="table-cell" style:parent-style-name="Default" style:data-style-name="N122">
      <style:table-cell-properties fo:border-bottom="0.06pt solid #000000" fo:background-color="#00ccff" fo:border-left="none" fo:border-right="0.06pt solid #000000" fo:border-top="none"/>
    </style:style>
    <style:style style:name="ce43" style:family="table-cell" style:parent-style-name="Default" style:data-style-name="N122">
      <style:table-cell-properties fo:wrap-option="wrap" fo:border="0.06pt solid #000000"/>
    </style:style>
    <style:style style:name="ce44" style:family="table-cell" style:parent-style-name="Default" style:data-style-name="N2">
      <style:table-cell-properties fo:background-color="#dddddd" fo:border="0.06pt solid #000000"/>
    </style:style>
    <style:style style:name="ce45" style:family="table-cell" style:parent-style-name="Default" style:data-style-name="N2">
      <style:table-cell-properties fo:background-color="#66ffff" fo:border="0.06pt solid #000000"/>
    </style:style>
    <style:style style:name="ce46" style:family="table-cell" style:parent-style-name="Default" style:data-style-name="N2">
      <style:table-cell-properties fo:background-color="#00ccff" fo:border="0.06pt solid #000000"/>
    </style:style>
    <style:style style:name="ce47" style:family="table-cell" style:parent-style-name="Default" style:data-style-name="N2">
      <style:table-cell-properties fo:background-color="#8080ff" fo:border="0.06pt solid #000000"/>
    </style:style>
    <style:style style:name="ce48" style:family="table-cell" style:parent-style-name="Default" style:data-style-name="N2">
      <style:table-cell-properties fo:background-color="#ff6600" fo:border="0.06pt solid #000000"/>
    </style:style>
    <style:style style:name="ce49" style:family="table-cell" style:parent-style-name="Default" style:data-style-name="N2">
      <style:table-cell-properties fo:background-color="#ffff99" fo:border="0.06pt solid #000000"/>
    </style:style>
    <style:style style:name="ce50" style:family="table-cell" style:parent-style-name="Default" style:data-style-name="N2">
      <style:table-cell-properties fo:background-color="#ff8080" fo:border="0.06pt solid #000000"/>
    </style:style>
    <style:style style:name="ce51" style:family="table-cell" style:parent-style-name="Default" style:data-style-name="N122">
      <style:table-cell-properties fo:border-bottom="none" fo:background-color="#00ccff" fo:border-left="none" fo:border-right="none" fo:border-top="0.06pt solid #000000"/>
    </style:style>
    <style:style style:name="ce52" style:family="table-cell" style:parent-style-name="Default" style:data-style-name="N122">
      <style:table-cell-properties fo:border-bottom="none" fo:background-color="#00ccff" fo:border-left="none" fo:border-right="0.06pt solid #000000" fo:border-top="0.06pt solid #000000"/>
    </style:style>
    <style:style style:name="ce53" style:family="table-cell" style:parent-style-name="Default" style:data-style-name="N122">
      <style:table-cell-properties fo:border-bottom="none" fo:background-color="#00ccff" fo:border-left="none" fo:border-right="0.06pt solid #000000" fo:border-top="none"/>
    </style:style>
    <style:style style:name="ce54" style:family="table-cell" style:parent-style-name="Default" style:data-style-name="N122">
      <style:table-cell-properties fo:border-bottom="none" fo:background-color="#8080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 style:data-style-name="N122">
      <style:table-cell-properties fo:border-bottom="none" fo:background-color="#8080ff" fo:border-left="0.06pt solid #000000" fo:border-right="none" fo:border-top="none"/>
    </style:style>
    <style:style style:name="ce56" style:family="table-cell" style:parent-style-name="Default">
      <style:table-cell-properties fo:background-color="#8080ff"/>
    </style:style>
    <style:style style:name="ce57" style:family="table-cell" style:parent-style-name="Default" style:data-style-name="N122">
      <style:table-cell-properties fo:border-bottom="0.06pt solid #000000" fo:background-color="#8080ff" fo:border-left="0.06pt solid #000000" fo:border-right="none" fo:border-top="none"/>
    </style:style>
    <style:style style:name="ce58" style:family="table-cell" style:parent-style-name="Default" style:data-style-name="N122">
      <style:table-cell-properties fo:border-bottom="0.06pt solid #000000" fo:background-color="#8080ff" fo:border-left="none" fo:border-right="0.06pt solid #000000" fo:border-top="none"/>
    </style:style>
    <style:style style:name="ce59" style:family="table-cell" style:parent-style-name="Default" style:data-style-name="N122">
      <style:table-cell-properties fo:border-bottom="none" fo:background-color="#8080ff" fo:border-left="none" fo:border-right="none" fo:border-top="0.06pt solid #000000"/>
    </style:style>
    <style:style style:name="ce60" style:family="table-cell" style:parent-style-name="Default" style:data-style-name="N122">
      <style:table-cell-properties fo:border-bottom="none" fo:background-color="#8080ff" fo:border-left="none" fo:border-right="0.06pt solid #000000" fo:border-top="0.06pt solid #000000"/>
    </style:style>
    <style:style style:name="ce61" style:family="table-cell" style:parent-style-name="Default" style:data-style-name="N122">
      <style:table-cell-properties fo:border-bottom="none" fo:background-color="#8080ff" fo:border-left="none" fo:border-right="0.06pt solid #000000" fo:border-top="none"/>
    </style:style>
    <style:style style:name="ce62" style:family="table-cell" style:parent-style-name="Default" style:data-style-name="N2"/>
    <style:style style:name="ce63" style:family="table-cell" style:parent-style-name="Default" style:data-style-name="N122">
      <style:table-cell-properties fo:border-bottom="none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 style:data-style-name="N122">
      <style:table-cell-properties fo:border-bottom="none" fo:background-color="#ff6600" fo:border-left="0.06pt solid #000000" fo:border-right="none" fo:border-top="none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 style:data-style-name="N122">
      <style:table-cell-properties fo:border-bottom="0.06pt solid #000000" fo:background-color="#ff6600" fo:border-left="0.06pt solid #000000" fo:border-right="none" fo:border-top="none"/>
    </style:style>
    <style:style style:name="ce67" style:family="table-cell" style:parent-style-name="Default" style:data-style-name="N122">
      <style:table-cell-properties fo:border-bottom="0.06pt solid #000000" fo:background-color="#ff6600" fo:border-left="none" fo:border-right="0.06pt solid #000000" fo:border-top="none"/>
    </style:style>
    <style:style style:name="ce68" style:family="table-cell" style:parent-style-name="Default" style:data-style-name="N122">
      <style:table-cell-properties fo:border-bottom="none" fo:background-color="#ff6600" fo:border-left="none" fo:border-right="none" fo:border-top="0.06pt solid #000000"/>
    </style:style>
    <style:style style:name="ce69" style:family="table-cell" style:parent-style-name="Default" style:data-style-name="N122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 style:data-style-name="N122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 style:data-style-name="N122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2" style:family="table-cell" style:parent-style-name="Default" style:data-style-name="N122">
      <style:table-cell-properties fo:border-bottom="none" fo:background-color="#ffff99" fo:border-left="0.06pt solid #000000" fo:border-right="none" fo:border-top="none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 style:data-style-name="N122">
      <style:table-cell-properties fo:border-bottom="0.06pt solid #000000" fo:background-color="#ffff99" fo:border-left="0.06pt solid #000000" fo:border-right="none" fo:border-top="none"/>
    </style:style>
    <style:style style:name="ce75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76" style:family="table-cell" style:parent-style-name="Default" style:data-style-name="N122">
      <style:table-cell-properties fo:border-bottom="none" fo:background-color="#ffff99" fo:border-left="none" fo:border-right="none" fo:border-top="0.06pt solid #000000"/>
    </style:style>
    <style:style style:name="ce77" style:family="table-cell" style:parent-style-name="Default" style:data-style-name="N122">
      <style:table-cell-properties fo:border-bottom="none" fo:background-color="#ffff99" fo:border-left="none" fo:border-right="0.06pt solid #000000" fo:border-top="0.06pt solid #000000"/>
    </style:style>
    <style:style style:name="ce78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79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 style:data-style-name="N122">
      <style:table-cell-properties fo:border-bottom="none" fo:background-color="#ff8080" fo:border-left="0.06pt solid #000000" fo:border-right="none" fo:border-top="none"/>
    </style:style>
    <style:style style:name="ce81" style:family="table-cell" style:parent-style-name="Default">
      <style:table-cell-properties fo:background-color="#ff8080"/>
    </style:style>
    <style:style style:name="ce82" style:family="table-cell" style:parent-style-name="Default" style:data-style-name="N122">
      <style:table-cell-properties fo:border-bottom="0.06pt solid #000000" fo:background-color="#ff8080" fo:border-left="0.06pt solid #000000" fo:border-right="none" fo:border-top="none"/>
    </style:style>
    <style:style style:name="ce83" style:family="table-cell" style:parent-style-name="Default" style:data-style-name="N122">
      <style:table-cell-properties fo:border-bottom="0.06pt solid #000000" fo:background-color="#ff8080" fo:border-left="none" fo:border-right="0.06pt solid #000000" fo:border-top="none"/>
    </style:style>
    <style:style style:name="ce84" style:family="table-cell" style:parent-style-name="Default" style:data-style-name="N122">
      <style:table-cell-properties fo:border-bottom="none" fo:background-color="#ff8080" fo:border-left="none" fo:border-right="none" fo:border-top="0.06pt solid #000000"/>
    </style:style>
    <style:style style:name="ce85" style:family="table-cell" style:parent-style-name="Default" style:data-style-name="N122">
      <style:table-cell-properties fo:border-bottom="none" fo:background-color="#ff8080" fo:border-left="none" fo:border-right="0.06pt solid #000000" fo:border-top="0.06pt solid #000000"/>
    </style:style>
    <style:style style:name="ce86" style:family="table-cell" style:parent-style-name="Default" style:data-style-name="N122">
      <style:table-cell-properties fo:border-bottom="none" fo:background-color="#ff8080" fo:border-left="none" fo:border-right="0.06pt solid #000000" fo:border-top="none"/>
    </style:style>
    <style:style style:name="ce87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fo:color="#000000"/>
    </style:style>
    <style:style style:name="ce88" style:family="table-cell" style:parent-style-name="Default">
      <style:table-cell-properties fo:border-bottom="none" fo:background-color="#dddddd" fo:border-left="0.06pt solid #000000" fo:border-right="none" fo:border-top="none"/>
      <style:text-properties fo:color="#000000"/>
    </style:style>
    <style:style style:name="ce89" style:family="table-cell" style:parent-style-name="Default" style:data-style-name="N122">
      <style:table-cell-properties fo:background-color="#dddddd"/>
      <style:text-properties fo:color="#000000"/>
    </style:style>
    <style:style style:name="ce90" style:family="table-cell" style:parent-style-name="Default">
      <style:table-cell-properties fo:background-color="#dddddd"/>
      <style:text-properties fo:color="#000000"/>
    </style:style>
    <style:style style:name="ce91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fo:color="#000000"/>
    </style:style>
    <style:style style:name="ce9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93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000000"/>
    </style:style>
    <style:style style:name="ce94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ff3333"/>
    </style:style>
    <style:style style:name="ce95" style:family="table-cell" style:parent-style-name="Default">
      <style:table-cell-properties fo:background-color="#00ccff"/>
      <style:text-properties fo:color="#ff3333"/>
    </style:style>
    <style:style style:name="ce96" style:family="table-cell" style:parent-style-name="Default" style:data-style-name="N122">
      <style:table-cell-properties fo:background-color="#00ccff"/>
      <style:text-properties fo:color="#000000"/>
    </style:style>
    <style:style style:name="ce97" style:family="table-cell" style:parent-style-name="Default" style:data-style-name="N122">
      <style:table-cell-properties fo:background-color="#00ccff"/>
      <style:text-properties fo:color="#ff3333"/>
    </style:style>
    <style:style style:name="ce98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000000"/>
    </style:style>
    <style:style style:name="ce99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ff3333"/>
    </style:style>
    <style:style style:name="ce100" style:family="table-cell" style:parent-style-name="Default" style:data-style-name="N2">
      <style:table-cell-properties fo:background-color="#66ffff" fo:border="none"/>
    </style:style>
    <style:style style:name="ce101" style:family="table-cell" style:parent-style-name="Default" style:data-style-name="N122">
      <style:table-cell-properties fo:background-color="#00ccff" fo:border="0.06pt solid #000000"/>
    </style:style>
  </office:automatic-styles>
  <office:body>
    <office:spreadsheet>
      <table:calculation-settings table:automatic-find-labels="false"/>
      <table:table table:name="Pit Path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996" calcext:value-type="float">
            <text:p>21996.0</text:p>
          </table:table-cell>
          <table:table-cell table:style-name="ce7" office:value-type="float" office:value="10394" calcext:value-type="float">
            <text:p>10394.0</text:p>
          </table:table-cell>
          <table:table-cell table:style-name="ce7" office:value-type="float" office:value="14612" calcext:value-type="float">
            <text:p>14612.0</text:p>
          </table:table-cell>
          <table:table-cell table:style-name="ce26" office:value-type="float" office:value="562" calcext:value-type="float">
            <text:p>562.0</text:p>
          </table:table-cell>
          <table:table-cell table:style-name="ce30" office:value-type="float" office:value="23527" calcext:value-type="float">
            <text:p>23527.0</text:p>
          </table:table-cell>
          <table:table-cell table:style-name="ce8" office:value-type="float" office:value="11094" calcext:value-type="float">
            <text:p>11094.0</text:p>
          </table:table-cell>
          <table:table-cell table:style-name="ce8" office:value-type="float" office:value="15444" calcext:value-type="float">
            <text:p>15444.0</text:p>
          </table:table-cell>
          <table:table-cell table:style-name="ce37" office:value-type="float" office:value="594" calcext:value-type="float">
            <text:p>594.0</text:p>
          </table:table-cell>
          <table:table-cell table:style-name="ce39" office:value-type="float" office:value="27272" calcext:value-type="float">
            <text:p>27272.0</text:p>
          </table:table-cell>
          <table:table-cell table:style-name="ce9" office:value-type="float" office:value="10904" calcext:value-type="float">
            <text:p>10904.0</text:p>
          </table:table-cell>
          <table:table-cell table:style-name="ce9" office:value-type="float" office:value="17394" calcext:value-type="float">
            <text:p>17394.0</text:p>
          </table:table-cell>
          <table:table-cell table:style-name="ce53" office:value-type="float" office:value="669" calcext:value-type="float">
            <text:p>669.0</text:p>
          </table:table-cell>
          <table:table-cell table:style-name="ce55" office:value-type="float" office:value="25488" calcext:value-type="float">
            <text:p>25488.0</text:p>
          </table:table-cell>
          <table:table-cell table:style-name="ce10" office:value-type="float" office:value="12004" calcext:value-type="float">
            <text:p>12004.0</text:p>
          </table:table-cell>
          <table:table-cell table:style-name="ce10" office:value-type="float" office:value="16510" calcext:value-type="float">
            <text:p>16510.0</text:p>
          </table:table-cell>
          <table:table-cell table:style-name="ce61" office:value-type="float" office:value="635" calcext:value-type="float">
            <text:p>635.0</text:p>
          </table:table-cell>
          <table:table-cell table:style-name="ce64" office:value-type="float" office:value="26130" calcext:value-type="float">
            <text:p>26130.0</text:p>
          </table:table-cell>
          <table:table-cell table:style-name="ce11" office:value-type="float" office:value="12158" calcext:value-type="float">
            <text:p>12158.0</text:p>
          </table:table-cell>
          <table:table-cell table:style-name="ce11" office:value-type="float" office:value="17004" calcext:value-type="float">
            <text:p>17004.0</text:p>
          </table:table-cell>
          <table:table-cell table:style-name="ce70" office:value-type="float" office:value="654" calcext:value-type="float">
            <text:p>654.0</text:p>
          </table:table-cell>
          <table:table-cell table:style-name="ce72" office:value-type="float" office:value="28985" calcext:value-type="float">
            <text:p>28985.0</text:p>
          </table:table-cell>
          <table:table-cell table:style-name="ce12" office:value-type="float" office:value="11436" calcext:value-type="float">
            <text:p>11436.0</text:p>
          </table:table-cell>
          <table:table-cell table:style-name="ce12" office:value-type="float" office:value="18590" calcext:value-type="float">
            <text:p>18590.0</text:p>
          </table:table-cell>
          <table:table-cell table:style-name="ce78" office:value-type="float" office:value="715" calcext:value-type="float">
            <text:p>715.0</text:p>
          </table:table-cell>
          <table:table-cell table:style-name="ce80" office:value-type="float" office:value="23853" calcext:value-type="float">
            <text:p>23853.0</text:p>
          </table:table-cell>
          <table:table-cell table:style-name="ce13" office:value-type="float" office:value="11232" calcext:value-type="float">
            <text:p>11232.0</text:p>
          </table:table-cell>
          <table:table-cell table:style-name="ce13" office:value-type="float" office:value="15626" calcext:value-type="float">
            <text:p>15626.0</text:p>
          </table:table-cell>
          <table:table-cell table:style-name="ce86" office:value-type="float" office:value="601" calcext:value-type="float">
            <text:p>601.0</text:p>
          </table:table-cell>
          <table:table-cell table:style-name="ce2" office:value-type="float" office:value="98173" calcext:value-type="float">
            <text:p>98173.0</text:p>
          </table:table-cell>
          <table:table-cell table:style-name="ce7" office:value-type="float" office:value="10665" calcext:value-type="float">
            <text:p>10665.0</text:p>
          </table:table-cell>
          <table:table-cell table:style-name="ce7" office:value-type="float" office:value="63000" calcext:value-type="float">
            <text:p>63000.0</text:p>
          </table:table-cell>
          <table:table-cell table:style-name="ce26" office:value-type="float" office:value="2520" calcext:value-type="float">
            <text:p>2520.0</text:p>
          </table:table-cell>
          <table:table-cell table:number-columns-repeated="992"/>
        </table:table-row>
        <table:table-row table:style-name="ro1">
          <table:table-cell table:style-name="ce2" office:value-type="float" office:value="23926" calcext:value-type="float">
            <text:p>23926.0</text:p>
          </table:table-cell>
          <table:table-cell table:style-name="ce7" office:value-type="float" office:value="10527" calcext:value-type="float">
            <text:p>10527.0</text:p>
          </table:table-cell>
          <table:table-cell table:style-name="ce7" office:value-type="float" office:value="16406" calcext:value-type="float">
            <text:p>16406.0</text:p>
          </table:table-cell>
          <table:table-cell table:style-name="ce26" office:value-type="float" office:value="631" calcext:value-type="float">
            <text:p>631.0</text:p>
          </table:table-cell>
          <table:table-cell table:style-name="ce30" office:value-type="float" office:value="7509" calcext:value-type="float">
            <text:p>7509.0</text:p>
          </table:table-cell>
          <table:table-cell table:style-name="ce8" office:value-type="float" office:value="4549" calcext:value-type="float">
            <text:p>4549.0</text:p>
          </table:table-cell>
          <table:table-cell table:style-name="ce8" office:value-type="float" office:value="5980" calcext:value-type="float">
            <text:p>5980.0</text:p>
          </table:table-cell>
          <table:table-cell table:style-name="ce37" office:value-type="float" office:value="230" calcext:value-type="float">
            <text:p>230.0</text:p>
          </table:table-cell>
          <table:table-cell table:style-name="ce39" office:value-type="float" office:value="41018" calcext:value-type="float">
            <text:p>41018.0</text:p>
          </table:table-cell>
          <table:table-cell table:style-name="ce9" office:value-type="float" office:value="16066" calcext:value-type="float">
            <text:p>16066.0</text:p>
          </table:table-cell>
          <table:table-cell table:style-name="ce9" office:value-type="float" office:value="26520" calcext:value-type="float">
            <text:p>26520.0</text:p>
          </table:table-cell>
          <table:table-cell table:style-name="ce53" office:value-type="float" office:value="1020" calcext:value-type="float">
            <text:p>1020.0</text:p>
          </table:table-cell>
          <table:table-cell table:style-name="ce55" office:value-type="float" office:value="17064" calcext:value-type="float">
            <text:p>17064.0</text:p>
          </table:table-cell>
          <table:table-cell table:style-name="ce10" office:value-type="float" office:value="8524" calcext:value-type="float">
            <text:p>8524.0</text:p>
          </table:table-cell>
          <table:table-cell table:style-name="ce10" office:value-type="float" office:value="11596" calcext:value-type="float">
            <text:p>11596.0</text:p>
          </table:table-cell>
          <table:table-cell table:style-name="ce61" office:value-type="float" office:value="446" calcext:value-type="float">
            <text:p>446.0</text:p>
          </table:table-cell>
          <table:table-cell table:style-name="ce64" office:value-type="float" office:value="33355" calcext:value-type="float">
            <text:p>33355.0</text:p>
          </table:table-cell>
          <table:table-cell table:style-name="ce11" office:value-type="float" office:value="13927" calcext:value-type="float">
            <text:p>13927.0</text:p>
          </table:table-cell>
          <table:table-cell table:style-name="ce11" office:value-type="float" office:value="22048" calcext:value-type="float">
            <text:p>22048.0</text:p>
          </table:table-cell>
          <table:table-cell table:style-name="ce70" office:value-type="float" office:value="848" calcext:value-type="float">
            <text:p>848.0</text:p>
          </table:table-cell>
          <table:table-cell table:style-name="ce72" office:value-type="float" office:value="30205" calcext:value-type="float">
            <text:p>30205.0</text:p>
          </table:table-cell>
          <table:table-cell table:style-name="ce12" office:value-type="float" office:value="13072" calcext:value-type="float">
            <text:p>13072.0</text:p>
          </table:table-cell>
          <table:table-cell table:style-name="ce12" office:value-type="float" office:value="19942" calcext:value-type="float">
            <text:p>19942.0</text:p>
          </table:table-cell>
          <table:table-cell table:style-name="ce78" office:value-type="float" office:value="767" calcext:value-type="float">
            <text:p>767.0</text:p>
          </table:table-cell>
          <table:table-cell table:style-name="ce80" office:value-type="float" office:value="8842" calcext:value-type="float">
            <text:p>8842.0</text:p>
          </table:table-cell>
          <table:table-cell table:style-name="ce13" office:value-type="float" office:value="4956" calcext:value-type="float">
            <text:p>4956.0</text:p>
          </table:table-cell>
          <table:table-cell table:style-name="ce13" office:value-type="float" office:value="6838" calcext:value-type="float">
            <text:p>6838.0</text:p>
          </table:table-cell>
          <table:table-cell table:style-name="ce86" office:value-type="float" office:value="263" calcext:value-type="float">
            <text:p>26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869" calcext:value-type="float">
            <text:p>16869.0</text:p>
          </table:table-cell>
          <table:table-cell table:style-name="ce7" office:value-type="float" office:value="7638" calcext:value-type="float">
            <text:p>7638.0</text:p>
          </table:table-cell>
          <table:table-cell table:style-name="ce7" office:value-type="float" office:value="12246" calcext:value-type="float">
            <text:p>12246.0</text:p>
          </table:table-cell>
          <table:table-cell table:style-name="ce26" office:value-type="float" office:value="471" calcext:value-type="float">
            <text:p>471.0</text:p>
          </table:table-cell>
          <table:table-cell table:style-name="ce30" office:value-type="float" office:value="16858" calcext:value-type="float">
            <text:p>16858.0</text:p>
          </table:table-cell>
          <table:table-cell table:style-name="ce8" office:value-type="float" office:value="7858" calcext:value-type="float">
            <text:p>7858.0</text:p>
          </table:table-cell>
          <table:table-cell table:style-name="ce8" office:value-type="float" office:value="11440" calcext:value-type="float">
            <text:p>11440.0</text:p>
          </table:table-cell>
          <table:table-cell table:style-name="ce37" office:value-type="float" office:value="440" calcext:value-type="float">
            <text:p>440.0</text:p>
          </table:table-cell>
          <table:table-cell table:style-name="ce39" office:value-type="float" office:value="9188" calcext:value-type="float">
            <text:p>9188.0</text:p>
          </table:table-cell>
          <table:table-cell table:style-name="ce9" office:value-type="float" office:value="4337" calcext:value-type="float">
            <text:p>4337.0</text:p>
          </table:table-cell>
          <table:table-cell table:style-name="ce9" office:value-type="float" office:value="6942" calcext:value-type="float">
            <text:p>6942.0</text:p>
          </table:table-cell>
          <table:table-cell table:style-name="ce53" office:value-type="float" office:value="267" calcext:value-type="float">
            <text:p>267.0</text:p>
          </table:table-cell>
          <table:table-cell table:style-name="ce55" office:value-type="float" office:value="9983" calcext:value-type="float">
            <text:p>9983.0</text:p>
          </table:table-cell>
          <table:table-cell table:style-name="ce10" office:value-type="float" office:value="5648" calcext:value-type="float">
            <text:p>5648.0</text:p>
          </table:table-cell>
          <table:table-cell table:style-name="ce10" office:value-type="float" office:value="7358" calcext:value-type="float">
            <text:p>7358.0</text:p>
          </table:table-cell>
          <table:table-cell table:style-name="ce61" office:value-type="float" office:value="283" calcext:value-type="float">
            <text:p>283.0</text:p>
          </table:table-cell>
          <table:table-cell table:style-name="ce64" office:value-type="float" office:value="14833" calcext:value-type="float">
            <text:p>14833.0</text:p>
          </table:table-cell>
          <table:table-cell table:style-name="ce11" office:value-type="float" office:value="7052" calcext:value-type="float">
            <text:p>7052.0</text:p>
          </table:table-cell>
          <table:table-cell table:style-name="ce11" office:value-type="float" office:value="10764" calcext:value-type="float">
            <text:p>10764.0</text:p>
          </table:table-cell>
          <table:table-cell table:style-name="ce70" office:value-type="float" office:value="414" calcext:value-type="float">
            <text:p>414.0</text:p>
          </table:table-cell>
          <table:table-cell table:style-name="ce72" office:value-type="float" office:value="16283" calcext:value-type="float">
            <text:p>16283.0</text:p>
          </table:table-cell>
          <table:table-cell table:style-name="ce12" office:value-type="float" office:value="7288" calcext:value-type="float">
            <text:p>7288.0</text:p>
          </table:table-cell>
          <table:table-cell table:style-name="ce12" office:value-type="float" office:value="11752" calcext:value-type="float">
            <text:p>11752.0</text:p>
          </table:table-cell>
          <table:table-cell table:style-name="ce78" office:value-type="float" office:value="452" calcext:value-type="float">
            <text:p>452.0</text:p>
          </table:table-cell>
          <table:table-cell table:style-name="ce80" office:value-type="float" office:value="24442" calcext:value-type="float">
            <text:p>24442.0</text:p>
          </table:table-cell>
          <table:table-cell table:style-name="ce13" office:value-type="float" office:value="9698" calcext:value-type="float">
            <text:p>9698.0</text:p>
          </table:table-cell>
          <table:table-cell table:style-name="ce13" office:value-type="float" office:value="15756" calcext:value-type="float">
            <text:p>15756.0</text:p>
          </table:table-cell>
          <table:table-cell table:style-name="ce86" office:value-type="float" office:value="606" calcext:value-type="float">
            <text:p>60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9667" calcext:value-type="float">
            <text:p>9667.0</text:p>
          </table:table-cell>
          <table:table-cell table:style-name="ce7" office:value-type="float" office:value="4959" calcext:value-type="float">
            <text:p>4959.0</text:p>
          </table:table-cell>
          <table:table-cell table:style-name="ce7" office:value-type="float" office:value="7722" calcext:value-type="float">
            <text:p>7722.0</text:p>
          </table:table-cell>
          <table:table-cell table:style-name="ce26" office:value-type="float" office:value="297" calcext:value-type="float">
            <text:p>297.0</text:p>
          </table:table-cell>
          <table:table-cell table:style-name="ce30" office:value-type="float" office:value="18015" calcext:value-type="float">
            <text:p>18015.0</text:p>
          </table:table-cell>
          <table:table-cell table:style-name="ce8" office:value-type="float" office:value="8679" calcext:value-type="float">
            <text:p>8679.0</text:p>
          </table:table-cell>
          <table:table-cell table:style-name="ce8" office:value-type="float" office:value="12298" calcext:value-type="float">
            <text:p>12298.0</text:p>
          </table:table-cell>
          <table:table-cell table:style-name="ce37" office:value-type="float" office:value="473" calcext:value-type="float">
            <text:p>473.0</text:p>
          </table:table-cell>
          <table:table-cell table:style-name="ce39" office:value-type="float" office:value="10844" calcext:value-type="float">
            <text:p>10844.0</text:p>
          </table:table-cell>
          <table:table-cell table:style-name="ce9" office:value-type="float" office:value="4629" calcext:value-type="float">
            <text:p>4629.0</text:p>
          </table:table-cell>
          <table:table-cell table:style-name="ce9" office:value-type="float" office:value="8138" calcext:value-type="float">
            <text:p>8138.0</text:p>
          </table:table-cell>
          <table:table-cell table:style-name="ce53" office:value-type="float" office:value="313" calcext:value-type="float">
            <text:p>313.0</text:p>
          </table:table-cell>
          <table:table-cell table:style-name="ce55" office:value-type="float" office:value="16590" calcext:value-type="float">
            <text:p>16590.0</text:p>
          </table:table-cell>
          <table:table-cell table:style-name="ce10" office:value-type="float" office:value="7432" calcext:value-type="float">
            <text:p>7432.0</text:p>
          </table:table-cell>
          <table:table-cell table:style-name="ce10" office:value-type="float" office:value="11466" calcext:value-type="float">
            <text:p>11466.0</text:p>
          </table:table-cell>
          <table:table-cell table:style-name="ce61" office:value-type="float" office:value="441" calcext:value-type="float">
            <text:p>441.0</text:p>
          </table:table-cell>
          <table:table-cell table:style-name="ce64" office:value-type="float" office:value="11099" calcext:value-type="float">
            <text:p>11099.0</text:p>
          </table:table-cell>
          <table:table-cell table:style-name="ce11" office:value-type="float" office:value="5507" calcext:value-type="float">
            <text:p>5507.0</text:p>
          </table:table-cell>
          <table:table-cell table:style-name="ce11" office:value-type="float" office:value="8398" calcext:value-type="float">
            <text:p>8398.0</text:p>
          </table:table-cell>
          <table:table-cell table:style-name="ce70" office:value-type="float" office:value="323" calcext:value-type="float">
            <text:p>323.0</text:p>
          </table:table-cell>
          <table:table-cell table:style-name="ce72" office:value-type="float" office:value="10939" calcext:value-type="float">
            <text:p>10939.0</text:p>
          </table:table-cell>
          <table:table-cell table:style-name="ce12" office:value-type="float" office:value="5809" calcext:value-type="float">
            <text:p>5809.0</text:p>
          </table:table-cell>
          <table:table-cell table:style-name="ce12" office:value-type="float" office:value="7930" calcext:value-type="float">
            <text:p>7930.0</text:p>
          </table:table-cell>
          <table:table-cell table:style-name="ce78" office:value-type="float" office:value="305" calcext:value-type="float">
            <text:p>305.0</text:p>
          </table:table-cell>
          <table:table-cell table:style-name="ce80" office:value-type="float" office:value="13376" calcext:value-type="float">
            <text:p>13376.0</text:p>
          </table:table-cell>
          <table:table-cell table:style-name="ce13" office:value-type="float" office:value="6217" calcext:value-type="float">
            <text:p>6217.0</text:p>
          </table:table-cell>
          <table:table-cell table:style-name="ce13" office:value-type="float" office:value="9802" calcext:value-type="float">
            <text:p>9802.0</text:p>
          </table:table-cell>
          <table:table-cell table:style-name="ce86" office:value-type="float" office:value="377" calcext:value-type="float">
            <text:p>3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236" calcext:value-type="float">
            <text:p>4236.0</text:p>
          </table:table-cell>
          <table:table-cell table:style-name="ce7" office:value-type="float" office:value="2962" calcext:value-type="float">
            <text:p>2962.0</text:p>
          </table:table-cell>
          <table:table-cell table:style-name="ce7" office:value-type="float" office:value="4316" calcext:value-type="float">
            <text:p>4316.0</text:p>
          </table:table-cell>
          <table:table-cell table:style-name="ce26" office:value-type="float" office:value="166" calcext:value-type="float">
            <text:p>166.0</text:p>
          </table:table-cell>
          <table:table-cell table:style-name="ce30" office:value-type="float" office:value="16456" calcext:value-type="float">
            <text:p>16456.0</text:p>
          </table:table-cell>
          <table:table-cell table:style-name="ce8" office:value-type="float" office:value="7295" calcext:value-type="float">
            <text:p>7295.0</text:p>
          </table:table-cell>
          <table:table-cell table:style-name="ce8" office:value-type="float" office:value="12038" calcext:value-type="float">
            <text:p>12038.0</text:p>
          </table:table-cell>
          <table:table-cell table:style-name="ce37" office:value-type="float" office:value="463" calcext:value-type="float">
            <text:p>463.0</text:p>
          </table:table-cell>
          <table:table-cell table:style-name="ce39" office:value-type="float" office:value="4801" calcext:value-type="float">
            <text:p>4801.0</text:p>
          </table:table-cell>
          <table:table-cell table:style-name="ce9" office:value-type="float" office:value="3342" calcext:value-type="float">
            <text:p>3342.0</text:p>
          </table:table-cell>
          <table:table-cell table:style-name="ce9" office:value-type="float" office:value="4472" calcext:value-type="float">
            <text:p>4472.0</text:p>
          </table:table-cell>
          <table:table-cell table:style-name="ce53" office:value-type="float" office:value="172" calcext:value-type="float">
            <text:p>172.0</text:p>
          </table:table-cell>
          <table:table-cell table:style-name="ce55" office:value-type="float" office:value="9192" calcext:value-type="float">
            <text:p>9192.0</text:p>
          </table:table-cell>
          <table:table-cell table:style-name="ce10" office:value-type="float" office:value="5217" calcext:value-type="float">
            <text:p>5217.0</text:p>
          </table:table-cell>
          <table:table-cell table:style-name="ce10" office:value-type="float" office:value="6656" calcext:value-type="float">
            <text:p>6656.0</text:p>
          </table:table-cell>
          <table:table-cell table:style-name="ce61" office:value-type="float" office:value="256" calcext:value-type="float">
            <text:p>256.0</text:p>
          </table:table-cell>
          <table:table-cell table:style-name="ce64" office:value-type="float" office:value="3760" calcext:value-type="float">
            <text:p>3760.0</text:p>
          </table:table-cell>
          <table:table-cell table:style-name="ce11" office:value-type="float" office:value="2880" calcext:value-type="float">
            <text:p>2880.0</text:p>
          </table:table-cell>
          <table:table-cell table:style-name="ce11" office:value-type="float" office:value="3874" calcext:value-type="float">
            <text:p>3874.0</text:p>
          </table:table-cell>
          <table:table-cell table:style-name="ce70" office:value-type="float" office:value="149" calcext:value-type="float">
            <text:p>149.0</text:p>
          </table:table-cell>
          <table:table-cell table:style-name="ce72" office:value-type="float" office:value="5714" calcext:value-type="float">
            <text:p>5714.0</text:p>
          </table:table-cell>
          <table:table-cell table:style-name="ce12" office:value-type="float" office:value="3570" calcext:value-type="float">
            <text:p>3570.0</text:p>
          </table:table-cell>
          <table:table-cell table:style-name="ce12" office:value-type="float" office:value="5096" calcext:value-type="float">
            <text:p>5096.0</text:p>
          </table:table-cell>
          <table:table-cell table:style-name="ce78" office:value-type="float" office:value="196" calcext:value-type="float">
            <text:p>196.0</text:p>
          </table:table-cell>
          <table:table-cell table:style-name="ce80" office:value-type="float" office:value="10271" calcext:value-type="float">
            <text:p>10271.0</text:p>
          </table:table-cell>
          <table:table-cell table:style-name="ce13" office:value-type="float" office:value="5613" calcext:value-type="float">
            <text:p>5613.0</text:p>
          </table:table-cell>
          <table:table-cell table:style-name="ce13" office:value-type="float" office:value="7670" calcext:value-type="float">
            <text:p>7670.0</text:p>
          </table:table-cell>
          <table:table-cell table:style-name="ce86" office:value-type="float" office:value="295" calcext:value-type="float">
            <text:p>295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237" calcext:value-type="float">
            <text:p>12237.0</text:p>
          </table:table-cell>
          <table:table-cell table:style-name="ce7" office:value-type="float" office:value="5603" calcext:value-type="float">
            <text:p>5603.0</text:p>
          </table:table-cell>
          <table:table-cell table:style-name="ce7" office:value-type="float" office:value="9646" calcext:value-type="float">
            <text:p>9646.0</text:p>
          </table:table-cell>
          <table:table-cell table:style-name="ce26" office:value-type="float" office:value="371" calcext:value-type="float">
            <text:p>371.0</text:p>
          </table:table-cell>
          <table:table-cell table:style-name="ce30" office:value-type="float" office:value="10412" calcext:value-type="float">
            <text:p>10412.0</text:p>
          </table:table-cell>
          <table:table-cell table:style-name="ce8" office:value-type="float" office:value="5591" calcext:value-type="float">
            <text:p>5591.0</text:p>
          </table:table-cell>
          <table:table-cell table:style-name="ce8" office:value-type="float" office:value="7774" calcext:value-type="float">
            <text:p>7774.0</text:p>
          </table:table-cell>
          <table:table-cell table:style-name="ce37" office:value-type="float" office:value="299" calcext:value-type="float">
            <text:p>299.0</text:p>
          </table:table-cell>
          <table:table-cell table:style-name="ce39" office:value-type="float" office:value="10913" calcext:value-type="float">
            <text:p>10913.0</text:p>
          </table:table-cell>
          <table:table-cell table:style-name="ce9" office:value-type="float" office:value="5282" calcext:value-type="float">
            <text:p>5282.0</text:p>
          </table:table-cell>
          <table:table-cell table:style-name="ce9" office:value-type="float" office:value="8554" calcext:value-type="float">
            <text:p>8554.0</text:p>
          </table:table-cell>
          <table:table-cell table:style-name="ce53" office:value-type="float" office:value="329" calcext:value-type="float">
            <text:p>329.0</text:p>
          </table:table-cell>
          <table:table-cell table:style-name="ce55" office:value-type="float" office:value="13535" calcext:value-type="float">
            <text:p>13535.0</text:p>
          </table:table-cell>
          <table:table-cell table:style-name="ce10" office:value-type="float" office:value="6210" calcext:value-type="float">
            <text:p>6210.0</text:p>
          </table:table-cell>
          <table:table-cell table:style-name="ce10" office:value-type="float" office:value="9802" calcext:value-type="float">
            <text:p>9802.0</text:p>
          </table:table-cell>
          <table:table-cell table:style-name="ce61" office:value-type="float" office:value="377" calcext:value-type="float">
            <text:p>377.0</text:p>
          </table:table-cell>
          <table:table-cell table:style-name="ce64" office:value-type="float" office:value="15165" calcext:value-type="float">
            <text:p>15165.0</text:p>
          </table:table-cell>
          <table:table-cell table:style-name="ce11" office:value-type="float" office:value="7029" calcext:value-type="float">
            <text:p>7029.0</text:p>
          </table:table-cell>
          <table:table-cell table:style-name="ce11" office:value-type="float" office:value="11024" calcext:value-type="float">
            <text:p>11024.0</text:p>
          </table:table-cell>
          <table:table-cell table:style-name="ce70" office:value-type="float" office:value="424" calcext:value-type="float">
            <text:p>424.0</text:p>
          </table:table-cell>
          <table:table-cell table:style-name="ce72" office:value-type="float" office:value="15162" calcext:value-type="float">
            <text:p>15162.0</text:p>
          </table:table-cell>
          <table:table-cell table:style-name="ce12" office:value-type="float" office:value="7078" calcext:value-type="float">
            <text:p>7078.0</text:p>
          </table:table-cell>
          <table:table-cell table:style-name="ce12" office:value-type="float" office:value="10946" calcext:value-type="float">
            <text:p>10946.0</text:p>
          </table:table-cell>
          <table:table-cell table:style-name="ce78" office:value-type="float" office:value="421" calcext:value-type="float">
            <text:p>421.0</text:p>
          </table:table-cell>
          <table:table-cell table:style-name="ce80" office:value-type="float" office:value="3673" calcext:value-type="float">
            <text:p>3673.0</text:p>
          </table:table-cell>
          <table:table-cell table:style-name="ce13" office:value-type="float" office:value="2842" calcext:value-type="float">
            <text:p>2842.0</text:p>
          </table:table-cell>
          <table:table-cell table:style-name="ce13" office:value-type="float" office:value="3796" calcext:value-type="float">
            <text:p>3796.0</text:p>
          </table:table-cell>
          <table:table-cell table:style-name="ce86" office:value-type="float" office:value="146" calcext:value-type="float">
            <text:p>1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table:number-columns-repeated="4"/>
          <table:table-cell table:style-name="ce81" office:value-type="float" office:value="13821" calcext:value-type="float">
            <text:p>13821</text:p>
          </table:table-cell>
          <table:table-cell table:style-name="ce81" office:value-type="float" office:value="6564" calcext:value-type="float">
            <text:p>6564</text:p>
          </table:table-cell>
          <table:table-cell table:style-name="ce81" office:value-type="float" office:value="10192" calcext:value-type="float">
            <text:p>10192</text:p>
          </table:table-cell>
          <table:table-cell table:style-name="ce81" office:value-type="float" office:value="392" calcext:value-type="float">
            <text:p>392</text:p>
          </table:table-cell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:.A9])" office:value-type="float" office:value="88931" calcext:value-type="float">
            <text:p>88931.0</text:p>
          </table:table-cell>
          <table:table-cell table:style-name="ce23" table:formula="of:=SUM([.B3:.B9])" office:value-type="float" office:value="42083" calcext:value-type="float">
            <text:p>42083.0</text:p>
          </table:table-cell>
          <table:table-cell table:style-name="ce23" table:formula="of:=SUM([.C3:.C9])" office:value-type="float" office:value="64948" calcext:value-type="float">
            <text:p>64948.0</text:p>
          </table:table-cell>
          <table:table-cell table:style-name="ce26" table:formula="of:=SUM([.D3:.D9])" office:value-type="float" office:value="2498" calcext:value-type="float">
            <text:p>2498.0</text:p>
          </table:table-cell>
          <table:table-cell table:style-name="ce30" table:formula="of:=SUM([.E3:.E9])" office:value-type="float" office:value="92777" calcext:value-type="float">
            <text:p>92777.0</text:p>
          </table:table-cell>
          <table:table-cell table:style-name="ce30" table:formula="of:=SUM([.F3:.F9])" office:value-type="float" office:value="45066" calcext:value-type="float">
            <text:p>45066.0</text:p>
          </table:table-cell>
          <table:table-cell table:style-name="ce30" table:formula="of:=SUM([.G3:.G9])" office:value-type="float" office:value="64974" calcext:value-type="float">
            <text:p>64974.0</text:p>
          </table:table-cell>
          <table:table-cell table:style-name="ce30" table:formula="of:=SUM([.H3:.H9])" office:value-type="float" office:value="2499" calcext:value-type="float">
            <text:p>2499.0</text:p>
          </table:table-cell>
          <table:table-cell table:style-name="ce39" table:formula="of:=SUM([.I3:.I9])" office:value-type="float" office:value="104036" calcext:value-type="float">
            <text:p>104036.0</text:p>
          </table:table-cell>
          <table:table-cell table:style-name="ce39" table:formula="of:=SUM([.J3:.J9])" office:value-type="float" office:value="44560" calcext:value-type="float">
            <text:p>44560.0</text:p>
          </table:table-cell>
          <table:table-cell table:style-name="ce39" table:formula="of:=SUM([.K3:.K9])" office:value-type="float" office:value="72020" calcext:value-type="float">
            <text:p>72020.0</text:p>
          </table:table-cell>
          <table:table-cell table:style-name="ce39" table:formula="of:=SUM([.L3:.L9])" office:value-type="float" office:value="2770" calcext:value-type="float">
            <text:p>2770.0</text:p>
          </table:table-cell>
          <table:table-cell table:style-name="ce55" table:formula="of:=SUM([.M3:.M9])" office:value-type="float" office:value="91852" calcext:value-type="float">
            <text:p>91852.0</text:p>
          </table:table-cell>
          <table:table-cell table:style-name="ce55" table:formula="of:=SUM([.N3:.N9])" office:value-type="float" office:value="45035" calcext:value-type="float">
            <text:p>45035.0</text:p>
          </table:table-cell>
          <table:table-cell table:style-name="ce55" table:formula="of:=SUM([.O3:.O9])" office:value-type="float" office:value="63388" calcext:value-type="float">
            <text:p>63388.0</text:p>
          </table:table-cell>
          <table:table-cell table:style-name="ce55" table:formula="of:=SUM([.P3:.P9])" office:value-type="float" office:value="2438" calcext:value-type="float">
            <text:p>2438.0</text:p>
          </table:table-cell>
          <table:table-cell table:style-name="ce64" table:formula="of:=SUM([.Q3:.Q9])" office:value-type="float" office:value="104342" calcext:value-type="float">
            <text:p>104342.0</text:p>
          </table:table-cell>
          <table:table-cell table:style-name="ce64" table:formula="of:=SUM([.R3:.R9])" office:value-type="float" office:value="48553" calcext:value-type="float">
            <text:p>48553.0</text:p>
          </table:table-cell>
          <table:table-cell table:style-name="ce64" table:formula="of:=SUM([.S3:.S9])" office:value-type="float" office:value="73112" calcext:value-type="float">
            <text:p>73112.0</text:p>
          </table:table-cell>
          <table:table-cell table:style-name="ce64" table:formula="of:=SUM([.T3:.T9])" office:value-type="float" office:value="2812" calcext:value-type="float">
            <text:p>2812.0</text:p>
          </table:table-cell>
          <table:table-cell table:style-name="ce72" table:formula="of:=SUM([.U3:.U9])" office:value-type="float" office:value="107288" calcext:value-type="float">
            <text:p>107288.0</text:p>
          </table:table-cell>
          <table:table-cell table:style-name="ce72" table:formula="of:=SUM([.V3:.V9])" office:value-type="float" office:value="48253" calcext:value-type="float">
            <text:p>48253.0</text:p>
          </table:table-cell>
          <table:table-cell table:style-name="ce72" table:formula="of:=SUM([.W3:.W9])" office:value-type="float" office:value="74256" calcext:value-type="float">
            <text:p>74256.0</text:p>
          </table:table-cell>
          <table:table-cell table:style-name="ce72" table:formula="of:=SUM([.X3:.X9])" office:value-type="float" office:value="2856" calcext:value-type="float">
            <text:p>2856.0</text:p>
          </table:table-cell>
          <table:table-cell table:style-name="ce80" table:formula="of:=SUM([.Y3:.Y9])" office:value-type="float" office:value="98278" calcext:value-type="float">
            <text:p>98278.0</text:p>
          </table:table-cell>
          <table:table-cell table:style-name="ce80" table:formula="of:=SUM([.Z3:.Z9])" office:value-type="float" office:value="47122" calcext:value-type="float">
            <text:p>47122.0</text:p>
          </table:table-cell>
          <table:table-cell table:style-name="ce80" table:formula="of:=SUM([.AA3:.AA9])" office:value-type="float" office:value="69680" calcext:value-type="float">
            <text:p>69680.0</text:p>
          </table:table-cell>
          <table:table-cell table:style-name="ce80" table:formula="of:=SUM([.AB3:.AB9])" office:value-type="float" office:value="2680" calcext:value-type="float">
            <text:p>2680.0</text:p>
          </table:table-cell>
          <table:table-cell table:style-name="ce2" table:formula="of:=SUM([.AC3:.AC9])" office:value-type="float" office:value="98173" calcext:value-type="float">
            <text:p>98173.0</text:p>
          </table:table-cell>
          <table:table-cell table:style-name="ce23" table:formula="of:=SUM([.AD3:.AD9])" office:value-type="float" office:value="10665" calcext:value-type="float">
            <text:p>10665.0</text:p>
          </table:table-cell>
          <table:table-cell table:style-name="ce23" table:formula="of:=SUM([.AE3:.AE9])" office:value-type="float" office:value="63000" calcext:value-type="float">
            <text:p>63000.0</text:p>
          </table:table-cell>
          <table:table-cell table:style-name="ce26" table:formula="of:=SUM([.AF3:.AF9])" office:value-type="float" office:value="2520" calcext:value-type="float">
            <text:p>2520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:.A8])" office:value-type="float" office:value="14821.8333333333" calcext:value-type="float">
            <text:p>14821.8</text:p>
          </table:table-cell>
          <table:table-cell table:style-name="ce24" table:formula="of:=AVERAGE([.B3:.B8])" office:value-type="float" office:value="7013.83333333333" calcext:value-type="float">
            <text:p>7013.8</text:p>
          </table:table-cell>
          <table:table-cell table:style-name="ce24" table:formula="of:=AVERAGE([.C3:.C8])" office:value-type="float" office:value="10824.6666666667" calcext:value-type="float">
            <text:p>10824.7</text:p>
          </table:table-cell>
          <table:table-cell table:style-name="ce28" table:formula="of:=AVERAGE([.D3:.D8])" office:value-type="float" office:value="416.333333333333" calcext:value-type="float">
            <text:p>416.3</text:p>
          </table:table-cell>
          <table:table-cell table:style-name="ce32" table:formula="of:=AVERAGE([.E3:.E8])" office:value-type="float" office:value="15462.8333333333" calcext:value-type="float">
            <text:p>15462.8</text:p>
          </table:table-cell>
          <table:table-cell table:style-name="ce32" table:formula="of:=AVERAGE([.F3:.F8])" office:value-type="float" office:value="7511" calcext:value-type="float">
            <text:p>7511.0</text:p>
          </table:table-cell>
          <table:table-cell table:style-name="ce32" table:formula="of:=AVERAGE([.G3:.G8])" office:value-type="float" office:value="10829" calcext:value-type="float">
            <text:p>10829.0</text:p>
          </table:table-cell>
          <table:table-cell table:style-name="ce32" table:formula="of:=AVERAGE([.H3:.H8])" office:value-type="float" office:value="416.5" calcext:value-type="float">
            <text:p>416.5</text:p>
          </table:table-cell>
          <table:table-cell table:style-name="ce41" table:formula="of:=AVERAGE([.I3:.I8])" office:value-type="float" office:value="17339.3333333333" calcext:value-type="float">
            <text:p>17339.3</text:p>
          </table:table-cell>
          <table:table-cell table:style-name="ce41" table:formula="of:=AVERAGE([.J3:.J8])" office:value-type="float" office:value="7426.66666666667" calcext:value-type="float">
            <text:p>7426.7</text:p>
          </table:table-cell>
          <table:table-cell table:style-name="ce41" table:formula="of:=AVERAGE([.K3:.K8])" office:value-type="float" office:value="12003.3333333333" calcext:value-type="float">
            <text:p>12003.3</text:p>
          </table:table-cell>
          <table:table-cell table:style-name="ce41" table:formula="of:=AVERAGE([.L3:.L8])" office:value-type="float" office:value="461.666666666667" calcext:value-type="float">
            <text:p>461.7</text:p>
          </table:table-cell>
          <table:table-cell table:style-name="ce57" table:formula="of:=AVERAGE([.M3:.M8])" office:value-type="float" office:value="15308.6666666667" calcext:value-type="float">
            <text:p>15308.7</text:p>
          </table:table-cell>
          <table:table-cell table:style-name="ce57" table:formula="of:=AVERAGE([.N3:.N8])" office:value-type="float" office:value="7505.83333333333" calcext:value-type="float">
            <text:p>7505.8</text:p>
          </table:table-cell>
          <table:table-cell table:style-name="ce57" table:formula="of:=AVERAGE([.O3:.O8])" office:value-type="float" office:value="10564.6666666667" calcext:value-type="float">
            <text:p>10564.7</text:p>
          </table:table-cell>
          <table:table-cell table:style-name="ce57" table:formula="of:=AVERAGE([.P3:.P8])" office:value-type="float" office:value="406.333333333333" calcext:value-type="float">
            <text:p>406.3</text:p>
          </table:table-cell>
          <table:table-cell table:style-name="ce66" table:formula="of:=AVERAGE([.Q3:.Q8])" office:value-type="float" office:value="17390.3333333333" calcext:value-type="float">
            <text:p>17390.3</text:p>
          </table:table-cell>
          <table:table-cell table:style-name="ce66" table:formula="of:=AVERAGE([.R3:.R8])" office:value-type="float" office:value="8092.16666666667" calcext:value-type="float">
            <text:p>8092.2</text:p>
          </table:table-cell>
          <table:table-cell table:style-name="ce66" table:formula="of:=AVERAGE([.S3:.S8])" office:value-type="float" office:value="12185.3333333333" calcext:value-type="float">
            <text:p>12185.3</text:p>
          </table:table-cell>
          <table:table-cell table:style-name="ce66" table:formula="of:=AVERAGE([.T3:.T8])" office:value-type="float" office:value="468.666666666667" calcext:value-type="float">
            <text:p>468.7</text:p>
          </table:table-cell>
          <table:table-cell table:style-name="ce74" table:formula="of:=AVERAGE([.U3:.U8])" office:value-type="float" office:value="17881.3333333333" calcext:value-type="float">
            <text:p>17881.3</text:p>
          </table:table-cell>
          <table:table-cell table:style-name="ce74" table:formula="of:=AVERAGE([.V3:.V8])" office:value-type="float" office:value="8042.16666666667" calcext:value-type="float">
            <text:p>8042.2</text:p>
          </table:table-cell>
          <table:table-cell table:style-name="ce74" table:formula="of:=AVERAGE([.W3:.W8])" office:value-type="float" office:value="12376" calcext:value-type="float">
            <text:p>12376.0</text:p>
          </table:table-cell>
          <table:table-cell table:style-name="ce74" table:formula="of:=AVERAGE([.X3:.X8])" office:value-type="float" office:value="476" calcext:value-type="float">
            <text:p>476.0</text:p>
          </table:table-cell>
          <table:table-cell table:style-name="ce82" table:formula="of:=AVERAGE([.Y3:.Y8])" office:value-type="float" office:value="14076.1666666667" calcext:value-type="float">
            <text:p>14076.2</text:p>
          </table:table-cell>
          <table:table-cell table:style-name="ce82" table:formula="of:=AVERAGE([.Z3:.Z8])" office:value-type="float" office:value="6759.66666666667" calcext:value-type="float">
            <text:p>6759.7</text:p>
          </table:table-cell>
          <table:table-cell table:style-name="ce82" table:formula="of:=AVERAGE([.AA3:.AA8])" office:value-type="float" office:value="9914.66666666667" calcext:value-type="float">
            <text:p>9914.7</text:p>
          </table:table-cell>
          <table:table-cell table:style-name="ce82" table:formula="of:=AVERAGE([.AB3:.AB8])" office:value-type="float" office:value="381.333333333333" calcext:value-type="float">
            <text:p>381.3</text:p>
          </table:table-cell>
          <table:table-cell table:style-name="ce4" table:formula="of:=AVERAGE([.AC3:.AC8])" office:value-type="float" office:value="98173" calcext:value-type="float">
            <text:p>98173.0</text:p>
          </table:table-cell>
          <table:table-cell table:style-name="ce24" table:formula="of:=AVERAGE([.AD3:.AD8])" office:value-type="float" office:value="10665" calcext:value-type="float">
            <text:p>10665.0</text:p>
          </table:table-cell>
          <table:table-cell table:style-name="ce24" table:formula="of:=AVERAGE([.AE3:.AE8])" office:value-type="float" office:value="63000" calcext:value-type="float">
            <text:p>63000.0</text:p>
          </table:table-cell>
          <table:table-cell table:style-name="ce28" table:formula="of:=AVERAGE([.AF3:.AF8])" office:value-type="float" office:value="2520" calcext:value-type="float">
            <text:p>2520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315" calcext:value-type="float">
            <text:p>21315.0</text:p>
          </table:table-cell>
          <table:table-cell table:style-name="ce7" office:value-type="float" office:value="10027" calcext:value-type="float">
            <text:p>10027.0</text:p>
          </table:table-cell>
          <table:table-cell table:style-name="ce7" office:value-type="float" office:value="14326" calcext:value-type="float">
            <text:p>14326.0</text:p>
          </table:table-cell>
          <table:table-cell table:style-name="ce26" office:value-type="float" office:value="551" calcext:value-type="float">
            <text:p>551.0</text:p>
          </table:table-cell>
          <table:table-cell table:style-name="ce30" office:value-type="float" office:value="24663" calcext:value-type="float">
            <text:p>24663.0</text:p>
          </table:table-cell>
          <table:table-cell table:style-name="ce8" office:value-type="float" office:value="11701" calcext:value-type="float">
            <text:p>11701.0</text:p>
          </table:table-cell>
          <table:table-cell table:style-name="ce8" office:value-type="float" office:value="15964" calcext:value-type="float">
            <text:p>15964.0</text:p>
          </table:table-cell>
          <table:table-cell table:style-name="ce37" office:value-type="float" office:value="614" calcext:value-type="float">
            <text:p>614.0</text:p>
          </table:table-cell>
          <table:table-cell table:style-name="ce39" office:value-type="float" office:value="22483" calcext:value-type="float">
            <text:p>22483.0</text:p>
          </table:table-cell>
          <table:table-cell table:style-name="ce9" office:value-type="float" office:value="10578" calcext:value-type="float">
            <text:p>10578.0</text:p>
          </table:table-cell>
          <table:table-cell table:style-name="ce9" office:value-type="float" office:value="14989" calcext:value-type="float">
            <text:p>14989.0</text:p>
          </table:table-cell>
          <table:table-cell table:style-name="ce53" office:value-type="float" office:value="573" calcext:value-type="float">
            <text:p>573.0</text:p>
          </table:table-cell>
          <table:table-cell table:style-name="ce55" office:value-type="float" office:value="26423" calcext:value-type="float">
            <text:p>26423.0</text:p>
          </table:table-cell>
          <table:table-cell table:style-name="ce10" office:value-type="float" office:value="12444" calcext:value-type="float">
            <text:p>12444.0</text:p>
          </table:table-cell>
          <table:table-cell table:style-name="ce10" office:value-type="float" office:value="17030" calcext:value-type="float">
            <text:p>17030.0</text:p>
          </table:table-cell>
          <table:table-cell table:style-name="ce61" office:value-type="float" office:value="655" calcext:value-type="float">
            <text:p>655.0</text:p>
          </table:table-cell>
          <table:table-cell table:style-name="ce64" office:value-type="float" office:value="30196" calcext:value-type="float">
            <text:p>30196.0</text:p>
          </table:table-cell>
          <table:table-cell table:style-name="ce11" office:value-type="float" office:value="12153" calcext:value-type="float">
            <text:p>12153.0</text:p>
          </table:table-cell>
          <table:table-cell table:style-name="ce11" office:value-type="float" office:value="19058" calcext:value-type="float">
            <text:p>19058.0</text:p>
          </table:table-cell>
          <table:table-cell table:style-name="ce70" office:value-type="float" office:value="733" calcext:value-type="float">
            <text:p>733.0</text:p>
          </table:table-cell>
          <table:table-cell table:style-name="ce72" office:value-type="float" office:value="22400" calcext:value-type="float">
            <text:p>22400.0</text:p>
          </table:table-cell>
          <table:table-cell table:style-name="ce12" office:value-type="float" office:value="10747" calcext:value-type="float">
            <text:p>10747.0</text:p>
          </table:table-cell>
          <table:table-cell table:style-name="ce12" office:value-type="float" office:value="14638" calcext:value-type="float">
            <text:p>14638.0</text:p>
          </table:table-cell>
          <table:table-cell table:style-name="ce78" office:value-type="float" office:value="563" calcext:value-type="float">
            <text:p>563.0</text:p>
          </table:table-cell>
          <table:table-cell table:style-name="ce80" office:value-type="float" office:value="23542" calcext:value-type="float">
            <text:p>23542.0</text:p>
          </table:table-cell>
          <table:table-cell table:style-name="ce13" office:value-type="float" office:value="1108" calcext:value-type="float">
            <text:p>1108.0</text:p>
          </table:table-cell>
          <table:table-cell table:style-name="ce13" office:value-type="float" office:value="15470" calcext:value-type="float">
            <text:p>15470.0</text:p>
          </table:table-cell>
          <table:table-cell table:style-name="ce86" office:value-type="float" office:value="595" calcext:value-type="float">
            <text:p>595.0</text:p>
          </table:table-cell>
          <table:table-cell table:style-name="ce2" office:value-type="float" office:value="115313" calcext:value-type="float">
            <text:p>115313.0</text:p>
          </table:table-cell>
          <table:table-cell table:style-name="ce7" office:value-type="float" office:value="11800" calcext:value-type="float">
            <text:p>11800.0</text:p>
          </table:table-cell>
          <table:table-cell table:style-name="ce7" office:value-type="float" office:value="72975" calcext:value-type="float">
            <text:p>72975.0</text:p>
          </table:table-cell>
          <table:table-cell table:style-name="ce26" office:value-type="float" office:value="2919" calcext:value-type="float">
            <text:p>2919.0</text:p>
          </table:table-cell>
          <table:table-cell table:number-columns-repeated="992"/>
        </table:table-row>
        <table:table-row table:style-name="ro1">
          <table:table-cell table:style-name="ce2" office:value-type="float" office:value="5793" calcext:value-type="float">
            <text:p>5793.0</text:p>
          </table:table-cell>
          <table:table-cell table:style-name="ce7" office:value-type="float" office:value="3568" calcext:value-type="float">
            <text:p>3568.0</text:p>
          </table:table-cell>
          <table:table-cell table:style-name="ce7" office:value-type="float" office:value="5226" calcext:value-type="float">
            <text:p>5226.0</text:p>
          </table:table-cell>
          <table:table-cell table:style-name="ce26" office:value-type="float" office:value="201" calcext:value-type="float">
            <text:p>201.0</text:p>
          </table:table-cell>
          <table:table-cell table:style-name="ce30" office:value-type="float" office:value="26445" calcext:value-type="float">
            <text:p>26445.0</text:p>
          </table:table-cell>
          <table:table-cell table:style-name="ce8" office:value-type="float" office:value="11615" calcext:value-type="float">
            <text:p>11615.0</text:p>
          </table:table-cell>
          <table:table-cell table:style-name="ce8" office:value-type="float" office:value="17836" calcext:value-type="float">
            <text:p>17836.0</text:p>
          </table:table-cell>
          <table:table-cell table:style-name="ce37" office:value-type="float" office:value="686" calcext:value-type="float">
            <text:p>686.0</text:p>
          </table:table-cell>
          <table:table-cell table:style-name="ce39" office:value-type="float" office:value="37662" calcext:value-type="float">
            <text:p>37662.0</text:p>
          </table:table-cell>
          <table:table-cell table:style-name="ce9" office:value-type="float" office:value="16046" calcext:value-type="float">
            <text:p>16046.0</text:p>
          </table:table-cell>
          <table:table-cell table:style-name="ce9" office:value-type="float" office:value="24596" calcext:value-type="float">
            <text:p>24596.0</text:p>
          </table:table-cell>
          <table:table-cell table:style-name="ce53" office:value-type="float" office:value="946" calcext:value-type="float">
            <text:p>946.0</text:p>
          </table:table-cell>
          <table:table-cell table:style-name="ce55" office:value-type="float" office:value="31850" calcext:value-type="float">
            <text:p>31850.0</text:p>
          </table:table-cell>
          <table:table-cell table:style-name="ce10" office:value-type="float" office:value="12865" calcext:value-type="float">
            <text:p>12865.0</text:p>
          </table:table-cell>
          <table:table-cell table:style-name="ce10" office:value-type="float" office:value="20566" calcext:value-type="float">
            <text:p>20566.0</text:p>
          </table:table-cell>
          <table:table-cell table:style-name="ce61" office:value-type="float" office:value="791" calcext:value-type="float">
            <text:p>791.0</text:p>
          </table:table-cell>
          <table:table-cell table:style-name="ce64" office:value-type="float" office:value="29673" calcext:value-type="float">
            <text:p>29673.0</text:p>
          </table:table-cell>
          <table:table-cell table:style-name="ce11" office:value-type="float" office:value="12739" calcext:value-type="float">
            <text:p>12739.0</text:p>
          </table:table-cell>
          <table:table-cell table:style-name="ce11" office:value-type="float" office:value="19864" calcext:value-type="float">
            <text:p>19864.0</text:p>
          </table:table-cell>
          <table:table-cell table:style-name="ce70" office:value-type="float" office:value="764" calcext:value-type="float">
            <text:p>764.0</text:p>
          </table:table-cell>
          <table:table-cell table:style-name="ce72" office:value-type="float" office:value="1895" calcext:value-type="float">
            <text:p>1895.0</text:p>
          </table:table-cell>
          <table:table-cell table:style-name="ce12" office:value-type="float" office:value="2163" calcext:value-type="float">
            <text:p>2163.0</text:p>
          </table:table-cell>
          <table:table-cell table:style-name="ce12" office:value-type="float" office:value="2756" calcext:value-type="float">
            <text:p>2756.0</text:p>
          </table:table-cell>
          <table:table-cell table:style-name="ce78" office:value-type="float" office:value="106" calcext:value-type="float">
            <text:p>106.0</text:p>
          </table:table-cell>
          <table:table-cell table:style-name="ce80" office:value-type="float" office:value="28966" calcext:value-type="float">
            <text:p>28966.0</text:p>
          </table:table-cell>
          <table:table-cell table:style-name="ce13" office:value-type="float" office:value="12641" calcext:value-type="float">
            <text:p>12641.0</text:p>
          </table:table-cell>
          <table:table-cell table:style-name="ce13" office:value-type="float" office:value="19318" calcext:value-type="float">
            <text:p>19318.0</text:p>
          </table:table-cell>
          <table:table-cell table:style-name="ce86" office:value-type="float" office:value="743" calcext:value-type="float">
            <text:p>74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245" calcext:value-type="float">
            <text:p>16245.0</text:p>
          </table:table-cell>
          <table:table-cell table:style-name="ce7" office:value-type="float" office:value="7507" calcext:value-type="float">
            <text:p>7507.0</text:p>
          </table:table-cell>
          <table:table-cell table:style-name="ce7" office:value-type="float" office:value="11752" calcext:value-type="float">
            <text:p>11752.0</text:p>
          </table:table-cell>
          <table:table-cell table:style-name="ce26" office:value-type="float" office:value="452" calcext:value-type="float">
            <text:p>452.0</text:p>
          </table:table-cell>
          <table:table-cell table:style-name="ce30" office:value-type="float" office:value="17714" calcext:value-type="float">
            <text:p>17714.0</text:p>
          </table:table-cell>
          <table:table-cell table:style-name="ce8" office:value-type="float" office:value="8307" calcext:value-type="float">
            <text:p>8307.0</text:p>
          </table:table-cell>
          <table:table-cell table:style-name="ce8" office:value-type="float" office:value="12454" calcext:value-type="float">
            <text:p>12454.0</text:p>
          </table:table-cell>
          <table:table-cell table:style-name="ce37" office:value-type="float" office:value="479" calcext:value-type="float">
            <text:p>479.0</text:p>
          </table:table-cell>
          <table:table-cell table:style-name="ce39" office:value-type="float" office:value="11538" calcext:value-type="float">
            <text:p>11538.0</text:p>
          </table:table-cell>
          <table:table-cell table:style-name="ce9" office:value-type="float" office:value="5949" calcext:value-type="float">
            <text:p>5949.0</text:p>
          </table:table-cell>
          <table:table-cell table:style-name="ce9" office:value-type="float" office:value="8450" calcext:value-type="float">
            <text:p>8450.0</text:p>
          </table:table-cell>
          <table:table-cell table:style-name="ce53" office:value-type="float" office:value="325" calcext:value-type="float">
            <text:p>325.0</text:p>
          </table:table-cell>
          <table:table-cell table:style-name="ce55" office:value-type="float" office:value="13455" calcext:value-type="float">
            <text:p>13455.0</text:p>
          </table:table-cell>
          <table:table-cell table:style-name="ce10" office:value-type="float" office:value="6418" calcext:value-type="float">
            <text:p>6418.0</text:p>
          </table:table-cell>
          <table:table-cell table:style-name="ce10" office:value-type="float" office:value="9594" calcext:value-type="float">
            <text:p>9594.0</text:p>
          </table:table-cell>
          <table:table-cell table:style-name="ce61" office:value-type="float" office:value="369" calcext:value-type="float">
            <text:p>369.0</text:p>
          </table:table-cell>
          <table:table-cell table:style-name="ce64" office:value-type="float" office:value="16461" calcext:value-type="float">
            <text:p>16461.0</text:p>
          </table:table-cell>
          <table:table-cell table:style-name="ce11" office:value-type="float" office:value="7581" calcext:value-type="float">
            <text:p>7581.0</text:p>
          </table:table-cell>
          <table:table-cell table:style-name="ce11" office:value-type="float" office:value="11544" calcext:value-type="float">
            <text:p>11544.0</text:p>
          </table:table-cell>
          <table:table-cell table:style-name="ce70" office:value-type="float" office:value="444" calcext:value-type="float">
            <text:p>444.0</text:p>
          </table:table-cell>
          <table:table-cell table:style-name="ce72" office:value-type="float" office:value="32398" calcext:value-type="float">
            <text:p>32398.0</text:p>
          </table:table-cell>
          <table:table-cell table:style-name="ce12" office:value-type="float" office:value="13417" calcext:value-type="float">
            <text:p>13417.0</text:p>
          </table:table-cell>
          <table:table-cell table:style-name="ce12" office:value-type="float" office:value="21268" calcext:value-type="float">
            <text:p>21268.0</text:p>
          </table:table-cell>
          <table:table-cell table:style-name="ce78" office:value-type="float" office:value="818" calcext:value-type="float">
            <text:p>818.0</text:p>
          </table:table-cell>
          <table:table-cell table:style-name="ce80" office:value-type="float" office:value="13888" calcext:value-type="float">
            <text:p>13888.0</text:p>
          </table:table-cell>
          <table:table-cell table:style-name="ce13" office:value-type="float" office:value="6087" calcext:value-type="float">
            <text:p>6087.0</text:p>
          </table:table-cell>
          <table:table-cell table:style-name="ce13" office:value-type="float" office:value="10114" calcext:value-type="float">
            <text:p>10114.0</text:p>
          </table:table-cell>
          <table:table-cell table:style-name="ce86" office:value-type="float" office:value="389" calcext:value-type="float">
            <text:p>389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3895" calcext:value-type="float">
            <text:p>23895.0</text:p>
          </table:table-cell>
          <table:table-cell table:style-name="ce7" office:value-type="float" office:value="10067" calcext:value-type="float">
            <text:p>10067.0</text:p>
          </table:table-cell>
          <table:table-cell table:style-name="ce7" office:value-type="float" office:value="16874" calcext:value-type="float">
            <text:p>16874.0</text:p>
          </table:table-cell>
          <table:table-cell table:style-name="ce26" office:value-type="float" office:value="649" calcext:value-type="float">
            <text:p>649.0</text:p>
          </table:table-cell>
          <table:table-cell table:style-name="ce30" office:value-type="float" office:value="10146" calcext:value-type="float">
            <text:p>10146.0</text:p>
          </table:table-cell>
          <table:table-cell table:style-name="ce8" office:value-type="float" office:value="5582" calcext:value-type="float">
            <text:p>5582.0</text:p>
          </table:table-cell>
          <table:table-cell table:style-name="ce8" office:value-type="float" office:value="7436" calcext:value-type="float">
            <text:p>7436.0</text:p>
          </table:table-cell>
          <table:table-cell table:style-name="ce37" office:value-type="float" office:value="286" calcext:value-type="float">
            <text:p>286.0</text:p>
          </table:table-cell>
          <table:table-cell table:style-name="ce39" office:value-type="float" office:value="7384" calcext:value-type="float">
            <text:p>7384.0</text:p>
          </table:table-cell>
          <table:table-cell table:style-name="ce9" office:value-type="float" office:value="4258" calcext:value-type="float">
            <text:p>4258.0</text:p>
          </table:table-cell>
          <table:table-cell table:style-name="ce9" office:value-type="float" office:value="6162" calcext:value-type="float">
            <text:p>6162.0</text:p>
          </table:table-cell>
          <table:table-cell table:style-name="ce53" office:value-type="float" office:value="237" calcext:value-type="float">
            <text:p>237.0</text:p>
          </table:table-cell>
          <table:table-cell table:style-name="ce55" office:value-type="float" office:value="8608" calcext:value-type="float">
            <text:p>8608.0</text:p>
          </table:table-cell>
          <table:table-cell table:style-name="ce10" office:value-type="float" office:value="4330" calcext:value-type="float">
            <text:p>4330.0</text:p>
          </table:table-cell>
          <table:table-cell table:style-name="ce10" office:value-type="float" office:value="7098" calcext:value-type="float">
            <text:p>7098.0</text:p>
          </table:table-cell>
          <table:table-cell table:style-name="ce61" office:value-type="float" office:value="273" calcext:value-type="float">
            <text:p>273.0</text:p>
          </table:table-cell>
          <table:table-cell table:style-name="ce64" office:value-type="float" office:value="9125" calcext:value-type="float">
            <text:p>9125.0</text:p>
          </table:table-cell>
          <table:table-cell table:style-name="ce11" office:value-type="float" office:value="4263" calcext:value-type="float">
            <text:p>4263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70" office:value-type="float" office:value="258" calcext:value-type="float">
            <text:p>258.0</text:p>
          </table:table-cell>
          <table:table-cell table:style-name="ce72" office:value-type="float" office:value="14799" calcext:value-type="float">
            <text:p>14799.0</text:p>
          </table:table-cell>
          <table:table-cell table:style-name="ce12" office:value-type="float" office:value="6627" calcext:value-type="float">
            <text:p>6627.0</text:p>
          </table:table-cell>
          <table:table-cell table:style-name="ce12" office:value-type="float" office:value="10686" calcext:value-type="float">
            <text:p>10686.0</text:p>
          </table:table-cell>
          <table:table-cell table:style-name="ce78" office:value-type="float" office:value="411" calcext:value-type="float">
            <text:p>411.0</text:p>
          </table:table-cell>
          <table:table-cell table:style-name="ce80" office:value-type="float" office:value="8542" calcext:value-type="float">
            <text:p>8542.0</text:p>
          </table:table-cell>
          <table:table-cell table:style-name="ce13" office:value-type="float" office:value="4059" calcext:value-type="float">
            <text:p>4059.0</text:p>
          </table:table-cell>
          <table:table-cell table:style-name="ce13" office:value-type="float" office:value="6292" calcext:value-type="float">
            <text:p>6292.0</text:p>
          </table:table-cell>
          <table:table-cell table:style-name="ce86" office:value-type="float" office:value="242" calcext:value-type="float">
            <text:p>242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628" calcext:value-type="float">
            <text:p>12628.0</text:p>
          </table:table-cell>
          <table:table-cell table:style-name="ce7" office:value-type="float" office:value="6025" calcext:value-type="float">
            <text:p>6025.0</text:p>
          </table:table-cell>
          <table:table-cell table:style-name="ce7" office:value-type="float" office:value="9386" calcext:value-type="float">
            <text:p>9386.0</text:p>
          </table:table-cell>
          <table:table-cell table:style-name="ce26" office:value-type="float" office:value="361" calcext:value-type="float">
            <text:p>361.0</text:p>
          </table:table-cell>
          <table:table-cell table:style-name="ce30" office:value-type="float" office:value="11304" calcext:value-type="float">
            <text:p>11304.0</text:p>
          </table:table-cell>
          <table:table-cell table:style-name="ce8" office:value-type="float" office:value="6058" calcext:value-type="float">
            <text:p>6058.0</text:p>
          </table:table-cell>
          <table:table-cell table:style-name="ce8" office:value-type="float" office:value="8216" calcext:value-type="float">
            <text:p>8216.0</text:p>
          </table:table-cell>
          <table:table-cell table:style-name="ce37" office:value-type="float" office:value="316" calcext:value-type="float">
            <text:p>316.0</text:p>
          </table:table-cell>
          <table:table-cell table:style-name="ce39" office:value-type="float" office:value="3667" calcext:value-type="float">
            <text:p>3667.0</text:p>
          </table:table-cell>
          <table:table-cell table:style-name="ce9" office:value-type="float" office:value="2858" calcext:value-type="float">
            <text:p>2858.0</text:p>
          </table:table-cell>
          <table:table-cell table:style-name="ce9" office:value-type="float" office:value="3848" calcext:value-type="float">
            <text:p>3848.0</text:p>
          </table:table-cell>
          <table:table-cell table:style-name="ce53" office:value-type="float" office:value="148" calcext:value-type="float">
            <text:p>148.0</text:p>
          </table:table-cell>
          <table:table-cell table:style-name="ce55" office:value-type="float" office:value="6630" calcext:value-type="float">
            <text:p>6630.0</text:p>
          </table:table-cell>
          <table:table-cell table:style-name="ce10" office:value-type="float" office:value="3935" calcext:value-type="float">
            <text:p>3935.0</text:p>
          </table:table-cell>
          <table:table-cell table:style-name="ce10" office:value-type="float" office:value="5642" calcext:value-type="float">
            <text:p>5642.0</text:p>
          </table:table-cell>
          <table:table-cell table:style-name="ce61" office:value-type="float" office:value="217" calcext:value-type="float">
            <text:p>217.0</text:p>
          </table:table-cell>
          <table:table-cell table:style-name="ce64" office:value-type="float" office:value="7685" calcext:value-type="float">
            <text:p>7685.0</text:p>
          </table:table-cell>
          <table:table-cell table:style-name="ce11" office:value-type="float" office:value="4398" calcext:value-type="float">
            <text:p>4398.0</text:p>
          </table:table-cell>
          <table:table-cell table:style-name="ce11" office:value-type="float" office:value="6136" calcext:value-type="float">
            <text:p>6136.0</text:p>
          </table:table-cell>
          <table:table-cell table:style-name="ce70" office:value-type="float" office:value="236" calcext:value-type="float">
            <text:p>236.0</text:p>
          </table:table-cell>
          <table:table-cell table:style-name="ce72" office:value-type="float" office:value="10979" calcext:value-type="float">
            <text:p>10979.0</text:p>
          </table:table-cell>
          <table:table-cell table:style-name="ce12" office:value-type="float" office:value="5356" calcext:value-type="float">
            <text:p>5356.0</text:p>
          </table:table-cell>
          <table:table-cell table:style-name="ce12" office:value-type="float" office:value="7852" calcext:value-type="float">
            <text:p>7852.0</text:p>
          </table:table-cell>
          <table:table-cell table:style-name="ce78" office:value-type="float" office:value="302" calcext:value-type="float">
            <text:p>302.0</text:p>
          </table:table-cell>
          <table:table-cell table:style-name="ce80" office:value-type="float" office:value="6383" calcext:value-type="float">
            <text:p>6383.0</text:p>
          </table:table-cell>
          <table:table-cell table:style-name="ce13" office:value-type="float" office:value="3608" calcext:value-type="float">
            <text:p>3608.0</text:p>
          </table:table-cell>
          <table:table-cell table:style-name="ce13" office:value-type="float" office:value="5798" calcext:value-type="float">
            <text:p>5798.0</text:p>
          </table:table-cell>
          <table:table-cell table:style-name="ce86" office:value-type="float" office:value="223" calcext:value-type="float">
            <text:p>22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3306" calcext:value-type="float">
            <text:p>3306.0</text:p>
          </table:table-cell>
          <table:table-cell table:style-name="ce7" office:value-type="float" office:value="2778" calcext:value-type="float">
            <text:p>2778.0</text:p>
          </table:table-cell>
          <table:table-cell table:style-name="ce7" office:value-type="float" office:value="3562" calcext:value-type="float">
            <text:p>3562.0</text:p>
          </table:table-cell>
          <table:table-cell table:style-name="ce26" office:value-type="float" office:value="137" calcext:value-type="float">
            <text:p>137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0446" calcext:value-type="float">
            <text:p>10446.0</text:p>
          </table:table-cell>
          <table:table-cell table:style-name="ce10" office:value-type="float" office:value="5249" calcext:value-type="float">
            <text:p>5249.0</text:p>
          </table:table-cell>
          <table:table-cell table:style-name="ce10" office:value-type="float" office:value="8164" calcext:value-type="float">
            <text:p>8164.0</text:p>
          </table:table-cell>
          <table:table-cell table:style-name="ce61" office:value-type="float" office:value="314" calcext:value-type="float">
            <text:p>314.0</text:p>
          </table:table-cell>
          <table:table-cell table:style-name="ce64" office:value-type="float" office:value="14260" calcext:value-type="float">
            <text:p>14260.0</text:p>
          </table:table-cell>
          <table:table-cell table:style-name="ce11" office:value-type="float" office:value="6769" calcext:value-type="float">
            <text:p>6769.0</text:p>
          </table:table-cell>
          <table:table-cell table:style-name="ce11" office:value-type="float" office:value="10478" calcext:value-type="float">
            <text:p>10478.0</text:p>
          </table:table-cell>
          <table:table-cell table:style-name="ce70" office:value-type="float" office:value="403" calcext:value-type="float">
            <text:p>403.0</text:p>
          </table:table-cell>
          <table:table-cell table:style-name="ce72" office:value-type="float" office:value="5213" calcext:value-type="float">
            <text:p>5213.0</text:p>
          </table:table-cell>
          <table:table-cell table:style-name="ce12" office:value-type="float" office:value="3375" calcext:value-type="float">
            <text:p>3375.0</text:p>
          </table:table-cell>
          <table:table-cell table:style-name="ce12" office:value-type="float" office:value="4706" calcext:value-type="float">
            <text:p>4706.0</text:p>
          </table:table-cell>
          <table:table-cell table:style-name="ce78" office:value-type="float" office:value="181" calcext:value-type="float">
            <text:p>181.0</text:p>
          </table:table-cell>
          <table:table-cell table:style-name="ce80" office:value-type="float" office:value="12067" calcext:value-type="float">
            <text:p>12067.0</text:p>
          </table:table-cell>
          <table:table-cell table:style-name="ce13" office:value-type="float" office:value="5621" calcext:value-type="float">
            <text:p>5621.0</text:p>
          </table:table-cell>
          <table:table-cell table:style-name="ce13" office:value-type="float" office:value="9360" calcext:value-type="float">
            <text:p>9360.0</text:p>
          </table:table-cell>
          <table:table-cell table:style-name="ce86" office:value-type="float" office:value="360" calcext:value-type="float">
            <text:p>360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office:value-type="float" office:value="10288" calcext:value-type="float">
            <text:p>10288</text:p>
          </table:table-cell>
          <table:table-cell table:style-name="ce73" office:value-type="float" office:value="4874" calcext:value-type="float">
            <text:p>4874</text:p>
          </table:table-cell>
          <table:table-cell table:style-name="ce73" office:value-type="float" office:value="8320" calcext:value-type="float">
            <text:p>8320</text:p>
          </table:table-cell>
          <table:table-cell table:style-name="ce73" office:value-type="float" office:value="320" calcext:value-type="float">
            <text:p>320</text:p>
          </table:table-cell>
          <table:table-cell table:style-name="ce81" table:number-columns-repeated="4"/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17:.A23])" office:value-type="float" office:value="83182" calcext:value-type="float">
            <text:p>83182.0</text:p>
          </table:table-cell>
          <table:table-cell table:style-name="ce23" table:formula="of:=SUM([.B17:.B23])" office:value-type="float" office:value="39972" calcext:value-type="float">
            <text:p>39972.0</text:p>
          </table:table-cell>
          <table:table-cell table:style-name="ce23" table:formula="of:=SUM([.C17:.C23])" office:value-type="float" office:value="61126" calcext:value-type="float">
            <text:p>61126.0</text:p>
          </table:table-cell>
          <table:table-cell table:style-name="ce26" table:formula="of:=SUM([.D17:.D23])" office:value-type="float" office:value="2351" calcext:value-type="float">
            <text:p>2351.0</text:p>
          </table:table-cell>
          <table:table-cell table:style-name="ce30" table:formula="of:=SUM([.E17:.E23])" office:value-type="float" office:value="90272" calcext:value-type="float">
            <text:p>90272.0</text:p>
          </table:table-cell>
          <table:table-cell table:style-name="ce30" table:formula="of:=SUM([.F17:.F23])" office:value-type="float" office:value="43263" calcext:value-type="float">
            <text:p>43263.0</text:p>
          </table:table-cell>
          <table:table-cell table:style-name="ce30" table:formula="of:=SUM([.G17:.G23])" office:value-type="float" office:value="61906" calcext:value-type="float">
            <text:p>61906.0</text:p>
          </table:table-cell>
          <table:table-cell table:style-name="ce30" table:formula="of:=SUM([.H17:.H23])" office:value-type="float" office:value="2381" calcext:value-type="float">
            <text:p>2381.0</text:p>
          </table:table-cell>
          <table:table-cell table:style-name="ce39" table:formula="of:=SUM([.I17:.I23])" office:value-type="float" office:value="82734" calcext:value-type="float">
            <text:p>82734.0</text:p>
          </table:table-cell>
          <table:table-cell table:style-name="ce39" table:formula="of:=SUM([.J17:.J23])" office:value-type="float" office:value="39689" calcext:value-type="float">
            <text:p>39689.0</text:p>
          </table:table-cell>
          <table:table-cell table:style-name="ce39" table:formula="of:=SUM([.K17:.K23])" office:value-type="float" office:value="58045" calcext:value-type="float">
            <text:p>58045.0</text:p>
          </table:table-cell>
          <table:table-cell table:style-name="ce39" table:formula="of:=SUM([.L17:.L23])" office:value-type="float" office:value="2229" calcext:value-type="float">
            <text:p>2229.0</text:p>
          </table:table-cell>
          <table:table-cell table:style-name="ce55" table:formula="of:=SUM([.M17:.M23])" office:value-type="float" office:value="97412" calcext:value-type="float">
            <text:p>97412.0</text:p>
          </table:table-cell>
          <table:table-cell table:style-name="ce55" table:formula="of:=SUM([.N17:.N23])" office:value-type="float" office:value="45241" calcext:value-type="float">
            <text:p>45241.0</text:p>
          </table:table-cell>
          <table:table-cell table:style-name="ce55" table:formula="of:=SUM([.O17:.O23])" office:value-type="float" office:value="68094" calcext:value-type="float">
            <text:p>68094.0</text:p>
          </table:table-cell>
          <table:table-cell table:style-name="ce55" table:formula="of:=SUM([.P17:.P23])" office:value-type="float" office:value="2619" calcext:value-type="float">
            <text:p>2619.0</text:p>
          </table:table-cell>
          <table:table-cell table:style-name="ce64" table:formula="of:=SUM([.Q17:.Q23])" office:value-type="float" office:value="107400" calcext:value-type="float">
            <text:p>107400.0</text:p>
          </table:table-cell>
          <table:table-cell table:style-name="ce64" table:formula="of:=SUM([.R17:.R23])" office:value-type="float" office:value="47903" calcext:value-type="float">
            <text:p>47903.0</text:p>
          </table:table-cell>
          <table:table-cell table:style-name="ce64" table:formula="of:=SUM([.S17:.S23])" office:value-type="float" office:value="73788" calcext:value-type="float">
            <text:p>73788.0</text:p>
          </table:table-cell>
          <table:table-cell table:style-name="ce64" table:formula="of:=SUM([.T17:.T23])" office:value-type="float" office:value="2838" calcext:value-type="float">
            <text:p>2838.0</text:p>
          </table:table-cell>
          <table:table-cell table:style-name="ce72" table:formula="of:=SUM([.U17:.U23])" office:value-type="float" office:value="97972" calcext:value-type="float">
            <text:p>97972.0</text:p>
          </table:table-cell>
          <table:table-cell table:style-name="ce72" table:formula="of:=SUM([.V17:.V23])" office:value-type="float" office:value="46559" calcext:value-type="float">
            <text:p>46559.0</text:p>
          </table:table-cell>
          <table:table-cell table:style-name="ce72" table:formula="of:=SUM([.W17:.W23])" office:value-type="float" office:value="70226" calcext:value-type="float">
            <text:p>70226.0</text:p>
          </table:table-cell>
          <table:table-cell table:style-name="ce72" table:formula="of:=SUM([.X17:.X23])" office:value-type="float" office:value="2701" calcext:value-type="float">
            <text:p>2701.0</text:p>
          </table:table-cell>
          <table:table-cell table:style-name="ce80" table:formula="of:=SUM([.Y17:.Y23])" office:value-type="float" office:value="93388" calcext:value-type="float">
            <text:p>93388.0</text:p>
          </table:table-cell>
          <table:table-cell table:style-name="ce80" table:formula="of:=SUM([.Z17:.Z23])" office:value-type="float" office:value="33124" calcext:value-type="float">
            <text:p>33124.0</text:p>
          </table:table-cell>
          <table:table-cell table:style-name="ce80" table:formula="of:=SUM([.AA17:.AA23])" office:value-type="float" office:value="66352" calcext:value-type="float">
            <text:p>66352.0</text:p>
          </table:table-cell>
          <table:table-cell table:style-name="ce80" table:formula="of:=SUM([.AB17:.AB23])" office:value-type="float" office:value="2552" calcext:value-type="float">
            <text:p>2552.0</text:p>
          </table:table-cell>
          <table:table-cell table:style-name="ce2" table:formula="of:=SUM([.AC17:.AC23])" office:value-type="float" office:value="115313" calcext:value-type="float">
            <text:p>115313.0</text:p>
          </table:table-cell>
          <table:table-cell table:style-name="ce23" table:formula="of:=SUM([.AD17:.AD23])" office:value-type="float" office:value="11800" calcext:value-type="float">
            <text:p>11800.0</text:p>
          </table:table-cell>
          <table:table-cell table:style-name="ce23" table:formula="of:=SUM([.AE17:.AE23])" office:value-type="float" office:value="72975" calcext:value-type="float">
            <text:p>72975.0</text:p>
          </table:table-cell>
          <table:table-cell table:style-name="ce26" table:formula="of:=SUM([.AF17:.AF23])" office:value-type="float" office:value="2919" calcext:value-type="float">
            <text:p>2919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office:value-type="string" calcext:value-type="string">
            <text:p>redo? Kill at end not fast enough</text:p>
          </table:table-cell>
          <table:table-cell table:style-name="ce7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17:.A23])" office:value-type="float" office:value="13863.6666666667" calcext:value-type="float">
            <text:p>13863.7</text:p>
          </table:table-cell>
          <table:table-cell table:style-name="ce24" table:formula="of:=AVERAGE([.B17:.B23])" office:value-type="float" office:value="6662" calcext:value-type="float">
            <text:p>6662.0</text:p>
          </table:table-cell>
          <table:table-cell table:style-name="ce24" table:formula="of:=AVERAGE([.C17:.C23])" office:value-type="float" office:value="10187.6666666667" calcext:value-type="float">
            <text:p>10187.7</text:p>
          </table:table-cell>
          <table:table-cell table:style-name="ce28" table:formula="of:=AVERAGE([.D17:.D23])" office:value-type="float" office:value="391.833333333333" calcext:value-type="float">
            <text:p>391.8</text:p>
          </table:table-cell>
          <table:table-cell table:style-name="ce33" table:formula="of:=AVERAGE([.E17:.E23])" office:value-type="float" office:value="18054.4" calcext:value-type="float">
            <text:p>18054.4</text:p>
          </table:table-cell>
          <table:table-cell table:style-name="ce33" table:formula="of:=AVERAGE([.F17:.F23])" office:value-type="float" office:value="8652.6" calcext:value-type="float">
            <text:p>8652.6</text:p>
          </table:table-cell>
          <table:table-cell table:style-name="ce33" table:formula="of:=AVERAGE([.G17:.G23])" office:value-type="float" office:value="12381.2" calcext:value-type="float">
            <text:p>12381.2</text:p>
          </table:table-cell>
          <table:table-cell table:style-name="ce33" table:formula="of:=AVERAGE([.H17:.H23])" office:value-type="float" office:value="476.2" calcext:value-type="float">
            <text:p>476.2</text:p>
          </table:table-cell>
          <table:table-cell table:style-name="ce42" table:formula="of:=AVERAGE([.I17:.I23])" office:value-type="float" office:value="16546.8" calcext:value-type="float">
            <text:p>16546.8</text:p>
          </table:table-cell>
          <table:table-cell table:style-name="ce42" table:formula="of:=AVERAGE([.J17:.J23])" office:value-type="float" office:value="7937.8" calcext:value-type="float">
            <text:p>7937.8</text:p>
          </table:table-cell>
          <table:table-cell table:style-name="ce42" table:formula="of:=AVERAGE([.K17:.K23])" office:value-type="float" office:value="11609" calcext:value-type="float">
            <text:p>11609.0</text:p>
          </table:table-cell>
          <table:table-cell table:style-name="ce42" table:formula="of:=AVERAGE([.L17:.L23])" office:value-type="float" office:value="445.8" calcext:value-type="float">
            <text:p>445.8</text:p>
          </table:table-cell>
          <table:table-cell table:style-name="ce58" table:formula="of:=AVERAGE([.M17:.M23])" office:value-type="float" office:value="16235.3333333333" calcext:value-type="float">
            <text:p>16235.3</text:p>
          </table:table-cell>
          <table:table-cell table:style-name="ce58" table:formula="of:=AVERAGE([.N17:.N23])" office:value-type="float" office:value="7540.16666666667" calcext:value-type="float">
            <text:p>7540.2</text:p>
          </table:table-cell>
          <table:table-cell table:style-name="ce58" table:formula="of:=AVERAGE([.O17:.O23])" office:value-type="float" office:value="11349" calcext:value-type="float">
            <text:p>11349.0</text:p>
          </table:table-cell>
          <table:table-cell table:style-name="ce58" table:formula="of:=AVERAGE([.P17:.P23])" office:value-type="float" office:value="436.5" calcext:value-type="float">
            <text:p>436.5</text:p>
          </table:table-cell>
          <table:table-cell table:style-name="ce67" table:formula="of:=AVERAGE([.Q17:.Q23])" office:value-type="float" office:value="17900" calcext:value-type="float">
            <text:p>17900.0</text:p>
          </table:table-cell>
          <table:table-cell table:style-name="ce67" table:formula="of:=AVERAGE([.R17:.R23])" office:value-type="float" office:value="7983.83333333333" calcext:value-type="float">
            <text:p>7983.8</text:p>
          </table:table-cell>
          <table:table-cell table:style-name="ce67" table:formula="of:=AVERAGE([.S17:.S23])" office:value-type="float" office:value="12298" calcext:value-type="float">
            <text:p>12298.0</text:p>
          </table:table-cell>
          <table:table-cell table:style-name="ce67" table:formula="of:=AVERAGE([.T17:.T23])" office:value-type="float" office:value="473" calcext:value-type="float">
            <text:p>473.0</text:p>
          </table:table-cell>
          <table:table-cell table:style-name="ce75" table:formula="of:=AVERAGE([.U17:.U23])" office:value-type="float" office:value="13996" calcext:value-type="float">
            <text:p>13996.0</text:p>
          </table:table-cell>
          <table:table-cell table:style-name="ce75" table:formula="of:=AVERAGE([.V17:.V23])" office:value-type="float" office:value="6651.28571428572" calcext:value-type="float">
            <text:p>6651.3</text:p>
          </table:table-cell>
          <table:table-cell table:style-name="ce75" table:formula="of:=AVERAGE([.W17:.W23])" office:value-type="float" office:value="10032.2857142857" calcext:value-type="float">
            <text:p>10032.3</text:p>
          </table:table-cell>
          <table:table-cell table:style-name="ce75" table:formula="of:=AVERAGE([.X17:.X23])" office:value-type="float" office:value="385.857142857143" calcext:value-type="float">
            <text:p>385.9</text:p>
          </table:table-cell>
          <table:table-cell table:style-name="ce83" table:formula="of:=AVERAGE([.Y17:.Y23])" office:value-type="float" office:value="15564.6666666667" calcext:value-type="float">
            <text:p>15564.7</text:p>
          </table:table-cell>
          <table:table-cell table:style-name="ce83" table:formula="of:=AVERAGE([.Z17:.Z23])" office:value-type="float" office:value="5520.66666666667" calcext:value-type="float">
            <text:p>5520.7</text:p>
          </table:table-cell>
          <table:table-cell table:style-name="ce83" table:formula="of:=AVERAGE([.AA17:.AA23])" office:value-type="float" office:value="11058.6666666667" calcext:value-type="float">
            <text:p>11058.7</text:p>
          </table:table-cell>
          <table:table-cell table:style-name="ce83" table:formula="of:=AVERAGE([.AB17:.AB23])" office:value-type="float" office:value="425.333333333333" calcext:value-type="float">
            <text:p>425.3</text:p>
          </table:table-cell>
          <table:table-cell table:style-name="ce4" table:formula="of:=AVERAGE([.AC17:.AC23])" office:value-type="float" office:value="115313" calcext:value-type="float">
            <text:p>115313.0</text:p>
          </table:table-cell>
          <table:table-cell table:style-name="ce24" table:formula="of:=AVERAGE([.AD17:.AD23])" office:value-type="float" office:value="11800" calcext:value-type="float">
            <text:p>11800.0</text:p>
          </table:table-cell>
          <table:table-cell table:style-name="ce24" table:formula="of:=AVERAGE([.AE17:.AE23])" office:value-type="float" office:value="72975" calcext:value-type="float">
            <text:p>72975.0</text:p>
          </table:table-cell>
          <table:table-cell table:style-name="ce28" table:formula="of:=AVERAGE([.AF17:.AF23])" office:value-type="float" office:value="2919" calcext:value-type="float">
            <text:p>2919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2091" calcext:value-type="float">
            <text:p>22091.0</text:p>
          </table:table-cell>
          <table:table-cell table:style-name="ce7" office:value-type="float" office:value="10347" calcext:value-type="float">
            <text:p>10347.0</text:p>
          </table:table-cell>
          <table:table-cell table:style-name="ce7" office:value-type="float" office:value="14768" calcext:value-type="float">
            <text:p>14768.0</text:p>
          </table:table-cell>
          <table:table-cell table:style-name="ce26" office:value-type="float" office:value="568" calcext:value-type="float">
            <text:p>568.0</text:p>
          </table:table-cell>
          <table:table-cell table:style-name="ce30" office:value-type="float" office:value="26113" calcext:value-type="float">
            <text:p>26113.0</text:p>
          </table:table-cell>
          <table:table-cell table:style-name="ce8" office:value-type="float" office:value="12344" calcext:value-type="float">
            <text:p>12344.0</text:p>
          </table:table-cell>
          <table:table-cell table:style-name="ce8" office:value-type="float" office:value="16770" calcext:value-type="float">
            <text:p>16770.0</text:p>
          </table:table-cell>
          <table:table-cell table:style-name="ce37" office:value-type="float" office:value="645" calcext:value-type="float">
            <text:p>645.0</text:p>
          </table:table-cell>
          <table:table-cell table:style-name="ce39" office:value-type="float" office:value="22976" calcext:value-type="float">
            <text:p>22976.0</text:p>
          </table:table-cell>
          <table:table-cell table:style-name="ce9" office:value-type="float" office:value="10954" calcext:value-type="float">
            <text:p>10954.0</text:p>
          </table:table-cell>
          <table:table-cell table:style-name="ce9" office:value-type="float" office:value="15028" calcext:value-type="float">
            <text:p>15028.0</text:p>
          </table:table-cell>
          <table:table-cell table:style-name="ce53" office:value-type="float" office:value="578" calcext:value-type="float">
            <text:p>578.0</text:p>
          </table:table-cell>
          <table:table-cell table:style-name="ce55" office:value-type="float" office:value="24400" calcext:value-type="float">
            <text:p>24400.0</text:p>
          </table:table-cell>
          <table:table-cell table:style-name="ce10" office:value-type="float" office:value="11697" calcext:value-type="float">
            <text:p>11697.0</text:p>
          </table:table-cell>
          <table:table-cell table:style-name="ce10" office:value-type="float" office:value="15730" calcext:value-type="float">
            <text:p>15730.0</text:p>
          </table:table-cell>
          <table:table-cell table:style-name="ce61" office:value-type="float" office:value="605" calcext:value-type="float">
            <text:p>605.0</text:p>
          </table:table-cell>
          <table:table-cell table:style-name="ce64" office:value-type="float" office:value="25908" calcext:value-type="float">
            <text:p>25908.0</text:p>
          </table:table-cell>
          <table:table-cell table:style-name="ce11" office:value-type="float" office:value="12096" calcext:value-type="float">
            <text:p>12096.0</text:p>
          </table:table-cell>
          <table:table-cell table:style-name="ce11" office:value-type="float" office:value="16822" calcext:value-type="float">
            <text:p>16822.0</text:p>
          </table:table-cell>
          <table:table-cell table:style-name="ce70" office:value-type="float" office:value="647" calcext:value-type="float">
            <text:p>647.0</text:p>
          </table:table-cell>
          <table:table-cell table:style-name="ce72" office:value-type="float" office:value="24769" calcext:value-type="float">
            <text:p>24769.0</text:p>
          </table:table-cell>
          <table:table-cell table:style-name="ce12" office:value-type="float" office:value="11349" calcext:value-type="float">
            <text:p>11349.0</text:p>
          </table:table-cell>
          <table:table-cell table:style-name="ce12" office:value-type="float" office:value="16406" calcext:value-type="float">
            <text:p>16406.0</text:p>
          </table:table-cell>
          <table:table-cell table:style-name="ce78" office:value-type="float" office:value="631" calcext:value-type="float">
            <text:p>631.0</text:p>
          </table:table-cell>
          <table:table-cell table:style-name="ce80" office:value-type="float" office:value="23884" calcext:value-type="float">
            <text:p>23884.0</text:p>
          </table:table-cell>
          <table:table-cell table:style-name="ce13" office:value-type="float" office:value="11331" calcext:value-type="float">
            <text:p>11331.0</text:p>
          </table:table-cell>
          <table:table-cell table:style-name="ce13" office:value-type="float" office:value="15574" calcext:value-type="float">
            <text:p>15574.0</text:p>
          </table:table-cell>
          <table:table-cell table:style-name="ce86" office:value-type="float" office:value="599" calcext:value-type="float">
            <text:p>599.0</text:p>
          </table:table-cell>
          <table:table-cell table:style-name="ce2" office:value-type="float" office:value="85662" calcext:value-type="float">
            <text:p>85662.0</text:p>
          </table:table-cell>
          <table:table-cell table:style-name="ce7" office:value-type="float" office:value="9380" calcext:value-type="float">
            <text:p>9380.0</text:p>
          </table:table-cell>
          <table:table-cell table:style-name="ce7" office:value-type="float" office:value="56825" calcext:value-type="float">
            <text:p>56825.0</text:p>
          </table:table-cell>
          <table:table-cell table:style-name="ce26" office:value-type="float" office:value="2273" calcext:value-type="float">
            <text:p>2273.0</text:p>
          </table:table-cell>
          <table:table-cell table:number-columns-repeated="992"/>
        </table:table-row>
        <table:table-row table:style-name="ro1">
          <table:table-cell table:style-name="ce2" office:value-type="float" office:value="24873" calcext:value-type="float">
            <text:p>24873.0</text:p>
          </table:table-cell>
          <table:table-cell table:style-name="ce7" office:value-type="float" office:value="10502" calcext:value-type="float">
            <text:p>10502.0</text:p>
          </table:table-cell>
          <table:table-cell table:style-name="ce7" office:value-type="float" office:value="17394" calcext:value-type="float">
            <text:p>17394.0</text:p>
          </table:table-cell>
          <table:table-cell table:style-name="ce26" office:value-type="float" office:value="669" calcext:value-type="float">
            <text:p>669.0</text:p>
          </table:table-cell>
          <table:table-cell table:style-name="ce30" office:value-type="float" office:value="25964" calcext:value-type="float">
            <text:p>25964.0</text:p>
          </table:table-cell>
          <table:table-cell table:style-name="ce8" office:value-type="float" office:value="11223" calcext:value-type="float">
            <text:p>11223.0</text:p>
          </table:table-cell>
          <table:table-cell table:style-name="ce8" office:value-type="float" office:value="17420" calcext:value-type="float">
            <text:p>17420.0</text:p>
          </table:table-cell>
          <table:table-cell table:style-name="ce37" office:value-type="float" office:value="670" calcext:value-type="float">
            <text:p>670.0</text:p>
          </table:table-cell>
          <table:table-cell table:style-name="ce39" office:value-type="float" office:value="34371" calcext:value-type="float">
            <text:p>34371.0</text:p>
          </table:table-cell>
          <table:table-cell table:style-name="ce9" office:value-type="float" office:value="14328" calcext:value-type="float">
            <text:p>14328.0</text:p>
          </table:table-cell>
          <table:table-cell table:style-name="ce9" office:value-type="float" office:value="22854" calcext:value-type="float">
            <text:p>22854.0</text:p>
          </table:table-cell>
          <table:table-cell table:style-name="ce53" office:value-type="float" office:value="879" calcext:value-type="float">
            <text:p>879.0</text:p>
          </table:table-cell>
          <table:table-cell table:style-name="ce55" office:value-type="float" office:value="35347" calcext:value-type="float">
            <text:p>35347.0</text:p>
          </table:table-cell>
          <table:table-cell table:style-name="ce10" office:value-type="float" office:value="14841" calcext:value-type="float">
            <text:p>14841.0</text:p>
          </table:table-cell>
          <table:table-cell table:style-name="ce10" office:value-type="float" office:value="22880" calcext:value-type="float">
            <text:p>22880.0</text:p>
          </table:table-cell>
          <table:table-cell table:style-name="ce61" office:value-type="float" office:value="880" calcext:value-type="float">
            <text:p>880.0</text:p>
          </table:table-cell>
          <table:table-cell table:style-name="ce64" office:value-type="float" office:value="33273" calcext:value-type="float">
            <text:p>33273.0</text:p>
          </table:table-cell>
          <table:table-cell table:style-name="ce11" office:value-type="float" office:value="14033" calcext:value-type="float">
            <text:p>14033.0</text:p>
          </table:table-cell>
          <table:table-cell table:style-name="ce11" office:value-type="float" office:value="22256" calcext:value-type="float">
            <text:p>22256.0</text:p>
          </table:table-cell>
          <table:table-cell table:style-name="ce70" office:value-type="float" office:value="856" calcext:value-type="float">
            <text:p>856.0</text:p>
          </table:table-cell>
          <table:table-cell table:style-name="ce72" office:value-type="float" office:value="26933" calcext:value-type="float">
            <text:p>26933.0</text:p>
          </table:table-cell>
          <table:table-cell table:style-name="ce12" office:value-type="float" office:value="11600" calcext:value-type="float">
            <text:p>11600.0</text:p>
          </table:table-cell>
          <table:table-cell table:style-name="ce12" office:value-type="float" office:value="18304" calcext:value-type="float">
            <text:p>18304.0</text:p>
          </table:table-cell>
          <table:table-cell table:style-name="ce78" office:value-type="float" office:value="704" calcext:value-type="float">
            <text:p>704.0</text:p>
          </table:table-cell>
          <table:table-cell table:style-name="ce80" office:value-type="float" office:value="9412" calcext:value-type="float">
            <text:p>9412.0</text:p>
          </table:table-cell>
          <table:table-cell table:style-name="ce13" office:value-type="float" office:value="5216" calcext:value-type="float">
            <text:p>5216.0</text:p>
          </table:table-cell>
          <table:table-cell table:style-name="ce13" office:value-type="float" office:value="7202" calcext:value-type="float">
            <text:p>7202.0</text:p>
          </table:table-cell>
          <table:table-cell table:style-name="ce86" office:value-type="float" office:value="277" calcext:value-type="float">
            <text:p>2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503" calcext:value-type="float">
            <text:p>4503.0</text:p>
          </table:table-cell>
          <table:table-cell table:style-name="ce7" office:value-type="float" office:value="3011" calcext:value-type="float">
            <text:p>3011.0</text:p>
          </table:table-cell>
          <table:table-cell table:style-name="ce7" office:value-type="float" office:value="4524" calcext:value-type="float">
            <text:p>4524.0</text:p>
          </table:table-cell>
          <table:table-cell table:style-name="ce26" office:value-type="float" office:value="174" calcext:value-type="float">
            <text:p>174.0</text:p>
          </table:table-cell>
          <table:table-cell table:style-name="ce30" office:value-type="float" office:value="21881" calcext:value-type="float">
            <text:p>21881.0</text:p>
          </table:table-cell>
          <table:table-cell table:style-name="ce8" office:value-type="float" office:value="9577" calcext:value-type="float">
            <text:p>9577.0</text:p>
          </table:table-cell>
          <table:table-cell table:style-name="ce8" office:value-type="float" office:value="15132" calcext:value-type="float">
            <text:p>15132.0</text:p>
          </table:table-cell>
          <table:table-cell table:style-name="ce37" office:value-type="float" office:value="582" calcext:value-type="float">
            <text:p>582.0</text:p>
          </table:table-cell>
          <table:table-cell table:style-name="ce39" office:value-type="float" office:value="13154" calcext:value-type="float">
            <text:p>13154.0</text:p>
          </table:table-cell>
          <table:table-cell table:style-name="ce9" office:value-type="float" office:value="5664" calcext:value-type="float">
            <text:p>5664.0</text:p>
          </table:table-cell>
          <table:table-cell table:style-name="ce9" office:value-type="float" office:value="9516" calcext:value-type="float">
            <text:p>9516.0</text:p>
          </table:table-cell>
          <table:table-cell table:style-name="ce53" office:value-type="float" office:value="366" calcext:value-type="float">
            <text:p>366.0</text:p>
          </table:table-cell>
          <table:table-cell table:style-name="ce55" office:value-type="float" office:value="11211" calcext:value-type="float">
            <text:p>11211.0</text:p>
          </table:table-cell>
          <table:table-cell table:style-name="ce10" office:value-type="float" office:value="5410" calcext:value-type="float">
            <text:p>5410.0</text:p>
          </table:table-cell>
          <table:table-cell table:style-name="ce10" office:value-type="float" office:value="8294" calcext:value-type="float">
            <text:p>8294.0</text:p>
          </table:table-cell>
          <table:table-cell table:style-name="ce61" office:value-type="float" office:value="319" calcext:value-type="float">
            <text:p>319.0</text:p>
          </table:table-cell>
          <table:table-cell table:style-name="ce64" office:value-type="float" office:value="15745" calcext:value-type="float">
            <text:p>15745.0</text:p>
          </table:table-cell>
          <table:table-cell table:style-name="ce11" office:value-type="float" office:value="7071" calcext:value-type="float">
            <text:p>7071.0</text:p>
          </table:table-cell>
          <table:table-cell table:style-name="ce11" office:value-type="float" office:value="11336" calcext:value-type="float">
            <text:p>11336.0</text:p>
          </table:table-cell>
          <table:table-cell table:style-name="ce70" office:value-type="float" office:value="436" calcext:value-type="float">
            <text:p>436.0</text:p>
          </table:table-cell>
          <table:table-cell table:style-name="ce72" office:value-type="float" office:value="15983" calcext:value-type="float">
            <text:p>15983.0</text:p>
          </table:table-cell>
          <table:table-cell table:style-name="ce12" office:value-type="float" office:value="7401" calcext:value-type="float">
            <text:p>7401.0</text:p>
          </table:table-cell>
          <table:table-cell table:style-name="ce12" office:value-type="float" office:value="11518" calcext:value-type="float">
            <text:p>11518.0</text:p>
          </table:table-cell>
          <table:table-cell table:style-name="ce78" office:value-type="float" office:value="443" calcext:value-type="float">
            <text:p>443.0</text:p>
          </table:table-cell>
          <table:table-cell table:style-name="ce80" office:value-type="float" office:value="23005" calcext:value-type="float">
            <text:p>23005.0</text:p>
          </table:table-cell>
          <table:table-cell table:style-name="ce13" office:value-type="float" office:value="9389" calcext:value-type="float">
            <text:p>9389.0</text:p>
          </table:table-cell>
          <table:table-cell table:style-name="ce13" office:value-type="float" office:value="15002" calcext:value-type="float">
            <text:p>15002.0</text:p>
          </table:table-cell>
          <table:table-cell table:style-name="ce86" office:value-type="float" office:value="577" calcext:value-type="float">
            <text:p>5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8701" calcext:value-type="float">
            <text:p>18701.0</text:p>
          </table:table-cell>
          <table:table-cell table:style-name="ce7" office:value-type="float" office:value="8347" calcext:value-type="float">
            <text:p>8347.0</text:p>
          </table:table-cell>
          <table:table-cell table:style-name="ce7" office:value-type="float" office:value="13286" calcext:value-type="float">
            <text:p>13286.0</text:p>
          </table:table-cell>
          <table:table-cell table:style-name="ce26" office:value-type="float" office:value="511" calcext:value-type="float">
            <text:p>511.0</text:p>
          </table:table-cell>
          <table:table-cell table:style-name="ce30" office:value-type="float" office:value="8877" calcext:value-type="float">
            <text:p>8877.0</text:p>
          </table:table-cell>
          <table:table-cell table:style-name="ce8" office:value-type="float" office:value="5239" calcext:value-type="float">
            <text:p>5239.0</text:p>
          </table:table-cell>
          <table:table-cell table:style-name="ce8" office:value-type="float" office:value="6474" calcext:value-type="float">
            <text:p>6474.0</text:p>
          </table:table-cell>
          <table:table-cell table:style-name="ce37" office:value-type="float" office:value="249" calcext:value-type="float">
            <text:p>249.0</text:p>
          </table:table-cell>
          <table:table-cell table:style-name="ce39" office:value-type="float" office:value="8572" calcext:value-type="float">
            <text:p>8572.0</text:p>
          </table:table-cell>
          <table:table-cell table:style-name="ce9" office:value-type="float" office:value="4698" calcext:value-type="float">
            <text:p>4698.0</text:p>
          </table:table-cell>
          <table:table-cell table:style-name="ce9" office:value-type="float" office:value="6864" calcext:value-type="float">
            <text:p>6864.0</text:p>
          </table:table-cell>
          <table:table-cell table:style-name="ce53" office:value-type="float" office:value="264" calcext:value-type="float">
            <text:p>264.0</text:p>
          </table:table-cell>
          <table:table-cell table:style-name="ce55" office:value-type="float" office:value="12424" calcext:value-type="float">
            <text:p>12424.0</text:p>
          </table:table-cell>
          <table:table-cell table:style-name="ce10" office:value-type="float" office:value="6005" calcext:value-type="float">
            <text:p>6005.0</text:p>
          </table:table-cell>
          <table:table-cell table:style-name="ce10" office:value-type="float" office:value="8970" calcext:value-type="float">
            <text:p>8970.0</text:p>
          </table:table-cell>
          <table:table-cell table:style-name="ce61" office:value-type="float" office:value="345" calcext:value-type="float">
            <text:p>345.0</text:p>
          </table:table-cell>
          <table:table-cell table:style-name="ce64" office:value-type="float" office:value="13839" calcext:value-type="float">
            <text:p>13839.0</text:p>
          </table:table-cell>
          <table:table-cell table:style-name="ce11" office:value-type="float" office:value="6357" calcext:value-type="float">
            <text:p>6357.0</text:p>
          </table:table-cell>
          <table:table-cell table:style-name="ce11" office:value-type="float" office:value="9984" calcext:value-type="float">
            <text:p>9984.0</text:p>
          </table:table-cell>
          <table:table-cell table:style-name="ce70" office:value-type="float" office:value="384" calcext:value-type="float">
            <text:p>384.0</text:p>
          </table:table-cell>
          <table:table-cell table:style-name="ce72" office:value-type="float" office:value="12613" calcext:value-type="float">
            <text:p>12613.0</text:p>
          </table:table-cell>
          <table:table-cell table:style-name="ce12" office:value-type="float" office:value="5741" calcext:value-type="float">
            <text:p>5741.0</text:p>
          </table:table-cell>
          <table:table-cell table:style-name="ce12" office:value-type="float" office:value="8866" calcext:value-type="float">
            <text:p>8866.0</text:p>
          </table:table-cell>
          <table:table-cell table:style-name="ce78" office:value-type="float" office:value="341" calcext:value-type="float">
            <text:p>341.0</text:p>
          </table:table-cell>
          <table:table-cell table:style-name="ce80" office:value-type="float" office:value="15056" calcext:value-type="float">
            <text:p>15056.0</text:p>
          </table:table-cell>
          <table:table-cell table:style-name="ce13" office:value-type="float" office:value="6994" calcext:value-type="float">
            <text:p>6994.0</text:p>
          </table:table-cell>
          <table:table-cell table:style-name="ce13" office:value-type="float" office:value="11024" calcext:value-type="float">
            <text:p>11024.0</text:p>
          </table:table-cell>
          <table:table-cell table:style-name="ce86" office:value-type="float" office:value="424" calcext:value-type="float">
            <text:p>42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775" calcext:value-type="float">
            <text:p>2775.0</text:p>
          </table:table-cell>
          <table:table-cell table:style-name="ce7" office:value-type="float" office:value="1371" calcext:value-type="float">
            <text:p>1371.0</text:p>
          </table:table-cell>
          <table:table-cell table:style-name="ce7" office:value-type="float" office:value="4264" calcext:value-type="float">
            <text:p>4264.0</text:p>
          </table:table-cell>
          <table:table-cell table:style-name="ce26" office:value-type="float" office:value="164" calcext:value-type="float">
            <text:p>164.0</text:p>
          </table:table-cell>
          <table:table-cell table:style-name="ce30" office:value-type="float" office:value="11966" calcext:value-type="float">
            <text:p>11966.0</text:p>
          </table:table-cell>
          <table:table-cell table:style-name="ce8" office:value-type="float" office:value="6157" calcext:value-type="float">
            <text:p>6157.0</text:p>
          </table:table-cell>
          <table:table-cell table:style-name="ce8" office:value-type="float" office:value="8788" calcext:value-type="float">
            <text:p>8788.0</text:p>
          </table:table-cell>
          <table:table-cell table:style-name="ce37" office:value-type="float" office:value="338" calcext:value-type="float">
            <text:p>338.0</text:p>
          </table:table-cell>
          <table:table-cell table:style-name="ce39" office:value-type="float" office:value="11927" calcext:value-type="float">
            <text:p>11927.0</text:p>
          </table:table-cell>
          <table:table-cell table:style-name="ce9" office:value-type="float" office:value="5478" calcext:value-type="float">
            <text:p>5478.0</text:p>
          </table:table-cell>
          <table:table-cell table:style-name="ce9" office:value-type="float" office:value="9334" calcext:value-type="float">
            <text:p>9334.0</text:p>
          </table:table-cell>
          <table:table-cell table:style-name="ce53" office:value-type="float" office:value="359" calcext:value-type="float">
            <text:p>359.0</text:p>
          </table:table-cell>
          <table:table-cell table:style-name="ce55" office:value-type="float" office:value="5292" calcext:value-type="float">
            <text:p>5292.0</text:p>
          </table:table-cell>
          <table:table-cell table:style-name="ce10" office:value-type="float" office:value="3597" calcext:value-type="float">
            <text:p>3597.0</text:p>
          </table:table-cell>
          <table:table-cell table:style-name="ce10" office:value-type="float" office:value="4706" calcext:value-type="float">
            <text:p>4706.0</text:p>
          </table:table-cell>
          <table:table-cell table:style-name="ce61" office:value-type="float" office:value="181" calcext:value-type="float">
            <text:p>181.0</text:p>
          </table:table-cell>
          <table:table-cell table:style-name="ce64" office:value-type="float" office:value="13957" calcext:value-type="float">
            <text:p>13957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11" office:value-type="float" office:value="10140" calcext:value-type="float">
            <text:p>10140.0</text:p>
          </table:table-cell>
          <table:table-cell table:style-name="ce70" office:value-type="float" office:value="390" calcext:value-type="float">
            <text:p>390.0</text:p>
          </table:table-cell>
          <table:table-cell table:style-name="ce72" office:value-type="float" office:value="5776" calcext:value-type="float">
            <text:p>5776.0</text:p>
          </table:table-cell>
          <table:table-cell table:style-name="ce12" office:value-type="float" office:value="3625" calcext:value-type="float">
            <text:p>3625.0</text:p>
          </table:table-cell>
          <table:table-cell table:style-name="ce12" office:value-type="float" office:value="5070" calcext:value-type="float">
            <text:p>5070.0</text:p>
          </table:table-cell>
          <table:table-cell table:style-name="ce78" office:value-type="float" office:value="195" calcext:value-type="float">
            <text:p>195.0</text:p>
          </table:table-cell>
          <table:table-cell table:style-name="ce80" office:value-type="float" office:value="8522" calcext:value-type="float">
            <text:p>8522.0</text:p>
          </table:table-cell>
          <table:table-cell table:style-name="ce13" office:value-type="float" office:value="4876" calcext:value-type="float">
            <text:p>4876.0</text:p>
          </table:table-cell>
          <table:table-cell table:style-name="ce13" office:value-type="float" office:value="6604" calcext:value-type="float">
            <text:p>6604.0</text:p>
          </table:table-cell>
          <table:table-cell table:style-name="ce86" office:value-type="float" office:value="254" calcext:value-type="float">
            <text:p>25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6927" calcext:value-type="float">
            <text:p>6927.0</text:p>
          </table:table-cell>
          <table:table-cell table:style-name="ce7" office:value-type="float" office:value="4198" calcext:value-type="float">
            <text:p>4198.0</text:p>
          </table:table-cell>
          <table:table-cell table:style-name="ce7" office:value-type="float" office:value="5746" calcext:value-type="float">
            <text:p>5746.0</text:p>
          </table:table-cell>
          <table:table-cell table:style-name="ce26" office:value-type="float" office:value="221" calcext:value-type="float">
            <text:p>221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3731" calcext:value-type="float">
            <text:p>13731.0</text:p>
          </table:table-cell>
          <table:table-cell table:style-name="ce10" office:value-type="float" office:value="6127" calcext:value-type="float">
            <text:p>6127.0</text:p>
          </table:table-cell>
          <table:table-cell table:style-name="ce10" office:value-type="float" office:value="10504" calcext:value-type="float">
            <text:p>10504.0</text:p>
          </table:table-cell>
          <table:table-cell table:style-name="ce61" office:value-type="float" office:value="404" calcext:value-type="float">
            <text:p>404.0</text:p>
          </table:table-cell>
          <table:table-cell table:style-name="ce64"/>
          <table:table-cell table:style-name="ce11" table:number-columns-repeated="2"/>
          <table:table-cell table:style-name="ce70"/>
          <table:table-cell table:style-name="ce72"/>
          <table:table-cell table:style-name="ce12" table:number-columns-repeated="2"/>
          <table:table-cell table:style-name="ce78"/>
          <table:table-cell table:style-name="ce80" office:value-type="float" office:value="4773" calcext:value-type="float">
            <text:p>4773.0</text:p>
          </table:table-cell>
          <table:table-cell table:style-name="ce13" office:value-type="float" office:value="3358" calcext:value-type="float">
            <text:p>3358.0</text:p>
          </table:table-cell>
          <table:table-cell table:style-name="ce13" office:value-type="float" office:value="4446" calcext:value-type="float">
            <text:p>4446.0</text:p>
          </table:table-cell>
          <table:table-cell table:style-name="ce86" office:value-type="float" office:value="171" calcext:value-type="float">
            <text:p>171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212" calcext:value-type="float">
            <text:p>2212.0</text:p>
          </table:table-cell>
          <table:table-cell table:style-name="ce7" office:value-type="float" office:value="2144" calcext:value-type="float">
            <text:p>2144.0</text:p>
          </table:table-cell>
          <table:table-cell table:style-name="ce7" office:value-type="float" office:value="3094" calcext:value-type="float">
            <text:p>3094.0</text:p>
          </table:table-cell>
          <table:table-cell table:style-name="ce26" office:value-type="float" office:value="119" calcext:value-type="float">
            <text:p>119.0</text:p>
          </table:table-cell>
          <table:table-cell table:style-name="ce8" table:number-columns-repeated="4"/>
          <table:table-cell table:style-name="ce9" table:number-columns-repeated="4"/>
          <table:table-cell table:style-name="ce10" table:number-columns-repeated="4"/>
          <table:table-cell table:style-name="ce11" table:number-columns-repeated="4"/>
          <table:table-cell table:style-name="ce72"/>
          <table:table-cell table:style-name="ce12" table:number-columns-repeated="2"/>
          <table:table-cell table:style-name="ce78"/>
          <table:table-cell table:style-name="ce13" office:value-type="float" office:value="11575" calcext:value-type="float">
            <text:p>11575.0</text:p>
          </table:table-cell>
          <table:table-cell table:style-name="ce13" office:value-type="float" office:value="5578" calcext:value-type="float">
            <text:p>5578.0</text:p>
          </table:table-cell>
          <table:table-cell table:style-name="ce13" office:value-type="float" office:value="8996" calcext:value-type="float">
            <text:p>8996.0</text:p>
          </table:table-cell>
          <table:table-cell table:style-name="ce13" office:value-type="float" office:value="346" calcext:value-type="float">
            <text:p>3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1:.A37])" office:value-type="float" office:value="82082" calcext:value-type="float">
            <text:p>82082.0</text:p>
          </table:table-cell>
          <table:table-cell table:style-name="ce23" table:formula="of:=SUM([.B31:.B37])" office:value-type="float" office:value="39920" calcext:value-type="float">
            <text:p>39920.0</text:p>
          </table:table-cell>
          <table:table-cell table:style-name="ce23" table:formula="of:=SUM([.C31:.C37])" office:value-type="float" office:value="63076" calcext:value-type="float">
            <text:p>63076.0</text:p>
          </table:table-cell>
          <table:table-cell table:style-name="ce26" table:formula="of:=SUM([.D31:.D37])" office:value-type="float" office:value="2426" calcext:value-type="float">
            <text:p>2426.0</text:p>
          </table:table-cell>
          <table:table-cell table:style-name="ce30" table:formula="of:=SUM([.E31:.E37])" office:value-type="float" office:value="94801" calcext:value-type="float">
            <text:p>94801.0</text:p>
          </table:table-cell>
          <table:table-cell table:style-name="ce30" table:formula="of:=SUM([.F31:.F37])" office:value-type="float" office:value="44540" calcext:value-type="float">
            <text:p>44540.0</text:p>
          </table:table-cell>
          <table:table-cell table:style-name="ce30" table:formula="of:=SUM([.G31:.G37])" office:value-type="float" office:value="64584" calcext:value-type="float">
            <text:p>64584.0</text:p>
          </table:table-cell>
          <table:table-cell table:style-name="ce30" table:formula="of:=SUM([.H31:.H37])" office:value-type="float" office:value="2484" calcext:value-type="float">
            <text:p>2484.0</text:p>
          </table:table-cell>
          <table:table-cell table:style-name="ce39" table:formula="of:=SUM([.I31:.I37])" office:value-type="float" office:value="91000" calcext:value-type="float">
            <text:p>91000.0</text:p>
          </table:table-cell>
          <table:table-cell table:style-name="ce39" table:formula="of:=SUM([.J31:.J37])" office:value-type="float" office:value="41122" calcext:value-type="float">
            <text:p>41122.0</text:p>
          </table:table-cell>
          <table:table-cell table:style-name="ce39" table:formula="of:=SUM([.K31:.K37])" office:value-type="float" office:value="63596" calcext:value-type="float">
            <text:p>63596.0</text:p>
          </table:table-cell>
          <table:table-cell table:style-name="ce39" table:formula="of:=SUM([.L31:.L37])" office:value-type="float" office:value="2446" calcext:value-type="float">
            <text:p>2446.0</text:p>
          </table:table-cell>
          <table:table-cell table:style-name="ce55" table:formula="of:=SUM([.M31:.M37])" office:value-type="float" office:value="102405" calcext:value-type="float">
            <text:p>102405.0</text:p>
          </table:table-cell>
          <table:table-cell table:style-name="ce55" table:formula="of:=SUM([.N31:.N37])" office:value-type="float" office:value="47677" calcext:value-type="float">
            <text:p>47677.0</text:p>
          </table:table-cell>
          <table:table-cell table:style-name="ce55" table:formula="of:=SUM([.O31:.O37])" office:value-type="float" office:value="71084" calcext:value-type="float">
            <text:p>71084.0</text:p>
          </table:table-cell>
          <table:table-cell table:style-name="ce55" table:formula="of:=SUM([.P31:.P37])" office:value-type="float" office:value="2734" calcext:value-type="float">
            <text:p>2734.0</text:p>
          </table:table-cell>
          <table:table-cell table:style-name="ce64" table:formula="of:=SUM([.Q31:.Q37])" office:value-type="float" office:value="102722" calcext:value-type="float">
            <text:p>102722.0</text:p>
          </table:table-cell>
          <table:table-cell table:style-name="ce64" table:formula="of:=SUM([.R31:.R37])" office:value-type="float" office:value="46265" calcext:value-type="float">
            <text:p>46265.0</text:p>
          </table:table-cell>
          <table:table-cell table:style-name="ce64" table:formula="of:=SUM([.S31:.S37])" office:value-type="float" office:value="70538" calcext:value-type="float">
            <text:p>70538.0</text:p>
          </table:table-cell>
          <table:table-cell table:style-name="ce64" table:formula="of:=SUM([.T31:.T37])" office:value-type="float" office:value="2713" calcext:value-type="float">
            <text:p>2713.0</text:p>
          </table:table-cell>
          <table:table-cell table:style-name="ce72" table:formula="of:=SUM([.U31:.U37])" office:value-type="float" office:value="86074" calcext:value-type="float">
            <text:p>86074.0</text:p>
          </table:table-cell>
          <table:table-cell table:style-name="ce72" table:formula="of:=SUM([.V31:.V37])" office:value-type="float" office:value="39716" calcext:value-type="float">
            <text:p>39716.0</text:p>
          </table:table-cell>
          <table:table-cell table:style-name="ce72" table:formula="of:=SUM([.W31:.W37])" office:value-type="float" office:value="60164" calcext:value-type="float">
            <text:p>60164.0</text:p>
          </table:table-cell>
          <table:table-cell table:style-name="ce72" table:formula="of:=SUM([.X31:.X37])" office:value-type="float" office:value="2314" calcext:value-type="float">
            <text:p>2314.0</text:p>
          </table:table-cell>
          <table:table-cell table:style-name="ce80" table:formula="of:=SUM([.Y31:.Y37])" office:value-type="float" office:value="96227" calcext:value-type="float">
            <text:p>96227.0</text:p>
          </table:table-cell>
          <table:table-cell table:style-name="ce80" table:formula="of:=SUM([.Z31:.Z37])" office:value-type="float" office:value="46742" calcext:value-type="float">
            <text:p>46742.0</text:p>
          </table:table-cell>
          <table:table-cell table:style-name="ce80" table:formula="of:=SUM([.AA31:.AA37])" office:value-type="float" office:value="68848" calcext:value-type="float">
            <text:p>68848.0</text:p>
          </table:table-cell>
          <table:table-cell table:style-name="ce80" table:formula="of:=SUM([.AB31:.AB37])" office:value-type="float" office:value="2648" calcext:value-type="float">
            <text:p>2648.0</text:p>
          </table:table-cell>
          <table:table-cell table:style-name="ce2" table:formula="of:=SUM([.AC31:.AC37])" office:value-type="float" office:value="85662" calcext:value-type="float">
            <text:p>85662.0</text:p>
          </table:table-cell>
          <table:table-cell table:style-name="ce23" table:formula="of:=SUM([.AD31:.AD37])" office:value-type="float" office:value="9380" calcext:value-type="float">
            <text:p>9380.0</text:p>
          </table:table-cell>
          <table:table-cell table:style-name="ce23" table:formula="of:=SUM([.AE31:.AE37])" office:value-type="float" office:value="56825" calcext:value-type="float">
            <text:p>56825.0</text:p>
          </table:table-cell>
          <table:table-cell table:style-name="ce26" table:formula="of:=SUM([.AF31:.AF37])" office:value-type="float" office:value="2273" calcext:value-type="float">
            <text:p>2273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1:.A37])" office:value-type="float" office:value="11726" calcext:value-type="float">
            <text:p>11726.0</text:p>
          </table:table-cell>
          <table:table-cell table:style-name="ce24" table:formula="of:=AVERAGE([.B31:.B37])" office:value-type="float" office:value="5702.85714285714" calcext:value-type="float">
            <text:p>5702.9</text:p>
          </table:table-cell>
          <table:table-cell table:style-name="ce24" table:formula="of:=AVERAGE([.C31:.C37])" office:value-type="float" office:value="9010.85714285714" calcext:value-type="float">
            <text:p>9010.9</text:p>
          </table:table-cell>
          <table:table-cell table:style-name="ce28" table:formula="of:=AVERAGE([.D31:.D37])" office:value-type="float" office:value="346.571428571429" calcext:value-type="float">
            <text:p>346.6</text:p>
          </table:table-cell>
          <table:table-cell table:style-name="ce32" table:formula="of:=AVERAGE([.E31:.E37])" office:value-type="float" office:value="18960.2" calcext:value-type="float">
            <text:p>18960.2</text:p>
          </table:table-cell>
          <table:table-cell table:style-name="ce32" table:formula="of:=AVERAGE([.F31:.F37])" office:value-type="float" office:value="8908" calcext:value-type="float">
            <text:p>8908.0</text:p>
          </table:table-cell>
          <table:table-cell table:style-name="ce32" table:formula="of:=AVERAGE([.G31:.G37])" office:value-type="float" office:value="12916.8" calcext:value-type="float">
            <text:p>12916.8</text:p>
          </table:table-cell>
          <table:table-cell table:style-name="ce32" table:formula="of:=AVERAGE([.H31:.H37])" office:value-type="float" office:value="496.8" calcext:value-type="float">
            <text:p>496.8</text:p>
          </table:table-cell>
          <table:table-cell table:style-name="ce41" table:formula="of:=AVERAGE([.I31:.I37])" office:value-type="float" office:value="18200" calcext:value-type="float">
            <text:p>18200.0</text:p>
          </table:table-cell>
          <table:table-cell table:style-name="ce41" table:formula="of:=AVERAGE([.J31:.J37])" office:value-type="float" office:value="8224.4" calcext:value-type="float">
            <text:p>8224.4</text:p>
          </table:table-cell>
          <table:table-cell table:style-name="ce41" table:formula="of:=AVERAGE([.K31:.K37])" office:value-type="float" office:value="12719.2" calcext:value-type="float">
            <text:p>12719.2</text:p>
          </table:table-cell>
          <table:table-cell table:style-name="ce41" table:formula="of:=AVERAGE([.L31:.L37])" office:value-type="float" office:value="489.2" calcext:value-type="float">
            <text:p>489.2</text:p>
          </table:table-cell>
          <table:table-cell table:style-name="ce57" table:formula="of:=AVERAGE([.M31:.M37])" office:value-type="float" office:value="17067.5" calcext:value-type="float">
            <text:p>17067.5</text:p>
          </table:table-cell>
          <table:table-cell table:style-name="ce57" table:formula="of:=AVERAGE([.N31:.N37])" office:value-type="float" office:value="7946.16666666667" calcext:value-type="float">
            <text:p>7946.2</text:p>
          </table:table-cell>
          <table:table-cell table:style-name="ce57" table:formula="of:=AVERAGE([.O31:.O37])" office:value-type="float" office:value="11847.3333333333" calcext:value-type="float">
            <text:p>11847.3</text:p>
          </table:table-cell>
          <table:table-cell table:style-name="ce57" table:formula="of:=AVERAGE([.P31:.P37])" office:value-type="float" office:value="455.666666666667" calcext:value-type="float">
            <text:p>455.7</text:p>
          </table:table-cell>
          <table:table-cell table:style-name="ce66" table:formula="of:=AVERAGE([.Q31:.Q37])" office:value-type="float" office:value="20544.4" calcext:value-type="float">
            <text:p>20544.4</text:p>
          </table:table-cell>
          <table:table-cell table:style-name="ce66" table:formula="of:=AVERAGE([.R31:.R37])" office:value-type="float" office:value="9253" calcext:value-type="float">
            <text:p>9253.0</text:p>
          </table:table-cell>
          <table:table-cell table:style-name="ce66" table:formula="of:=AVERAGE([.S31:.S37])" office:value-type="float" office:value="14107.6" calcext:value-type="float">
            <text:p>14107.6</text:p>
          </table:table-cell>
          <table:table-cell table:style-name="ce66" table:formula="of:=AVERAGE([.T31:.T37])" office:value-type="float" office:value="542.6" calcext:value-type="float">
            <text:p>542.6</text:p>
          </table:table-cell>
          <table:table-cell table:style-name="ce74" table:formula="of:=AVERAGE([.U31:.U37])" office:value-type="float" office:value="17214.8" calcext:value-type="float">
            <text:p>17214.8</text:p>
          </table:table-cell>
          <table:table-cell table:style-name="ce74" table:formula="of:=AVERAGE([.V31:.V37])" office:value-type="float" office:value="7943.2" calcext:value-type="float">
            <text:p>7943.2</text:p>
          </table:table-cell>
          <table:table-cell table:style-name="ce74" table:formula="of:=AVERAGE([.W31:.W37])" office:value-type="float" office:value="12032.8" calcext:value-type="float">
            <text:p>12032.8</text:p>
          </table:table-cell>
          <table:table-cell table:style-name="ce74" table:formula="of:=AVERAGE([.X31:.X37])" office:value-type="float" office:value="462.8" calcext:value-type="float">
            <text:p>462.8</text:p>
          </table:table-cell>
          <table:table-cell table:style-name="ce82" table:formula="of:=AVERAGE([.Y31:.Y37])" office:value-type="float" office:value="13746.7142857143" calcext:value-type="float">
            <text:p>13746.7</text:p>
          </table:table-cell>
          <table:table-cell table:style-name="ce82" table:formula="of:=AVERAGE([.Z31:.Z37])" office:value-type="float" office:value="6677.42857142857" calcext:value-type="float">
            <text:p>6677.4</text:p>
          </table:table-cell>
          <table:table-cell table:style-name="ce82" table:formula="of:=AVERAGE([.AA31:.AA37])" office:value-type="float" office:value="9835.42857142857" calcext:value-type="float">
            <text:p>9835.4</text:p>
          </table:table-cell>
          <table:table-cell table:style-name="ce82" table:formula="of:=AVERAGE([.AB31:.AB37])" office:value-type="float" office:value="378.285714285714" calcext:value-type="float">
            <text:p>378.3</text:p>
          </table:table-cell>
          <table:table-cell table:style-name="ce4" table:formula="of:=AVERAGE([.AC31:.AC37])" office:value-type="float" office:value="85662" calcext:value-type="float">
            <text:p>85662.0</text:p>
          </table:table-cell>
          <table:table-cell table:style-name="ce24" table:formula="of:=AVERAGE([.AD31:.AD37])" office:value-type="float" office:value="9380" calcext:value-type="float">
            <text:p>9380.0</text:p>
          </table:table-cell>
          <table:table-cell table:style-name="ce24" table:formula="of:=AVERAGE([.AE31:.AE37])" office:value-type="float" office:value="56825" calcext:value-type="float">
            <text:p>56825.0</text:p>
          </table:table-cell>
          <table:table-cell table:style-name="ce28" table:formula="of:=AVERAGE([.AF31:.AF37])" office:value-type="float" office:value="2273" calcext:value-type="float">
            <text:p>2273.0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ce6" table:number-columns-repeated="1013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style-name="ce7" table:formula="of:=AVERAGE([.A41];[.A27];[.A13])" office:value-type="float" office:value="13470.5" calcext:value-type="float">
            <text:p>13470.5</text:p>
          </table:table-cell>
          <table:table-cell table:style-name="ce7" table:formula="of:=AVERAGE([.B41];[.B27];[.B13])" office:value-type="float" office:value="6459.56349206349" calcext:value-type="float">
            <text:p>6459.6</text:p>
          </table:table-cell>
          <table:table-cell table:style-name="ce7" table:formula="of:=AVERAGE([.C41];[.C27];[.C13])" office:value-type="float" office:value="10007.7301587302" calcext:value-type="float">
            <text:p>10007.7</text:p>
          </table:table-cell>
          <table:table-cell table:style-name="ce7" table:formula="of:=AVERAGE([.D41];[.D27];[.D13])" office:value-type="float" office:value="384.912698412698" calcext:value-type="float">
            <text:p>384.9</text:p>
          </table:table-cell>
          <table:table-cell table:style-name="ce7" table:formula="of:=AVERAGE([.A11];[.A25];[.A39])" office:value-type="float" office:value="84731.6666666667" calcext:value-type="float">
            <text:p>84731.7</text:p>
          </table:table-cell>
          <table:table-cell table:style-name="ce7" table:formula="of:=AVERAGE([.B11];[.B25];[.B39])+[.H46]" office:value-type="float" office:value="103708.333333333" calcext:value-type="float">
            <text:p>103708.3</text:p>
          </table:table-cell>
          <table:table-cell table:style-name="ce7" table:formula="of:=AVERAGE([.C11];[.C25];[.C39])" office:value-type="float" office:value="63050" calcext:value-type="float">
            <text:p>63050.0</text:p>
          </table:table-cell>
          <table:table-cell table:style-name="ce7" table:formula="of:=AVERAGE([.D11];[.D25];[.D39])" office:value-type="float" office:value="2425" calcext:value-type="float">
            <text:p>2425.0</text:p>
          </table:table-cell>
          <table:table-cell table:style-name="ce14" table:formula="of:=[.F46]/[.I46]" office:value-type="float" office:value="34.9408934707904" calcext:value-type="float">
            <text:p>34.94</text:p>
          </table:table-cell>
          <table:table-cell table:style-name="ce14" table:formula="of:=[.G46]/[.I46]" office:value-type="float" office:value="42.766323024055" calcext:value-type="float">
            <text:p>42.77</text:p>
          </table:table-cell>
          <table:table-cell table:style-name="Default" table:number-columns-repeated="18"/>
          <table:table-cell table:number-columns-repeated="995"/>
        </table:table-row>
        <table:table-row table:style-name="ro1">
          <table:table-cell table:style-name="ce8" office:value-type="string" calcext:value-type="string">
            <text:p>Tack Left</text:p>
          </table:table-cell>
          <table:table-cell table:style-name="ce8" table:formula="of:=AVERAGE([.E41];[.E27];[.E13])" office:value-type="float" office:value="17492.4777777778" calcext:value-type="float">
            <text:p>17492.5</text:p>
          </table:table-cell>
          <table:table-cell table:style-name="ce8" table:formula="of:=AVERAGE([.F41];[.F27];[.F13])" office:value-type="float" office:value="8357.2" calcext:value-type="float">
            <text:p>8357.2</text:p>
          </table:table-cell>
          <table:table-cell table:style-name="ce8" table:formula="of:=AVERAGE([.G41];[.G27];[.G13])" office:value-type="float" office:value="12042.3333333333" calcext:value-type="float">
            <text:p>12042.3</text:p>
          </table:table-cell>
          <table:table-cell table:style-name="ce8" table:formula="of:=AVERAGE([.H41];[.H27];[.H13])" office:value-type="float" office:value="463.166666666667" calcext:value-type="float">
            <text:p>463.2</text:p>
          </table:table-cell>
          <table:table-cell table:style-name="ce8" table:formula="of:=AVERAGE([.E11];[.E25];[.E39])" office:value-type="float" office:value="92616.6666666667" calcext:value-type="float">
            <text:p>92616.7</text:p>
          </table:table-cell>
          <table:table-cell table:style-name="ce8" table:formula="of:=AVERAGE([.F11];[.F25];[.F39])+[.H47]" office:value-type="float" office:value="108111" calcext:value-type="float">
            <text:p>108111.0</text:p>
          </table:table-cell>
          <table:table-cell table:style-name="ce8" table:formula="of:=AVERAGE([.G11];[.G25];[.G39])" office:value-type="float" office:value="63821.3333333333" calcext:value-type="float">
            <text:p>63821.3</text:p>
          </table:table-cell>
          <table:table-cell table:style-name="ce8" table:formula="of:=AVERAGE([.H11];[.H25];[.H39])" office:value-type="float" office:value="2454.66666666667" calcext:value-type="float">
            <text:p>2454.7</text:p>
          </table:table-cell>
          <table:table-cell table:style-name="ce15" table:formula="of:=[.F47]/[.I47]" office:value-type="float" office:value="37.7308527973927" calcext:value-type="float">
            <text:p>37.73</text:p>
          </table:table-cell>
          <table:table-cell table:style-name="ce15" table:formula="of:=[.G47]/[.I47]" office:value-type="float" office:value="44.0430472569256" calcext:value-type="float">
            <text:p>44.04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I41];[.I27];[.I13])" office:value-type="float" office:value="17362.0444444444" calcext:value-type="float">
            <text:p>17362.0</text:p>
          </table:table-cell>
          <table:table-cell table:style-name="ce9" table:formula="of:=AVERAGE([.J41];[.J27];[.J13])" office:value-type="float" office:value="7862.95555555556" calcext:value-type="float">
            <text:p>7863.0</text:p>
          </table:table-cell>
          <table:table-cell table:style-name="ce9" table:formula="of:=AVERAGE([.K41];[.K27];[.K13])" office:value-type="float" office:value="12110.5111111111" calcext:value-type="float">
            <text:p>12110.5</text:p>
          </table:table-cell>
          <table:table-cell table:style-name="ce9" table:formula="of:=AVERAGE([.L41];[.L27];[.L13])" office:value-type="float" office:value="465.555555555556" calcext:value-type="float">
            <text:p>465.6</text:p>
          </table:table-cell>
          <table:table-cell table:style-name="ce9" table:formula="of:=AVERAGE([.I11];[.I25];[.I39])" office:value-type="float" office:value="92590" calcext:value-type="float">
            <text:p>92590.0</text:p>
          </table:table-cell>
          <table:table-cell table:style-name="ce9" table:formula="of:=AVERAGE([.J11];[.J25];[.J39])+[.H48]" office:value-type="float" office:value="106344" calcext:value-type="float">
            <text:p>106344.0</text:p>
          </table:table-cell>
          <table:table-cell table:style-name="ce9" table:formula="of:=AVERAGE([.K11];[.K25];[.K39])" office:value-type="float" office:value="64553.6666666667" calcext:value-type="float">
            <text:p>64553.7</text:p>
          </table:table-cell>
          <table:table-cell table:style-name="ce9" table:formula="of:=AVERAGE([.L11];[.L25];[.L39])" office:value-type="float" office:value="2481.66666666667" calcext:value-type="float">
            <text:p>2481.7</text:p>
          </table:table-cell>
          <table:table-cell table:style-name="ce16" table:formula="of:=[.F48]/[.I48]" office:value-type="float" office:value="37.3096037609134" calcext:value-type="float">
            <text:p>37.31</text:p>
          </table:table-cell>
          <table:table-cell table:style-name="ce16" table:formula="of:=[.G48]/[.I48]" office:value-type="float" office:value="42.8518468770987" calcext:value-type="float">
            <text:p>42.8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ack Left</text:p>
          </table:table-cell>
          <table:table-cell table:style-name="ce10" table:formula="of:=AVERAGE([.M41];[.M27];[.M13])" office:value-type="float" office:value="16203.8333333333" calcext:value-type="float">
            <text:p>16203.8</text:p>
          </table:table-cell>
          <table:table-cell table:style-name="ce10" table:formula="of:=AVERAGE([.N41];[.N27];[.N13])" office:value-type="float" office:value="7664.05555555556" calcext:value-type="float">
            <text:p>7664.1</text:p>
          </table:table-cell>
          <table:table-cell table:style-name="ce10" table:formula="of:=AVERAGE([.O41];[.O27];[.O13])" office:value-type="float" office:value="11253.6666666667" calcext:value-type="float">
            <text:p>11253.7</text:p>
          </table:table-cell>
          <table:table-cell table:style-name="ce10" table:formula="of:=AVERAGE([.P41];[.P27];[.P13])" office:value-type="float" office:value="432.833333333333" calcext:value-type="float">
            <text:p>432.8</text:p>
          </table:table-cell>
          <table:table-cell table:style-name="ce10" table:formula="of:=AVERAGE([.M11];[.M25];[.M39])" office:value-type="float" office:value="97223" calcext:value-type="float">
            <text:p>97223.0</text:p>
          </table:table-cell>
          <table:table-cell table:style-name="ce10" table:formula="of:=AVERAGE([.N11];[.N25];[.N39])+[.H49]" office:value-type="float" office:value="113506.333333333" calcext:value-type="float">
            <text:p>113506.3</text:p>
          </table:table-cell>
          <table:table-cell table:style-name="ce10" table:formula="of:=AVERAGE([.O11];[.O25];[.O39])" office:value-type="float" office:value="67522" calcext:value-type="float">
            <text:p>67522.0</text:p>
          </table:table-cell>
          <table:table-cell table:style-name="ce10" table:formula="of:=AVERAGE([.P11];[.P25];[.P39])" office:value-type="float" office:value="2597" calcext:value-type="float">
            <text:p>2597.0</text:p>
          </table:table-cell>
          <table:table-cell table:style-name="ce17" table:formula="of:=[.F49]/[.I49]" office:value-type="float" office:value="37.4366576819407" calcext:value-type="float">
            <text:p>37.44</text:p>
          </table:table-cell>
          <table:table-cell table:style-name="ce17" table:formula="of:=[.G49]/[.I49]" office:value-type="float" office:value="43.7067128738288" calcext:value-type="float">
            <text:p>43.71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float" office:value="18611.5777777778" calcext:value-type="float">
            <text:p>18611.6</text:p>
          </table:table-cell>
          <table:table-cell table:style-name="ce11" table:formula="of:=AVERAGE([.R41];[.R27];[.R13])" office:value-type="float" office:value="8443" calcext:value-type="float">
            <text:p>8443.0</text:p>
          </table:table-cell>
          <table:table-cell table:style-name="ce11" table:formula="of:=AVERAGE([.S41];[.S27];[.S13])" office:value-type="float" office:value="12863.6444444444" calcext:value-type="float">
            <text:p>12863.6</text:p>
          </table:table-cell>
          <table:table-cell table:style-name="ce11" table:formula="of:=AVERAGE([.T41];[.T27];[.T13])" office:value-type="float" office:value="494.755555555556" calcext:value-type="float">
            <text:p>494.8</text:p>
          </table:table-cell>
          <table:table-cell table:style-name="ce11" table:formula="of:=AVERAGE([.Q11];[.Q25];[.Q39])" office:value-type="float" office:value="104821.333333333" calcext:value-type="float">
            <text:p>104821.3</text:p>
          </table:table-cell>
          <table:table-cell table:style-name="ce11" table:formula="of:=AVERAGE([.R11];[.R25];[.R39])+[.H50]" office:value-type="float" office:value="120053" calcext:value-type="float">
            <text:p>120053.0</text:p>
          </table:table-cell>
          <table:table-cell table:style-name="ce11" table:formula="of:=AVERAGE([.S11];[.S25];[.S39])" office:value-type="float" office:value="72479.3333333333" calcext:value-type="float">
            <text:p>72479.3</text:p>
          </table:table-cell>
          <table:table-cell table:style-name="ce11" table:formula="of:=AVERAGE([.T11];[.T25];[.T39])" office:value-type="float" office:value="2787.66666666667" calcext:value-type="float">
            <text:p>2787.7</text:p>
          </table:table-cell>
          <table:table-cell table:style-name="ce18" table:formula="of:=[.F50]/[.I50]" office:value-type="float" office:value="37.6018175295946" calcext:value-type="float">
            <text:p>37.60</text:p>
          </table:table-cell>
          <table:table-cell table:style-name="ce18" table:formula="of:=[.G50]/[.I50]" office:value-type="float" office:value="43.0657658734904" calcext:value-type="float">
            <text:p>43.07</text:p>
          </table:table-cell>
          <table:table-cell table:number-columns-repeated="4"/>
          <table:table-cell table:style-name="ce62"/>
          <table:table-cell table:number-columns-repeated="1008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float" office:value="16364.0444444444" calcext:value-type="float">
            <text:p>16364.0</text:p>
          </table:table-cell>
          <table:table-cell table:style-name="ce12" table:formula="of:=AVERAGE([.V41];[.V27];[.V13])" office:value-type="float" office:value="7545.55079365079" calcext:value-type="float">
            <text:p>7545.6</text:p>
          </table:table-cell>
          <table:table-cell table:style-name="ce12" table:formula="of:=AVERAGE([.W41];[.W27];[.W13])" office:value-type="float" office:value="11480.3619047619" calcext:value-type="float">
            <text:p>11480.4</text:p>
          </table:table-cell>
          <table:table-cell table:style-name="ce12" table:formula="of:=AVERAGE([.X41];[.X27];[.X13])" office:value-type="float" office:value="441.552380952381" calcext:value-type="float">
            <text:p>441.6</text:p>
          </table:table-cell>
          <table:table-cell table:style-name="ce12" table:formula="of:=AVERAGE([.U11];[.U25];[.U39])" office:value-type="float" office:value="97111.3333333333" calcext:value-type="float">
            <text:p>97111.3</text:p>
          </table:table-cell>
          <table:table-cell table:style-name="ce12" table:formula="of:=AVERAGE([.V11];[.V25];[.V39])+[.H51]" office:value-type="float" office:value="113058" calcext:value-type="float">
            <text:p>113058.0</text:p>
          </table:table-cell>
          <table:table-cell table:style-name="ce12" table:formula="of:=AVERAGE([.W11];[.W25];[.W39])" office:value-type="float" office:value="68215.3333333333" calcext:value-type="float">
            <text:p>68215.3</text:p>
          </table:table-cell>
          <table:table-cell table:style-name="ce12" table:formula="of:=AVERAGE([.X11];[.X25];[.X39])" office:value-type="float" office:value="2623.66666666667" calcext:value-type="float">
            <text:p>2623.7</text:p>
          </table:table-cell>
          <table:table-cell table:style-name="ce19" table:formula="of:=[.F51]/[.I51]" office:value-type="float" office:value="37.0135942065811" calcext:value-type="float">
            <text:p>37.01</text:p>
          </table:table-cell>
          <table:table-cell table:style-name="ce19" table:formula="of:=[.G51]/[.I51]" office:value-type="float" office:value="43.091602083598" calcext:value-type="float">
            <text:p>43.0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float" office:value="14462.5158730159" calcext:value-type="float">
            <text:p>14462.5</text:p>
          </table:table-cell>
          <table:table-cell table:style-name="ce13" table:formula="of:=AVERAGE([.Z41];[.Z27];[.Z13])" office:value-type="float" office:value="6319.25396825397" calcext:value-type="float">
            <text:p>6319.3</text:p>
          </table:table-cell>
          <table:table-cell table:style-name="ce13" table:formula="of:=AVERAGE([.AA41];[.AA27];[.AA13])" office:value-type="float" office:value="10269.5873015873" calcext:value-type="float">
            <text:p>10269.6</text:p>
          </table:table-cell>
          <table:table-cell table:style-name="ce13" table:formula="of:=AVERAGE([.AB41];[.AB27];[.AB13])" office:value-type="float" office:value="394.984126984127" calcext:value-type="float">
            <text:p>395.0</text:p>
          </table:table-cell>
          <table:table-cell table:style-name="ce13" table:formula="of:=AVERAGE([.Y11];[.Y25];[.Y39])" office:value-type="float" office:value="95964.3333333333" calcext:value-type="float">
            <text:p>95964.3</text:p>
          </table:table-cell>
          <table:table-cell table:style-name="ce13" table:formula="of:=AVERAGE([.Z11];[.Z25];[.Z39])+[.H52]" office:value-type="float" office:value="110622.666666667" calcext:value-type="float">
            <text:p>110622.7</text:p>
          </table:table-cell>
          <table:table-cell table:style-name="ce13" table:formula="of:=AVERAGE([.AA11];[.AA25];[.AA39])" office:value-type="float" office:value="68293.3333333333" calcext:value-type="float">
            <text:p>68293.3</text:p>
          </table:table-cell>
          <table:table-cell table:style-name="ce13" table:formula="of:=AVERAGE([.AB11];[.AB25];[.AB39])" office:value-type="float" office:value="2626.66666666667" calcext:value-type="float">
            <text:p>2626.7</text:p>
          </table:table-cell>
          <table:table-cell table:style-name="ce20" table:formula="of:=[.F52]/[.I52]" office:value-type="float" office:value="36.5346446700508" calcext:value-type="float">
            <text:p>36.53</text:p>
          </table:table-cell>
          <table:table-cell table:style-name="ce20" table:formula="of:=[.G52]/[.I52]" office:value-type="float" office:value="42.1152284263959" calcext:value-type="float">
            <text:p>42.12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7" office:value-type="string" calcext:value-type="string">
            <text:p>4D</text:p>
          </table:table-cell>
          <table:table-cell table:style-name="ce7" table:formula="of:=AVERAGE([.AC41];[.AC27];[.AC13])" office:value-type="float" office:value="99716" calcext:value-type="float">
            <text:p>99716.0</text:p>
          </table:table-cell>
          <table:table-cell table:style-name="ce7" table:formula="of:=AVERAGE([.AD41];[.AD27];[.AD13])" office:value-type="float" office:value="10615" calcext:value-type="float">
            <text:p>10615.0</text:p>
          </table:table-cell>
          <table:table-cell table:style-name="ce7" table:formula="of:=AVERAGE([.AE41];[.AE27];[.AE13])" office:value-type="float" office:value="64266.6666666667" calcext:value-type="float">
            <text:p>64266.7</text:p>
          </table:table-cell>
          <table:table-cell table:style-name="ce7" table:formula="of:=AVERAGE([.AF41];[.AF27];[.AF13])" office:value-type="float" office:value="2570.66666666667" calcext:value-type="float">
            <text:p>2570.7</text:p>
          </table:table-cell>
          <table:table-cell table:style-name="ce7" table:formula="of:=AVERAGE([.AC11];[.AC25];[.AC39])" office:value-type="float" office:value="99716" calcext:value-type="float">
            <text:p>99716.0</text:p>
          </table:table-cell>
          <table:table-cell table:style-name="ce7" table:formula="of:=AVERAGE([.AD11];[.AD25];[.AD39])+[.H53]" office:value-type="float" office:value="74881.6666666667" calcext:value-type="float">
            <text:p>74881.7</text:p>
          </table:table-cell>
          <table:table-cell table:style-name="ce7" table:formula="of:=AVERAGE([.AE11];[.AE25];[.AE39])" office:value-type="float" office:value="64266.6666666667" calcext:value-type="float">
            <text:p>64266.7</text:p>
          </table:table-cell>
          <table:table-cell table:style-name="ce7" table:formula="of:=AVERAGE([.AF11];[.AF25];[.AF39])" office:value-type="float" office:value="2570.66666666667" calcext:value-type="float">
            <text:p>2570.7</text:p>
          </table:table-cell>
          <table:table-cell table:style-name="ce7" table:formula="of:=[.F53]/[.I53]" office:value-type="float" office:value="38.7899377593361" calcext:value-type="float">
            <text:p>38.8</text:p>
          </table:table-cell>
          <table:table-cell table:style-name="ce7" table:formula="of:=[.G53]/[.I53]" office:value-type="float" office:value="29.1292790456432" calcext:value-type="float">
            <text:p>29.1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3">
          <table:table-cell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7])/[.B$46]" office:value-type="float" office:value="0.298576725272098" calcext:value-type="float">
            <text:p>0.30</text:p>
          </table:table-cell>
          <table:table-cell table:style-name="ce15" table:formula="of:=(-[.C$46]+[.C47])/[.C$46]" office:value-type="float" office:value="0.293771631824353" calcext:value-type="float">
            <text:p>0.29</text:p>
          </table:table-cell>
          <table:table-cell table:style-name="ce15" table:formula="of:=(-[.D$46]+[.D47])/[.D$46]" office:value-type="float" office:value="0.203303160889907" calcext:value-type="float">
            <text:p>0.20</text:p>
          </table:table-cell>
          <table:table-cell table:style-name="ce15" table:formula="of:=(-[.E$46]+[.E47])/[.E$46]" office:value-type="float" office:value="0.203303160889918" calcext:value-type="float">
            <text:p>0.20</text:p>
          </table:table-cell>
          <table:table-cell table:style-name="ce15" table:formula="of:=(-[.F$46]+[.F47])/[.F$46]" office:value-type="float" office:value="0.0930584787269616" calcext:value-type="float">
            <text:p>0.09</text:p>
          </table:table-cell>
          <table:table-cell table:style-name="ce15" table:formula="of:=(-[.G$46]+[.G47])/[.G$46]" office:value-type="float" office:value="0.0424523905182839" calcext:value-type="float">
            <text:p>0.04</text:p>
          </table:table-cell>
          <table:table-cell table:style-name="ce15" table:formula="of:=(-[.H$46]+[.H47])/[.H$46]" office:value-type="float" office:value="0.0122336769759445" calcext:value-type="float">
            <text:p>0.01</text:p>
          </table:table-cell>
          <table:table-cell table:style-name="ce45" table:formula="of:=(-[.I$46]+[.I47])/[.I$46]" office:value-type="float" office:value="0.0122336769759465" calcext:value-type="float">
            <text:p>0.01</text:p>
          </table:table-cell>
          <table:table-cell table:style-name="ce45" table:formula="of:=(-[.J$46]+[.J47])/[.J$46]" office:value-type="float" office:value="0.0798479675093205" calcext:value-type="float">
            <text:p>0.08</text:p>
          </table:table-cell>
          <table:table-cell table:style-name="ce45" table:formula="of:=(-[.K$46]+[.K47])/[.K$46]" office:value-type="float" office:value="0.0298534955215222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Tack Left</text:p>
          </table:table-cell>
          <table:table-cell table:style-name="ce16" table:formula="of:=(-[.B$46]+[.B48])/[.B$46]" office:value-type="float" office:value="0.288893837975161" calcext:value-type="float">
            <text:p>0.29</text:p>
          </table:table-cell>
          <table:table-cell table:style-name="ce16" table:formula="of:=(-[.C$46]+[.C48])/[.C$46]" office:value-type="float" office:value="0.217258033800015" calcext:value-type="float">
            <text:p>0.22</text:p>
          </table:table-cell>
          <table:table-cell table:style-name="ce16" table:formula="of:=(-[.D$46]+[.D48])/[.D$46]" office:value-type="float" office:value="0.210115672488086" calcext:value-type="float">
            <text:p>0.21</text:p>
          </table:table-cell>
          <table:table-cell table:style-name="ce16" table:formula="of:=(-[.E$46]+[.E48])/[.E$46]" office:value-type="float" office:value="0.209509474422156" calcext:value-type="float">
            <text:p>0.21</text:p>
          </table:table-cell>
          <table:table-cell table:style-name="ce16" table:formula="of:=(-[.F$46]+[.F48])/[.F$46]" office:value-type="float" office:value="0.0927437597120317" calcext:value-type="float">
            <text:p>0.09</text:p>
          </table:table-cell>
          <table:table-cell table:style-name="ce16" table:formula="of:=(-[.G$46]+[.G48])/[.G$46]" office:value-type="float" office:value="0.0254142225793525" calcext:value-type="float">
            <text:p>0.03</text:p>
          </table:table-cell>
          <table:table-cell table:style-name="ce16" table:formula="of:=(-[.H$46]+[.H48])/[.H$46]" office:value-type="float" office:value="0.0238487972508596" calcext:value-type="float">
            <text:p>0.02</text:p>
          </table:table-cell>
          <table:table-cell table:style-name="ce46" table:formula="of:=(-[.I$46]+[.I48])/[.I$46]" office:value-type="float" office:value="0.0233676975945032" calcext:value-type="float">
            <text:p>0.02</text:p>
          </table:table-cell>
          <table:table-cell table:style-name="ce46" table:formula="of:=(-[.J$46]+[.J48])/[.J$46]" office:value-type="float" office:value="0.0677919210080639" calcext:value-type="float">
            <text:p>0.07</text:p>
          </table:table-cell>
          <table:table-cell table:style-name="ce46" table:formula="of:=(-[.K$46]+[.K48])/[.K$46]" office:value-type="float" office:value="0.00199979439419186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Tack Left</text:p>
          </table:table-cell>
          <table:table-cell table:style-name="ce17" table:formula="of:=(-[.B$46]+[.B49])/[.B$46]" office:value-type="float" office:value="0.202912537272803" calcext:value-type="float">
            <text:p>0.20</text:p>
          </table:table-cell>
          <table:table-cell table:style-name="ce17" table:formula="of:=(-[.C$46]+[.C49])/[.C$46]" office:value-type="float" office:value="0.186466479503137" calcext:value-type="float">
            <text:p>0.19</text:p>
          </table:table-cell>
          <table:table-cell table:style-name="ce17" table:formula="of:=(-[.D$46]+[.D49])/[.D$46]" office:value-type="float" office:value="0.124497412317778" calcext:value-type="float">
            <text:p>0.12</text:p>
          </table:table-cell>
          <table:table-cell table:style-name="ce17" table:formula="of:=(-[.E$46]+[.E49])/[.E$46]" office:value-type="float" office:value="0.12449741231778" calcext:value-type="float">
            <text:p>0.12</text:p>
          </table:table-cell>
          <table:table-cell table:style-name="ce17" table:formula="of:=(-[.F$46]+[.F49])/[.F$46]" office:value-type="float" office:value="0.147422254568343" calcext:value-type="float">
            <text:p>0.15</text:p>
          </table:table-cell>
          <table:table-cell table:style-name="ce17" table:formula="of:=(-[.G$46]+[.G49])/[.G$46]" office:value-type="float" office:value="0.0944764965849742" calcext:value-type="float">
            <text:p>0.09</text:p>
          </table:table-cell>
          <table:table-cell table:style-name="ce17" table:formula="of:=(-[.H$46]+[.H49])/[.H$46]" office:value-type="float" office:value="0.0709278350515464" calcext:value-type="float">
            <text:p>0.07</text:p>
          </table:table-cell>
          <table:table-cell table:style-name="ce47" table:formula="of:=(-[.I$46]+[.I49])/[.I$46]" office:value-type="float" office:value="0.0709278350515464" calcext:value-type="float">
            <text:p>0.07</text:p>
          </table:table-cell>
          <table:table-cell table:style-name="ce47" table:formula="of:=(-[.J$46]+[.J49])/[.J$46]" office:value-type="float" office:value="0.071428173788306" calcext:value-type="float">
            <text:p>0.07</text:p>
          </table:table-cell>
          <table:table-cell table:style-name="ce47" table:formula="of:=(-[.K$46]+[.K49])/[.K$46]" office:value-type="float" office:value="0.021989027423397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float" office:value="0.381654562026487" calcext:value-type="float">
            <text:p>0.38</text:p>
          </table:table-cell>
          <table:table-cell table:style-name="ce18" table:formula="of:=(-[.C$46]+[.C50])/[.C$46]" office:value-type="float" office:value="0.307054263089673" calcext:value-type="float">
            <text:p>0.31</text:p>
          </table:table-cell>
          <table:table-cell table:style-name="ce18" table:formula="of:=(-[.D$46]+[.D50])/[.D$46]" office:value-type="float" office:value="0.285370832388287" calcext:value-type="float">
            <text:p>0.29</text:p>
          </table:table-cell>
          <table:table-cell table:style-name="ce18" table:formula="of:=(-[.E$46]+[.E50])/[.E$46]" office:value-type="float" office:value="0.285370832388299" calcext:value-type="float">
            <text:p>0.29</text:p>
          </table:table-cell>
          <table:table-cell table:style-name="ce18" table:formula="of:=(-[.F$46]+[.F50])/[.F$46]" office:value-type="float" office:value="0.237097503884808" calcext:value-type="float">
            <text:p>0.24</text:p>
          </table:table-cell>
          <table:table-cell table:style-name="ce18" table:formula="of:=(-[.G$46]+[.G50])/[.G$46]" office:value-type="float" office:value="0.157602249899562" calcext:value-type="float">
            <text:p>0.16</text:p>
          </table:table-cell>
          <table:table-cell table:style-name="ce18" table:formula="of:=(-[.H$46]+[.H50])/[.H$46]" office:value-type="float" office:value="0.14955326460481" calcext:value-type="float">
            <text:p>0.15</text:p>
          </table:table-cell>
          <table:table-cell table:style-name="ce48" table:formula="of:=(-[.I$46]+[.I50])/[.I$46]" office:value-type="float" office:value="0.149553264604812" calcext:value-type="float">
            <text:p>0.15</text:p>
          </table:table-cell>
          <table:table-cell table:style-name="ce48" table:formula="of:=(-[.J$46]+[.J50])/[.J$46]" office:value-type="float" office:value="0.0761550090591889" calcext:value-type="float">
            <text:p>0.08</text:p>
          </table:table-cell>
          <table:table-cell table:style-name="ce48" table:formula="of:=(-[.K$46]+[.K50])/[.K$46]" office:value-type="float" office:value="0.007001837620385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float" office:value="0.214806016439212" calcext:value-type="float">
            <text:p>0.21</text:p>
          </table:table-cell>
          <table:table-cell table:style-name="ce19" table:formula="of:=(-[.C$46]+[.C51])/[.C$46]" office:value-type="float" office:value="0.168120849484891" calcext:value-type="float">
            <text:p>0.17</text:p>
          </table:table-cell>
          <table:table-cell table:style-name="ce19" table:formula="of:=(-[.D$46]+[.D51])/[.D$46]" office:value-type="float" office:value="0.147149425761351" calcext:value-type="float">
            <text:p>0.15</text:p>
          </table:table-cell>
          <table:table-cell table:style-name="ce19" table:formula="of:=(-[.E$46]+[.E51])/[.E$46]" office:value-type="float" office:value="0.147149425761357" calcext:value-type="float">
            <text:p>0.15</text:p>
          </table:table-cell>
          <table:table-cell table:style-name="ce19" table:formula="of:=(-[.F$46]+[.F51])/[.F$46]" office:value-type="float" office:value="0.146104368693325" calcext:value-type="float">
            <text:p>0.15</text:p>
          </table:table-cell>
          <table:table-cell table:style-name="ce19" table:formula="of:=(-[.G$46]+[.G51])/[.G$46]" office:value-type="float" office:value="0.0901534752912852" calcext:value-type="float">
            <text:p>0.09</text:p>
          </table:table-cell>
          <table:table-cell table:style-name="ce19" table:formula="of:=(-[.H$46]+[.H51])/[.H$46]" office:value-type="float" office:value="0.081924398625429" calcext:value-type="float">
            <text:p>0.08</text:p>
          </table:table-cell>
          <table:table-cell table:style-name="ce49" table:formula="of:=(-[.I$46]+[.I51])/[.I$46]" office:value-type="float" office:value="0.081924398625431" calcext:value-type="float">
            <text:p>0.08</text:p>
          </table:table-cell>
          <table:table-cell table:style-name="ce49" table:formula="of:=(-[.J$46]+[.J51])/[.J$46]" office:value-type="float" office:value="0.0593201984809981" calcext:value-type="float">
            <text:p>0.06</text:p>
          </table:table-cell>
          <table:table-cell table:style-name="ce49" table:formula="of:=(-[.K$46]+[.K51])/[.K$46]" office:value-type="float" office:value="0.007605962742226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float" office:value="0.0736435821250807" calcext:value-type="float">
            <text:p>0.07</text:p>
          </table:table-cell>
          <table:table-cell table:style-name="ce20" table:formula="of:=(-[.C$46]+[.C52])/[.C$46]" office:value-type="float" office:value="-0.0217212082491194" calcext:value-type="float">
            <text:p>-0.02</text:p>
          </table:table-cell>
          <table:table-cell table:style-name="ce20" table:formula="of:=(-[.D$46]+[.D52])/[.D$46]" office:value-type="float" office:value="0.0261654879482007" calcext:value-type="float">
            <text:p>0.03</text:p>
          </table:table-cell>
          <table:table-cell table:style-name="ce20" table:formula="of:=(-[.E$46]+[.E52])/[.E$46]" office:value-type="float" office:value="0.0261654879482063" calcext:value-type="float">
            <text:p>0.03</text:p>
          </table:table-cell>
          <table:table-cell table:style-name="ce20" table:formula="of:=(-[.F$46]+[.F52])/[.F$46]" office:value-type="float" office:value="0.132567517063671" calcext:value-type="float">
            <text:p>0.13</text:p>
          </table:table-cell>
          <table:table-cell table:style-name="ce20" table:formula="of:=(-[.G$46]+[.G52])/[.G$46]" office:value-type="float" office:value="0.0666709521896412" calcext:value-type="float">
            <text:p>0.07</text:p>
          </table:table-cell>
          <table:table-cell table:style-name="ce20" table:formula="of:=(-[.H$46]+[.H52])/[.H$46]" office:value-type="float" office:value="0.0831615120274909" calcext:value-type="float">
            <text:p>0.08</text:p>
          </table:table-cell>
          <table:table-cell table:style-name="ce50" table:formula="of:=(-[.I$46]+[.I52])/[.I$46]" office:value-type="float" office:value="0.0831615120274929" calcext:value-type="float">
            <text:p>0.08</text:p>
          </table:table-cell>
          <table:table-cell table:style-name="ce50" table:formula="of:=(-[.J$46]+[.J52])/[.J$46]" office:value-type="float" office:value="0.0456127774921593" calcext:value-type="float">
            <text:p>0.05</text:p>
          </table:table-cell>
          <table:table-cell table:style-name="ce50" table:formula="of:=(-[.K$46]+[.K52])/[.K$46]" office:value-type="float" office:value="-0.0152244699010685" calcext:value-type="float">
            <text:p>-0.02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4D</text:p>
          </table:table-cell>
          <table:table-cell table:style-name="ce14" table:formula="of:=(-[.B$46]+[.B53])/[.B$46]" office:value-type="float" office:value="6.40254630488846" calcext:value-type="float">
            <text:p>6.40</text:p>
          </table:table-cell>
          <table:table-cell table:style-name="ce14" table:formula="of:=(-[.C$46]+[.C53])/[.C$46]" office:value-type="float" office:value="0.643299893722241" calcext:value-type="float">
            <text:p>0.64</text:p>
          </table:table-cell>
          <table:table-cell table:style-name="ce14" table:formula="of:=(-[.D$46]+[.D53])/[.D$46]" office:value-type="float" office:value="5.42170258863384" calcext:value-type="float">
            <text:p>5.42</text:p>
          </table:table-cell>
          <table:table-cell table:style-name="ce14" table:formula="of:=(-[.E$46]+[.E53])/[.E$46]" office:value-type="float" office:value="5.67857069217923" calcext:value-type="float">
            <text:p>5.68</text:p>
          </table:table-cell>
          <table:table-cell table:style-name="ce14" table:formula="of:=(-[.F$46]+[.F53])/[.F$46]" office:value-type="float" office:value="0.176844548476563" calcext:value-type="float">
            <text:p>0.18</text:p>
          </table:table-cell>
          <table:table-cell table:style-name="ce14" table:formula="of:=(-[.G$46]+[.G53])/[.G$46]" office:value-type="float" office:value="-0.277959019686619" calcext:value-type="float">
            <text:p>-0.28</text:p>
          </table:table-cell>
          <table:table-cell table:style-name="ce14" table:formula="of:=(-[.H$46]+[.H53])/[.H$46]" office:value-type="float" office:value="0.0192968543484007" calcext:value-type="float">
            <text:p>0.02</text:p>
          </table:table-cell>
          <table:table-cell table:style-name="ce14" table:formula="of:=(-[.I$46]+[.I53])/[.I$46]" office:value-type="float" office:value="0.0600687285223367" calcext:value-type="float">
            <text:p>0.06</text:p>
          </table:table-cell>
          <table:table-cell table:style-name="ce14" table:formula="of:=(-[.J$46]+[.J53])/[.J$46]" office:value-type="float" office:value="0.110158725384724" calcext:value-type="float">
            <text:p>0.11</text:p>
          </table:table-cell>
          <table:table-cell table:style-name="ce14" table:formula="of:=(-[.K$46]+[.K53])/[.K$46]" office:value-type="float" office:value="-0.318873426895769" calcext:value-type="float">
            <text:p>-0.32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 Path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column table:style-name="co1" table:default-cell-style-name="ce39"/>
        <table:table-column table:style-name="co1" table:number-columns-repeated="2" table:default-cell-style-name="ce9"/>
        <table:table-column table:style-name="co1" table:default-cell-style-name="ce53"/>
        <table:table-column table:style-name="co1" table:default-cell-style-name="ce30"/>
        <table:table-column table:style-name="co1" table:number-columns-repeated="2" table:default-cell-style-name="ce8"/>
        <table:table-column table:style-name="co1" table:default-cell-style-name="ce37"/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85" calcext:value-type="float">
            <text:p>15285.0</text:p>
          </table:table-cell>
          <table:table-cell table:style-name="ce89" office:value-type="float" office:value="5846" calcext:value-type="float">
            <text:p>5846.0</text:p>
          </table:table-cell>
          <table:table-cell table:style-name="ce89" office:value-type="float" office:value="10504" calcext:value-type="float">
            <text:p>10504.0</text:p>
          </table:table-cell>
          <table:table-cell table:style-name="ce91" office:value-type="float" office:value="404" calcext:value-type="float">
            <text:p>404.0</text:p>
          </table:table-cell>
          <table:table-cell table:style-name="ce93" office:value-type="float" office:value="19540" calcext:value-type="float">
            <text:p>19540.0</text:p>
          </table:table-cell>
          <table:table-cell table:style-name="ce96" office:value-type="float" office:value="7828" calcext:value-type="float">
            <text:p>7828.0</text:p>
          </table:table-cell>
          <table:table-cell table:style-name="ce96" office:value-type="float" office:value="12740" calcext:value-type="float">
            <text:p>12740.0</text:p>
          </table:table-cell>
          <table:table-cell table:style-name="ce98" office:value-type="float" office:value="490" calcext:value-type="float">
            <text:p>490.0</text:p>
          </table:table-cell>
          <table:table-cell office:value-type="float" office:value="30116" calcext:value-type="float">
            <text:p>30116.0</text:p>
          </table:table-cell>
          <table:table-cell office:value-type="float" office:value="13611" calcext:value-type="float">
            <text:p>13611.0</text:p>
          </table:table-cell>
          <table:table-cell office:value-type="float" office:value="19396" calcext:value-type="float">
            <text:p>19396.0</text:p>
          </table:table-cell>
          <table:table-cell office:value-type="float" office:value="746" calcext:value-type="float">
            <text:p>746.0</text:p>
          </table:table-cell>
          <table:table-cell office:value-type="float" office:value="82189" calcext:value-type="float">
            <text:p>82189.0</text:p>
          </table:table-cell>
          <table:table-cell office:value-type="float" office:value="10040" calcext:value-type="float">
            <text:p>10040.0</text:p>
          </table:table-cell>
          <table:table-cell office:value-type="float" office:value="52600" calcext:value-type="float">
            <text:p>52600.0</text:p>
          </table:table-cell>
          <table:table-cell office:value-type="float" office:value="2104" calcext:value-type="float">
            <text:p>2104.0</text:p>
          </table:table-cell>
        </table:table-row>
        <table:table-row table:style-name="ro1">
          <table:table-cell table:style-name="ce87" office:value-type="float" office:value="2079" calcext:value-type="float">
            <text:p>2079.0</text:p>
          </table:table-cell>
          <table:table-cell table:style-name="ce89" office:value-type="float" office:value="2137" calcext:value-type="float">
            <text:p>2137.0</text:p>
          </table:table-cell>
          <table:table-cell table:style-name="ce89" office:value-type="float" office:value="2990" calcext:value-type="float">
            <text:p>2990.0</text:p>
          </table:table-cell>
          <table:table-cell table:style-name="ce91" office:value-type="float" office:value="115" calcext:value-type="float">
            <text:p>115.0</text:p>
          </table:table-cell>
          <table:table-cell table:style-name="ce93" office:value-type="float" office:value="6554" calcext:value-type="float">
            <text:p>6554.0</text:p>
          </table:table-cell>
          <table:table-cell table:style-name="ce96" office:value-type="float" office:value="3974" calcext:value-type="float">
            <text:p>3974.0</text:p>
          </table:table-cell>
          <table:table-cell table:style-name="ce96" office:value-type="float" office:value="5538" calcext:value-type="float">
            <text:p>5538.0</text:p>
          </table:table-cell>
          <table:table-cell table:style-name="ce98" office:value-type="float" office:value="213" calcext:value-type="float">
            <text:p>213.0</text:p>
          </table:table-cell>
          <table:table-cell office:value-type="float" office:value="6791" calcext:value-type="float">
            <text:p>6791.0</text:p>
          </table:table-cell>
          <table:table-cell office:value-type="float" office:value="3867" calcext:value-type="float">
            <text:p>3867.0</text:p>
          </table:table-cell>
          <table:table-cell office:value-type="float" office:value="5902" calcext:value-type="float">
            <text:p>5902.0</text:p>
          </table:table-cell>
          <table:table-cell office:value-type="float" office:value="227" calcext:value-type="float">
            <text:p>227.0</text:p>
          </table:table-cell>
          <table:table-cell table:number-columns-repeated="4"/>
        </table:table-row>
        <table:table-row table:style-name="ro1">
          <table:table-cell table:style-name="ce87" office:value-type="float" office:value="1209" calcext:value-type="float">
            <text:p>1209.0</text:p>
          </table:table-cell>
          <table:table-cell table:style-name="ce89" office:value-type="float" office:value="1752" calcext:value-type="float">
            <text:p>1752.0</text:p>
          </table:table-cell>
          <table:table-cell table:style-name="ce89" office:value-type="float" office:value="2496" calcext:value-type="float">
            <text:p>2496.0</text:p>
          </table:table-cell>
          <table:table-cell table:style-name="ce91" office:value-type="float" office:value="96" calcext:value-type="float">
            <text:p>96.0</text:p>
          </table:table-cell>
          <table:table-cell table:style-name="ce93" office:value-type="float" office:value="1982" calcext:value-type="float">
            <text:p>1982.0</text:p>
          </table:table-cell>
          <table:table-cell table:style-name="ce96" office:value-type="float" office:value="2045" calcext:value-type="float">
            <text:p>2045.0</text:p>
          </table:table-cell>
          <table:table-cell table:style-name="ce96" office:value-type="float" office:value="2886" calcext:value-type="float">
            <text:p>2886.0</text:p>
          </table:table-cell>
          <table:table-cell table:style-name="ce98" office:value-type="float" office:value="111" calcext:value-type="float">
            <text:p>111.0</text:p>
          </table:table-cell>
          <table:table-cell office:value-type="float" office:value="3230" calcext:value-type="float">
            <text:p>3230.0</text:p>
          </table:table-cell>
          <table:table-cell office:value-type="float" office:value="2471" calcext:value-type="float">
            <text:p>2471.0</text:p>
          </table:table-cell>
          <table:table-cell office:value-type="float" office:value="3744" calcext:value-type="float">
            <text:p>3744.0</text:p>
          </table:table-cell>
          <table:table-cell office:value-type="float" office:value="144" calcext:value-type="float">
            <text:p>144.0</text:p>
          </table:table-cell>
          <table:table-cell table:number-columns-repeated="4"/>
        </table:table-row>
        <table:table-row table:style-name="ro1">
          <table:table-cell table:style-name="ce87" office:value-type="float" office:value="1135" calcext:value-type="float">
            <text:p>1135.0</text:p>
          </table:table-cell>
          <table:table-cell table:style-name="ce89" office:value-type="float" office:value="1681" calcext:value-type="float">
            <text:p>1681.0</text:p>
          </table:table-cell>
          <table:table-cell table:style-name="ce89" office:value-type="float" office:value="2470" calcext:value-type="float">
            <text:p>2470.0</text:p>
          </table:table-cell>
          <table:table-cell table:style-name="ce91" office:value-type="float" office:value="95" calcext:value-type="float">
            <text:p>95.0</text:p>
          </table:table-cell>
          <table:table-cell table:style-name="ce93" office:value-type="float" office:value="7848" calcext:value-type="float">
            <text:p>7848.0</text:p>
          </table:table-cell>
          <table:table-cell table:style-name="ce96" office:value-type="float" office:value="3051" calcext:value-type="float">
            <text:p>3051.0</text:p>
          </table:table-cell>
          <table:table-cell table:style-name="ce96" office:value-type="float" office:value="6292" calcext:value-type="float">
            <text:p>6292.0</text:p>
          </table:table-cell>
          <table:table-cell table:style-name="ce98" office:value-type="float" office:value="242" calcext:value-type="float">
            <text:p>242.0</text:p>
          </table:table-cell>
          <table:table-cell table:number-columns-repeated="8"/>
        </table:table-row>
        <table:table-row table:style-name="ro1">
          <table:table-cell table:style-name="ce87" office:value-type="float" office:value="1150" calcext:value-type="float">
            <text:p>1150.0</text:p>
          </table:table-cell>
          <table:table-cell table:style-name="ce89" office:value-type="float" office:value="1699" calcext:value-type="float">
            <text:p>1699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style-name="ce93" office:value-type="float" office:value="19731" calcext:value-type="float">
            <text:p>19731.0</text:p>
          </table:table-cell>
          <table:table-cell table:style-name="ce96" office:value-type="float" office:value="8541" calcext:value-type="float">
            <text:p>8541.0</text:p>
          </table:table-cell>
          <table:table-cell table:style-name="ce96" office:value-type="float" office:value="13650" calcext:value-type="float">
            <text:p>13650.0</text:p>
          </table:table-cell>
          <table:table-cell table:style-name="ce98" office:value-type="float" office:value="525" calcext:value-type="float">
            <text:p>525.0</text:p>
          </table:table-cell>
          <table:table-cell table:number-columns-repeated="8"/>
        </table:table-row>
        <table:table-row table:style-name="ro1">
          <table:table-cell table:style-name="ce87" office:value-type="float" office:value="2311" calcext:value-type="float">
            <text:p>2311.0</text:p>
          </table:table-cell>
          <table:table-cell table:style-name="ce89" office:value-type="float" office:value="2302" calcext:value-type="float">
            <text:p>2302.0</text:p>
          </table:table-cell>
          <table:table-cell table:style-name="ce89" office:value-type="float" office:value="3016" calcext:value-type="float">
            <text:p>3016.0</text:p>
          </table:table-cell>
          <table:table-cell table:style-name="ce91" office:value-type="float" office:value="116" calcext:value-type="float">
            <text:p>116.0</text:p>
          </table:table-cell>
          <table:table-cell table:style-name="ce94"/>
          <table:table-cell table:style-name="ce97" table:number-columns-repeated="2"/>
          <table:table-cell table:style-name="ce99"/>
          <table:table-cell table:number-columns-repeated="8"/>
        </table:table-row>
        <table:table-row table:style-name="ro1">
          <table:table-cell table:style-name="ce88" office:value-type="float" office:value="1425" calcext:value-type="float">
            <text:p>142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52" calcext:value-type="float">
            <text:p>2652</text:p>
          </table:table-cell>
          <table:table-cell table:style-name="ce92" office:value-type="float" office:value="102" calcext:value-type="float">
            <text:p>102</text:p>
          </table:table-cell>
          <table:table-cell table:style-name="ce95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:.A9])" office:value-type="float" office:value="24594" calcext:value-type="float">
            <text:p>24594.0</text:p>
          </table:table-cell>
          <table:table-cell table:style-name="ce23" table:formula="of:=SUM([.B3:.B9])" office:value-type="float" office:value="17230" calcext:value-type="float">
            <text:p>17230.0</text:p>
          </table:table-cell>
          <table:table-cell table:style-name="ce23" table:formula="of:=SUM([.C3:.C9])" office:value-type="float" office:value="26572" calcext:value-type="float">
            <text:p>26572.0</text:p>
          </table:table-cell>
          <table:table-cell office:value-type="float" office:value="2681" calcext:value-type="float">
            <text:p>2681.0</text:p>
          </table:table-cell>
          <table:table-cell table:formula="of:=SUM([.E3:.E9])" office:value-type="float" office:value="55655" calcext:value-type="float">
            <text:p>55655.0</text:p>
          </table:table-cell>
          <table:table-cell table:style-name="ce39" table:formula="of:=SUM([.F3:.F9])" office:value-type="float" office:value="25439" calcext:value-type="float">
            <text:p>25439.0</text:p>
          </table:table-cell>
          <table:table-cell table:style-name="ce39" table:formula="of:=SUM([.G3:.G9])" office:value-type="float" office:value="41106" calcext:value-type="float">
            <text:p>41106.0</text:p>
          </table:table-cell>
          <table:table-cell table:style-name="ce39" office:value-type="float" office:value="3078" calcext:value-type="float">
            <text:p>3078.0</text:p>
          </table:table-cell>
          <table:table-cell table:formula="of:=SUM([.I3:.I9])" office:value-type="float" office:value="40137" calcext:value-type="float">
            <text:p>40137.0</text:p>
          </table:table-cell>
          <table:table-cell table:style-name="ce30" table:formula="of:=SUM([.J3:.J9])" office:value-type="float" office:value="19949" calcext:value-type="float">
            <text:p>19949.0</text:p>
          </table:table-cell>
          <table:table-cell table:style-name="ce30" table:formula="of:=SUM([.K3:.K9])" office:value-type="float" office:value="29042" calcext:value-type="float">
            <text:p>29042.0</text:p>
          </table:table-cell>
          <table:table-cell table:style-name="ce30" office:value-type="float" office:value="2054" calcext:value-type="float">
            <text:p>2054.0</text:p>
          </table:table-cell>
          <table:table-cell table:formula="of:=SUM([.M3:.M9])" office:value-type="float" office:value="82189" calcext:value-type="float">
            <text:p>82189.0</text:p>
          </table:table-cell>
          <table:table-cell table:style-name="ce23" table:formula="of:=SUM([.N3:.N9])" office:value-type="float" office:value="10040" calcext:value-type="float">
            <text:p>10040.0</text:p>
          </table:table-cell>
          <table:table-cell table:style-name="ce23" table:formula="of:=SUM([.O3:.O9])" office:value-type="float" office:value="52600" calcext:value-type="float">
            <text:p>52600.0</text:p>
          </table:table-cell>
          <table:table-cell table:formula="of:=SUM([.P3:.P9])" office:value-type="float" office:value="2104" calcext:value-type="float">
            <text:p>2104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:.A8])" office:value-type="float" office:value="3861.5" calcext:value-type="float">
            <text:p>3861.5</text:p>
          </table:table-cell>
          <table:table-cell table:style-name="ce24" table:formula="of:=AVERAGE([.B3:.B8])" office:value-type="float" office:value="2569.5" calcext:value-type="float">
            <text:p>2569.5</text:p>
          </table:table-cell>
          <table:table-cell table:style-name="ce24" table:formula="of:=AVERAGE([.C3:.C8])" office:value-type="float" office:value="3986.66666666667" calcext:value-type="float">
            <text:p>3986.7</text:p>
          </table:table-cell>
          <table:table-cell table:style-name="ce28" table:formula="of:=AVERAGE([.D3:.D8])" office:value-type="float" office:value="153.333333333333" calcext:value-type="float">
            <text:p>153.3</text:p>
          </table:table-cell>
          <table:table-cell table:style-name="ce41" table:formula="of:=AVERAGE([.E3:.E8])" office:value-type="float" office:value="11131" calcext:value-type="float">
            <text:p>11131.0</text:p>
          </table:table-cell>
          <table:table-cell table:style-name="ce41" table:formula="of:=AVERAGE([.F3:.F8])" office:value-type="float" office:value="5087.8" calcext:value-type="float">
            <text:p>5087.8</text:p>
          </table:table-cell>
          <table:table-cell table:style-name="ce41" table:formula="of:=AVERAGE([.G3:.G8])" office:value-type="float" office:value="8221.2" calcext:value-type="float">
            <text:p>8221.2</text:p>
          </table:table-cell>
          <table:table-cell table:style-name="ce41" table:formula="of:=AVERAGE([.H3:.H8])" office:value-type="float" office:value="316.2" calcext:value-type="float">
            <text:p>316.2</text:p>
          </table:table-cell>
          <table:table-cell table:style-name="ce32" table:formula="of:=AVERAGE([.I3:.I8])" office:value-type="float" office:value="13379" calcext:value-type="float">
            <text:p>13379.0</text:p>
          </table:table-cell>
          <table:table-cell table:style-name="ce32" table:formula="of:=AVERAGE([.J3:.J8])" office:value-type="float" office:value="6649.66666666667" calcext:value-type="float">
            <text:p>6649.7</text:p>
          </table:table-cell>
          <table:table-cell table:style-name="ce32" table:formula="of:=AVERAGE([.K3:.K8])" office:value-type="float" office:value="9680.66666666667" calcext:value-type="float">
            <text:p>9680.7</text:p>
          </table:table-cell>
          <table:table-cell table:style-name="ce32" table:formula="of:=AVERAGE([.L3:.L8])" office:value-type="float" office:value="372.333333333333" calcext:value-type="float">
            <text:p>372.3</text:p>
          </table:table-cell>
          <table:table-cell table:style-name="ce4" table:formula="of:=AVERAGE([.M3:.M8])" office:value-type="float" office:value="82189" calcext:value-type="float">
            <text:p>82189.0</text:p>
          </table:table-cell>
          <table:table-cell table:style-name="ce24" table:formula="of:=AVERAGE([.N3:.N8])" office:value-type="float" office:value="10040" calcext:value-type="float">
            <text:p>10040.0</text:p>
          </table:table-cell>
          <table:table-cell table:style-name="ce24" table:formula="of:=AVERAGE([.O3:.O8])" office:value-type="float" office:value="52600" calcext:value-type="float">
            <text:p>52600.0</text:p>
          </table:table-cell>
          <table:table-cell table:style-name="ce28" table:formula="of:=AVERAGE([.P3:.P8])" office:value-type="float" office:value="2104" calcext:value-type="float">
            <text:p>2104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10" calcext:value-type="float">
            <text:p>15210.0</text:p>
          </table:table-cell>
          <table:table-cell table:style-name="ce87" office:value-type="float" office:value="5863" calcext:value-type="float">
            <text:p>5863.0</text:p>
          </table:table-cell>
          <table:table-cell table:style-name="ce89" office:value-type="float" office:value="10426" calcext:value-type="float">
            <text:p>10426.0</text:p>
          </table:table-cell>
          <table:table-cell table:style-name="ce91" office:value-type="float" office:value="401" calcext:value-type="float">
            <text:p>401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11103" calcext:value-type="float">
            <text:p>11103.0</text:p>
          </table:table-cell>
          <table:table-cell office:value-type="float" office:value="15678" calcext:value-type="float">
            <text:p>15678.0</text:p>
          </table:table-cell>
          <table:table-cell office:value-type="float" office:value="603" calcext:value-type="float">
            <text:p>603.0</text:p>
          </table:table-cell>
          <table:table-cell office:value-type="float" office:value="34400" calcext:value-type="float">
            <text:p>34400.0</text:p>
          </table:table-cell>
          <table:table-cell office:value-type="float" office:value="13441" calcext:value-type="float">
            <text:p>13441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844" calcext:value-type="float">
            <text:p>844.0</text:p>
          </table:table-cell>
          <table:table-cell office:value-type="float" office:value="82572" calcext:value-type="float">
            <text:p>82572.0</text:p>
          </table:table-cell>
          <table:table-cell office:value-type="float" office:value="10385" calcext:value-type="float">
            <text:p>10385.0</text:p>
          </table:table-cell>
          <table:table-cell office:value-type="float" office:value="55250" calcext:value-type="float">
            <text:p>55250.0</text:p>
          </table:table-cell>
          <table:table-cell office:value-type="float" office:value="2210" calcext:value-type="float">
            <text:p>2210.0</text:p>
          </table:table-cell>
        </table:table-row>
        <table:table-row table:style-name="ro1">
          <table:table-cell table:style-name="ce87" office:value-type="float" office:value="2083" calcext:value-type="float">
            <text:p>2083.0</text:p>
          </table:table-cell>
          <table:table-cell table:style-name="ce89" office:value-type="float" office:value="2082" calcext:value-type="float">
            <text:p>2082.0</text:p>
          </table:table-cell>
          <table:table-cell table:style-name="ce89" office:value-type="float" office:value="3042" calcext:value-type="float">
            <text:p>3042.0</text:p>
          </table:table-cell>
          <table:table-cell table:style-name="ce91" office:value-type="float" office:value="117" calcext:value-type="float">
            <text:p>117.0</text:p>
          </table:table-cell>
          <table:table-cell office:value-type="float" office:value="2071" calcext:value-type="float">
            <text:p>2071.0</text:p>
          </table:table-cell>
          <table:table-cell office:value-type="float" office:value="2091" calcext:value-type="float">
            <text:p>2091.0</text:p>
          </table:table-cell>
          <table:table-cell office:value-type="float" office:value="2808" calcext:value-type="float">
            <text:p>2808.0</text:p>
          </table:table-cell>
          <table:table-cell office:value-type="float" office:value="108" calcext:value-type="float">
            <text:p>108.0</text:p>
          </table:table-cell>
          <table:table-cell office:value-type="float" office:value="6901" calcext:value-type="float">
            <text:p>6901.0</text:p>
          </table:table-cell>
          <table:table-cell office:value-type="float" office:value="3967" calcext:value-type="float">
            <text:p>3967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table:style-name="ce87" office:value-type="float" office:value="1227" calcext:value-type="float">
            <text:p>1227.0</text:p>
          </table:table-cell>
          <table:table-cell table:style-name="ce89" office:value-type="float" office:value="1734" calcext:value-type="float">
            <text:p>1734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8307" calcext:value-type="float">
            <text:p>8307.0</text:p>
          </table:table-cell>
          <table:table-cell office:value-type="float" office:value="3068" calcext:value-type="float">
            <text:p>3068.0</text:p>
          </table:table-cell>
          <table:table-cell office:value-type="float" office:value="6500" calcext:value-type="float">
            <text:p>6500.0</text:p>
          </table:table-cell>
          <table:table-cell office:value-type="float" office:value="250" calcext:value-type="float">
            <text:p>250.0</text:p>
          </table:table-cell>
          <table:table-cell office:value-type="float" office:value="3915" calcext:value-type="float">
            <text:p>3915.0</text:p>
          </table:table-cell>
          <table:table-cell office:value-type="float" office:value="2728" calcext:value-type="float">
            <text:p>2728.0</text:p>
          </table:table-cell>
          <table:table-cell office:value-type="float" office:value="4134" calcext:value-type="float">
            <text:p>4134.0</text:p>
          </table:table-cell>
          <table:table-cell office:value-type="float" office:value="159" calcext:value-type="float">
            <text:p>159.0</text:p>
          </table:table-cell>
          <table:table-cell table:number-columns-repeated="4"/>
        </table:table-row>
        <table:table-row table:style-name="ro1">
          <table:table-cell table:style-name="ce87" office:value-type="float" office:value="1170" calcext:value-type="float">
            <text:p>1170.0</text:p>
          </table:table-cell>
          <table:table-cell table:style-name="ce89" office:value-type="float" office:value="1680" calcext:value-type="float">
            <text:p>1680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19457" calcext:value-type="float">
            <text:p>19457.0</text:p>
          </table:table-cell>
          <table:table-cell office:value-type="float" office:value="8199" calcext:value-type="float">
            <text:p>8199.0</text:p>
          </table:table-cell>
          <table:table-cell office:value-type="float" office:value="13858" calcext:value-type="float">
            <text:p>13858.0</text:p>
          </table:table-cell>
          <table:table-cell office:value-type="float" office:value="533" calcext:value-type="float">
            <text:p>533.0</text:p>
          </table:table-cell>
          <table:table-cell table:number-columns-repeated="8"/>
        </table:table-row>
        <table:table-row table:style-name="ro1">
          <table:table-cell table:style-name="ce87" office:value-type="float" office:value="1178" calcext:value-type="float">
            <text:p>1178.0</text:p>
          </table:table-cell>
          <table:table-cell table:style-name="ce89" office:value-type="float" office:value="1781" calcext:value-type="float">
            <text:p>1781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number-columns-repeated="12"/>
        </table:table-row>
        <table:table-row table:style-name="ro1">
          <table:table-cell table:style-name="ce87" office:value-type="float" office:value="1473" calcext:value-type="float">
            <text:p>1473.0</text:p>
          </table:table-cell>
          <table:table-cell table:style-name="ce89" office:value-type="float" office:value="1777" calcext:value-type="float">
            <text:p>1777.0</text:p>
          </table:table-cell>
          <table:table-cell table:style-name="ce89" office:value-type="float" office:value="2678" calcext:value-type="float">
            <text:p>2678.0</text:p>
          </table:table-cell>
          <table:table-cell table:style-name="ce91" office:value-type="float" office:value="103" calcext:value-type="float">
            <text:p>103.0</text:p>
          </table:table-cell>
          <table:table-cell table:number-columns-repeated="12"/>
        </table:table-row>
        <table:table-row table:style-name="ro1">
          <table:table-cell table:style-name="ce88" office:value-type="float" office:value="1445" calcext:value-type="float">
            <text:p>144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78" calcext:value-type="float">
            <text:p>2678</text:p>
          </table:table-cell>
          <table:table-cell table:style-name="ce92" office:value-type="float" office:value="103" calcext:value-type="float">
            <text:p>103</text:p>
          </table:table-cell>
          <table:table-cell table:style-name="ce40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17:.A23])" office:value-type="float" office:value="23786" calcext:value-type="float">
            <text:p>23786.0</text:p>
          </table:table-cell>
          <table:table-cell table:style-name="ce23" table:formula="of:=SUM([.B17:.B23])" office:value-type="float" office:value="16730" calcext:value-type="float">
            <text:p>16730.0</text:p>
          </table:table-cell>
          <table:table-cell table:style-name="ce23" table:formula="of:=SUM([.C17:.C23])" office:value-type="float" office:value="26312" calcext:value-type="float">
            <text:p>26312.0</text:p>
          </table:table-cell>
          <table:table-cell office:value-type="float" office:value="2685" calcext:value-type="float">
            <text:p>2685.0</text:p>
          </table:table-cell>
          <table:table-cell table:formula="of:=SUM([.E17:.E23])" office:value-type="float" office:value="53559" calcext:value-type="float">
            <text:p>53559.0</text:p>
          </table:table-cell>
          <table:table-cell table:style-name="ce39" table:formula="of:=SUM([.F17:.F23])" office:value-type="float" office:value="24461" calcext:value-type="float">
            <text:p>24461.0</text:p>
          </table:table-cell>
          <table:table-cell table:style-name="ce39" table:formula="of:=SUM([.G17:.G23])" office:value-type="float" office:value="38844" calcext:value-type="float">
            <text:p>38844.0</text:p>
          </table:table-cell>
          <table:table-cell table:style-name="ce39" office:value-type="float" office:value="2815" calcext:value-type="float">
            <text:p>2815.0</text:p>
          </table:table-cell>
          <table:table-cell table:formula="of:=SUM([.I17:.I23])" office:value-type="float" office:value="45216" calcext:value-type="float">
            <text:p>45216.0</text:p>
          </table:table-cell>
          <table:table-cell table:style-name="ce30" table:formula="of:=SUM([.J17:.J23])" office:value-type="float" office:value="20136" calcext:value-type="float">
            <text:p>20136.0</text:p>
          </table:table-cell>
          <table:table-cell table:style-name="ce30" table:formula="of:=SUM([.K17:.K23])" office:value-type="float" office:value="32032" calcext:value-type="float">
            <text:p>32032.0</text:p>
          </table:table-cell>
          <table:table-cell table:style-name="ce30" office:value-type="float" office:value="2225" calcext:value-type="float">
            <text:p>2225.0</text:p>
          </table:table-cell>
          <table:table-cell table:formula="of:=SUM([.M17:.M23])" office:value-type="float" office:value="82572" calcext:value-type="float">
            <text:p>82572.0</text:p>
          </table:table-cell>
          <table:table-cell table:style-name="ce23" table:formula="of:=SUM([.N17:.N23])" office:value-type="float" office:value="10385" calcext:value-type="float">
            <text:p>10385.0</text:p>
          </table:table-cell>
          <table:table-cell table:style-name="ce23" table:formula="of:=SUM([.O17:.O23])" office:value-type="float" office:value="55250" calcext:value-type="float">
            <text:p>55250.0</text:p>
          </table:table-cell>
          <table:table-cell table:formula="of:=SUM([.P17:.P23])" office:value-type="float" office:value="2210" calcext:value-type="float">
            <text:p>2210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17:.A23])" office:value-type="float" office:value="3398" calcext:value-type="float">
            <text:p>3398.0</text:p>
          </table:table-cell>
          <table:table-cell table:style-name="ce24" table:formula="of:=AVERAGE([.B17:.B23])" office:value-type="float" office:value="2390" calcext:value-type="float">
            <text:p>2390.0</text:p>
          </table:table-cell>
          <table:table-cell table:style-name="ce24" table:formula="of:=AVERAGE([.C17:.C23])" office:value-type="float" office:value="3758.85714285714" calcext:value-type="float">
            <text:p>3758.9</text:p>
          </table:table-cell>
          <table:table-cell table:style-name="ce28" table:formula="of:=AVERAGE([.D17:.D23])" office:value-type="float" office:value="144.571428571429" calcext:value-type="float">
            <text:p>144.6</text:p>
          </table:table-cell>
          <table:table-cell table:style-name="ce42" table:formula="of:=AVERAGE([.E17:.E23])" office:value-type="float" office:value="13389.75" calcext:value-type="float">
            <text:p>13389.8</text:p>
          </table:table-cell>
          <table:table-cell table:style-name="ce42" table:formula="of:=AVERAGE([.F17:.F23])" office:value-type="float" office:value="6115.25" calcext:value-type="float">
            <text:p>6115.3</text:p>
          </table:table-cell>
          <table:table-cell table:style-name="ce42" table:formula="of:=AVERAGE([.G17:.G23])" office:value-type="float" office:value="9711" calcext:value-type="float">
            <text:p>9711.0</text:p>
          </table:table-cell>
          <table:table-cell table:style-name="ce42" table:formula="of:=AVERAGE([.H17:.H23])" office:value-type="float" office:value="373.5" calcext:value-type="float">
            <text:p>373.5</text:p>
          </table:table-cell>
          <table:table-cell table:style-name="ce33" table:formula="of:=AVERAGE([.I17:.I23])" office:value-type="float" office:value="15072" calcext:value-type="float">
            <text:p>15072.0</text:p>
          </table:table-cell>
          <table:table-cell table:style-name="ce33" table:formula="of:=AVERAGE([.J17:.J23])" office:value-type="float" office:value="6712" calcext:value-type="float">
            <text:p>6712.0</text:p>
          </table:table-cell>
          <table:table-cell table:style-name="ce33" table:formula="of:=AVERAGE([.K17:.K23])" office:value-type="float" office:value="10677.3333333333" calcext:value-type="float">
            <text:p>10677.3</text:p>
          </table:table-cell>
          <table:table-cell table:style-name="ce33" table:formula="of:=AVERAGE([.L17:.L23])" office:value-type="float" office:value="410.666666666667" calcext:value-type="float">
            <text:p>410.7</text:p>
          </table:table-cell>
          <table:table-cell table:style-name="ce4" table:formula="of:=AVERAGE([.M17:.M23])" office:value-type="float" office:value="82572" calcext:value-type="float">
            <text:p>82572.0</text:p>
          </table:table-cell>
          <table:table-cell table:style-name="ce24" table:formula="of:=AVERAGE([.N17:.N23])" office:value-type="float" office:value="10385" calcext:value-type="float">
            <text:p>10385.0</text:p>
          </table:table-cell>
          <table:table-cell table:style-name="ce24" table:formula="of:=AVERAGE([.O17:.O23])" office:value-type="float" office:value="55250" calcext:value-type="float">
            <text:p>55250.0</text:p>
          </table:table-cell>
          <table:table-cell table:style-name="ce28" table:formula="of:=AVERAGE([.P17:.P23])" office:value-type="float" office:value="2210" calcext:value-type="float">
            <text:p>2210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4718" calcext:value-type="float">
            <text:p>14718.0</text:p>
          </table:table-cell>
          <table:table-cell office:value-type="float" office:value="5575" calcext:value-type="float">
            <text:p>5575.0</text:p>
          </table:table-cell>
          <table:table-cell office:value-type="float" office:value="10270" calcext:value-type="float">
            <text:p>10270.0</text:p>
          </table:table-cell>
          <table:table-cell office:value-type="float" office:value="395" calcext:value-type="float">
            <text:p>395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8424" calcext:value-type="float">
            <text:p>8424.0</text:p>
          </table:table-cell>
          <table:table-cell office:value-type="float" office:value="13624" calcext:value-type="float">
            <text:p>13624.0</text:p>
          </table:table-cell>
          <table:table-cell office:value-type="float" office:value="524" calcext:value-type="float">
            <text:p>524.0</text:p>
          </table:table-cell>
          <table:table-cell office:value-type="float" office:value="30123" calcext:value-type="float">
            <text:p>30123.0</text:p>
          </table:table-cell>
          <table:table-cell office:value-type="float" office:value="13564" calcext:value-type="float">
            <text:p>13564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749" calcext:value-type="float">
            <text:p>749.0</text:p>
          </table:table-cell>
          <table:table-cell office:value-type="float" office:value="85662" calcext:value-type="float">
            <text:p>85662.0</text:p>
          </table:table-cell>
          <table:table-cell office:value-type="float" office:value="9380" calcext:value-type="float">
            <text:p>9380.0</text:p>
          </table:table-cell>
          <table:table-cell office:value-type="float" office:value="56825" calcext:value-type="float">
            <text:p>56825.0</text:p>
          </table:table-cell>
          <table:table-cell office:value-type="float" office:value="2273" calcext:value-type="float">
            <text:p>2273.0</text:p>
          </table:table-cell>
        </table:table-row>
        <table:table-row table:style-name="ro1">
          <table:table-cell office:value-type="float" office:value="2120" calcext:value-type="float">
            <text:p>2120.0</text:p>
          </table:table-cell>
          <table:table-cell office:value-type="float" office:value="2110" calcext:value-type="float">
            <text:p>2110.0</text:p>
          </table:table-cell>
          <table:table-cell office:value-type="float" office:value="3042" calcext:value-type="float">
            <text:p>3042.0</text:p>
          </table:table-cell>
          <table:table-cell office:value-type="float" office:value="117" calcext:value-type="float">
            <text:p>117.0</text:p>
          </table:table-cell>
          <table:table-cell office:value-type="float" office:value="4719" calcext:value-type="float">
            <text:p>4719.0</text:p>
          </table:table-cell>
          <table:table-cell office:value-type="float" office:value="3105" calcext:value-type="float">
            <text:p>3105.0</text:p>
          </table:table-cell>
          <table:table-cell office:value-type="float" office:value="4576" calcext:value-type="float">
            <text:p>4576.0</text:p>
          </table:table-cell>
          <table:table-cell office:value-type="float" office:value="176" calcext:value-type="float">
            <text:p>176.0</text:p>
          </table:table-cell>
          <table:table-cell office:value-type="float" office:value="6844" calcext:value-type="float">
            <text:p>6844.0</text:p>
          </table:table-cell>
          <table:table-cell office:value-type="float" office:value="3876" calcext:value-type="float">
            <text:p>3876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.0</text:p>
          </table:table-cell>
          <table:table-cell office:value-type="float" office:value="1735" calcext:value-type="float">
            <text:p>1735.0</text:p>
          </table:table-cell>
          <table:table-cell office:value-type="float" office:value="2496" calcext:value-type="float">
            <text:p>2496.0</text:p>
          </table:table-cell>
          <table:table-cell office:value-type="float" office:value="96" calcext:value-type="float">
            <text:p>96.0</text:p>
          </table:table-cell>
          <table:table-cell office:value-type="float" office:value="4900" calcext:value-type="float">
            <text:p>4900.0</text:p>
          </table:table-cell>
          <table:table-cell office:value-type="float" office:value="3325" calcext:value-type="float">
            <text:p>3325.0</text:p>
          </table:table-cell>
          <table:table-cell office:value-type="float" office:value="4550" calcext:value-type="float">
            <text:p>4550.0</text:p>
          </table:table-cell>
          <table:table-cell office:value-type="float" office:value="175" calcext:value-type="float">
            <text:p>175.0</text:p>
          </table:table-cell>
          <table:table-cell office:value-type="float" office:value="3529" calcext:value-type="float">
            <text:p>3529.0</text:p>
          </table:table-cell>
          <table:table-cell office:value-type="float" office:value="2577" calcext:value-type="float">
            <text:p>2577.0</text:p>
          </table:table-cell>
          <table:table-cell office:value-type="float" office:value="3926" calcext:value-type="float">
            <text:p>3926.0</text:p>
          </table:table-cell>
          <table:table-cell office:value-type="float" office:value="151" calcext:value-type="float">
            <text:p>151.0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.0</text:p>
          </table:table-cell>
          <table:table-cell office:value-type="float" office:value="1671" calcext:value-type="float">
            <text:p>1671.0</text:p>
          </table:table-cell>
          <table:table-cell office:value-type="float" office:value="2522" calcext:value-type="float">
            <text:p>2522.0</text:p>
          </table:table-cell>
          <table:table-cell office:value-type="float" office:value="97" calcext:value-type="float">
            <text:p>97.0</text:p>
          </table:table-cell>
          <table:table-cell office:value-type="float" office:value="14653" calcext:value-type="float">
            <text:p>14653.0</text:p>
          </table:table-cell>
          <table:table-cell office:value-type="float" office:value="6216" calcext:value-type="float">
            <text:p>6216.0</text:p>
          </table:table-cell>
          <table:table-cell office:value-type="float" office:value="11050" calcext:value-type="float">
            <text:p>11050.0</text:p>
          </table:table-cell>
          <table:table-cell office:value-type="float" office:value="425" calcext:value-type="float">
            <text:p>425.0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.0</text:p>
          </table:table-cell>
          <table:table-cell office:value-type="float" office:value="1763" calcext:value-type="float">
            <text:p>1763.0</text:p>
          </table:table-cell>
          <table:table-cell office:value-type="float" office:value="2418" calcext:value-type="float">
            <text:p>2418.0</text:p>
          </table:table-cell>
          <table:table-cell office:value-type="float" office:value="93" calcext:value-type="float">
            <text:p>93.0</text:p>
          </table:table-cell>
          <table:table-cell table:number-columns-repeated="12"/>
        </table:table-row>
        <table:table-row table:style-name="ro1">
          <table:table-cell office:value-type="float" office:value="1838" calcext:value-type="float">
            <text:p>1838.0</text:p>
          </table:table-cell>
          <table:table-cell office:value-type="float" office:value="1956" calcext:value-type="float">
            <text:p>1956.0</text:p>
          </table:table-cell>
          <table:table-cell office:value-type="float" office:value="2886" calcext:value-type="float">
            <text:p>2886.0</text:p>
          </table:table-cell>
          <table:table-cell office:value-type="float" office:value="111" calcext:value-type="float">
            <text:p>111.0</text:p>
          </table:table-cell>
          <table:table-cell table:number-columns-repeated="12"/>
        </table:table-row>
        <table:table-row table:style-name="ro1">
          <table:table-cell office:value-type="float" office:value="1449" calcext:value-type="float">
            <text:p>1449.0</text:p>
          </table:table-cell>
          <table:table-cell office:value-type="float" office:value="1822" calcext:value-type="float">
            <text:p>1822.0</text:p>
          </table:table-cell>
          <table:table-cell office:value-type="float" office:value="2652" calcext:value-type="float">
            <text:p>2652.0</text:p>
          </table:table-cell>
          <table:table-cell office:value-type="float" office:value="102" calcext:value-type="float">
            <text:p>102.0</text:p>
          </table:table-cell>
          <table:table-cell table:style-name="ce9"/>
          <table:table-cell table:number-columns-repeated="2"/>
          <table:table-cell table:style-name="ce9"/>
          <table:table-cell table:style-name="ce8"/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1:.A37])" office:value-type="float" office:value="23687" calcext:value-type="float">
            <text:p>23687.0</text:p>
          </table:table-cell>
          <table:table-cell table:style-name="ce23" table:formula="of:=SUM([.B31:.B37])" office:value-type="float" office:value="16632" calcext:value-type="float">
            <text:p>16632.0</text:p>
          </table:table-cell>
          <table:table-cell table:style-name="ce23" table:formula="of:=SUM([.C31:.C37])" office:value-type="float" office:value="26286" calcext:value-type="float">
            <text:p>26286.0</text:p>
          </table:table-cell>
          <table:table-cell office:value-type="float" office:value="2692" calcext:value-type="float">
            <text:p>2692.0</text:p>
          </table:table-cell>
          <table:table-cell table:formula="of:=SUM([.E31:.E37])" office:value-type="float" office:value="45276" calcext:value-type="float">
            <text:p>45276.0</text:p>
          </table:table-cell>
          <table:table-cell table:style-name="ce39" table:formula="of:=SUM([.F31:.F37])" office:value-type="float" office:value="21070" calcext:value-type="float">
            <text:p>21070.0</text:p>
          </table:table-cell>
          <table:table-cell table:style-name="ce39" table:formula="of:=SUM([.G31:.G37])" office:value-type="float" office:value="33800" calcext:value-type="float">
            <text:p>33800.0</text:p>
          </table:table-cell>
          <table:table-cell table:style-name="ce39" office:value-type="float" office:value="2781" calcext:value-type="float">
            <text:p>2781.0</text:p>
          </table:table-cell>
          <table:table-cell table:formula="of:=SUM([.I31:.I37])" office:value-type="float" office:value="40496" calcext:value-type="float">
            <text:p>40496.0</text:p>
          </table:table-cell>
          <table:table-cell table:style-name="ce30" table:formula="of:=SUM([.J31:.J37])" office:value-type="float" office:value="20017" calcext:value-type="float">
            <text:p>20017.0</text:p>
          </table:table-cell>
          <table:table-cell table:style-name="ce30" table:formula="of:=SUM([.K31:.K37])" office:value-type="float" office:value="29354" calcext:value-type="float">
            <text:p>29354.0</text:p>
          </table:table-cell>
          <table:table-cell table:style-name="ce30" office:value-type="float" office:value="2198" calcext:value-type="float">
            <text:p>2198.0</text:p>
          </table:table-cell>
          <table:table-cell table:formula="of:=SUM([.M31:.M37])" office:value-type="float" office:value="85662" calcext:value-type="float">
            <text:p>85662.0</text:p>
          </table:table-cell>
          <table:table-cell table:style-name="ce23" table:formula="of:=SUM([.N31:.N37])" office:value-type="float" office:value="9380" calcext:value-type="float">
            <text:p>9380.0</text:p>
          </table:table-cell>
          <table:table-cell table:style-name="ce23" table:formula="of:=SUM([.O31:.O37])" office:value-type="float" office:value="56825" calcext:value-type="float">
            <text:p>56825.0</text:p>
          </table:table-cell>
          <table:table-cell table:formula="of:=SUM([.P31:.P37])" office:value-type="float" office:value="2273" calcext:value-type="float">
            <text:p>2273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1:.A37])" office:value-type="float" office:value="3383.85714285714" calcext:value-type="float">
            <text:p>3383.9</text:p>
          </table:table-cell>
          <table:table-cell table:style-name="ce24" table:formula="of:=AVERAGE([.B31:.B37])" office:value-type="float" office:value="2376" calcext:value-type="float">
            <text:p>2376.0</text:p>
          </table:table-cell>
          <table:table-cell table:style-name="ce24" table:formula="of:=AVERAGE([.C31:.C37])" office:value-type="float" office:value="3755.14285714286" calcext:value-type="float">
            <text:p>3755.1</text:p>
          </table:table-cell>
          <table:table-cell table:style-name="ce28" table:formula="of:=AVERAGE([.D31:.D37])" office:value-type="float" office:value="144.428571428571" calcext:value-type="float">
            <text:p>144.4</text:p>
          </table:table-cell>
          <table:table-cell table:style-name="ce41" table:formula="of:=AVERAGE([.E31:.E37])" office:value-type="float" office:value="11319" calcext:value-type="float">
            <text:p>11319.0</text:p>
          </table:table-cell>
          <table:table-cell table:style-name="ce41" table:formula="of:=AVERAGE([.F31:.F37])" office:value-type="float" office:value="5267.5" calcext:value-type="float">
            <text:p>5267.5</text:p>
          </table:table-cell>
          <table:table-cell table:style-name="ce41" table:formula="of:=AVERAGE([.G31:.G37])" office:value-type="float" office:value="8450" calcext:value-type="float">
            <text:p>8450.0</text:p>
          </table:table-cell>
          <table:table-cell table:style-name="ce41" table:formula="of:=AVERAGE([.H31:.H37])" office:value-type="float" office:value="325" calcext:value-type="float">
            <text:p>325.0</text:p>
          </table:table-cell>
          <table:table-cell table:style-name="ce32" table:formula="of:=AVERAGE([.I31:.I37])" office:value-type="float" office:value="13498.6666666667" calcext:value-type="float">
            <text:p>13498.7</text:p>
          </table:table-cell>
          <table:table-cell table:style-name="ce32" table:formula="of:=AVERAGE([.J31:.J37])" office:value-type="float" office:value="6672.33333333333" calcext:value-type="float">
            <text:p>6672.3</text:p>
          </table:table-cell>
          <table:table-cell table:style-name="ce32" table:formula="of:=AVERAGE([.K31:.K37])" office:value-type="float" office:value="9784.66666666667" calcext:value-type="float">
            <text:p>9784.7</text:p>
          </table:table-cell>
          <table:table-cell table:style-name="ce32" table:formula="of:=AVERAGE([.L31:.L37])" office:value-type="float" office:value="376.333333333333" calcext:value-type="float">
            <text:p>376.3</text:p>
          </table:table-cell>
          <table:table-cell table:style-name="ce4" table:formula="of:=AVERAGE([.M31:.M37])" office:value-type="float" office:value="85662" calcext:value-type="float">
            <text:p>85662.0</text:p>
          </table:table-cell>
          <table:table-cell table:style-name="ce24" table:formula="of:=AVERAGE([.N31:.N37])" office:value-type="float" office:value="9380" calcext:value-type="float">
            <text:p>9380.0</text:p>
          </table:table-cell>
          <table:table-cell table:style-name="ce24" table:formula="of:=AVERAGE([.O31:.O37])" office:value-type="float" office:value="56825" calcext:value-type="float">
            <text:p>56825.0</text:p>
          </table:table-cell>
          <table:table-cell table:style-name="ce28" table:formula="of:=AVERAGE([.P31:.P37])" office:value-type="float" office:value="2273" calcext:value-type="float">
            <text:p>2273.0</text:p>
          </table:table-cell>
        </table:table-row>
        <table:table-row table:style-name="ro1" table:number-rows-repeated="3">
          <table:table-cell table:style-name="Default" table:number-columns-repeated="16"/>
        </table:table-row>
        <table:table-row table:style-name="ro4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formula="of:=AVERAGE([.A41];[.A27];[.A13])" office:value-type="float" office:value="3547.78571428571" calcext:value-type="float">
            <text:p>3547.8</text:p>
          </table:table-cell>
          <table:table-cell table:formula="of:=AVERAGE([.B41];[.B27];[.B13])" office:value-type="float" office:value="2445.16666666667" calcext:value-type="float">
            <text:p>2445.2</text:p>
          </table:table-cell>
          <table:table-cell table:style-name="ce7" table:formula="of:=AVERAGE([.C41];[.C27];[.C13])" office:value-type="float" office:value="3833.55555555556" calcext:value-type="float">
            <text:p>3833.6</text:p>
          </table:table-cell>
          <table:table-cell table:style-name="ce7" table:formula="of:=AVERAGE([.D41];[.D27];[.D13])" office:value-type="float" office:value="147.444444444444" calcext:value-type="float">
            <text:p>147.4</text:p>
          </table:table-cell>
          <table:table-cell table:style-name="ce7" table:formula="of:=AVERAGE([.A11];[.A25];[.A39])" office:value-type="float" office:value="24022.3333333333" calcext:value-type="float">
            <text:p>24022.3</text:p>
          </table:table-cell>
          <table:table-cell table:style-name="ce7" table:formula="of:=AVERAGE([.B11];[.B25];[.B39])+[.H46]" office:value-type="float" office:value="43254" calcext:value-type="float">
            <text:p>43254.0</text:p>
          </table:table-cell>
          <table:table-cell table:style-name="ce7" table:formula="of:=AVERAGE([.C11];[.C25];[.C39])" office:value-type="float" office:value="26390" calcext:value-type="float">
            <text:p>26390.0</text:p>
          </table:table-cell>
          <table:table-cell table:style-name="ce7" table:formula="of:=AVERAGE([.D11];[.D25];[.D39])" office:value-type="float" office:value="2686" calcext:value-type="float">
            <text:p>2686.0</text:p>
          </table:table-cell>
          <table:table-cell table:style-name="ce14" table:formula="of:=[.F46]/[.I46]" office:value-type="float" office:value="8.94353437577563" calcext:value-type="float">
            <text:p>8.94</text:p>
          </table:table-cell>
          <table:table-cell table:style-name="ce14" table:formula="of:=[.G46]/[.I46]" office:value-type="float" office:value="16.1034996276992" calcext:value-type="float">
            <text:p>16.1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E41];[.E27];[.E13])" office:value-type="float" office:value="11946.5833333333" calcext:value-type="float">
            <text:p>11946.6</text:p>
          </table:table-cell>
          <table:table-cell table:style-name="ce9" table:formula="of:=AVERAGE([.F41];[.F27];[.F13])" office:value-type="float" office:value="5490.18333333333" calcext:value-type="float">
            <text:p>5490.2</text:p>
          </table:table-cell>
          <table:table-cell table:style-name="ce9" table:formula="of:=AVERAGE([.G41];[.G27];[.G13])" office:value-type="float" office:value="8794.06666666667" calcext:value-type="float">
            <text:p>8794.1</text:p>
          </table:table-cell>
          <table:table-cell table:style-name="ce9" table:formula="of:=AVERAGE([.H41];[.H27];[.H13])" office:value-type="float" office:value="338.233333333333" calcext:value-type="float">
            <text:p>338.2</text:p>
          </table:table-cell>
          <table:table-cell table:formula="of:=AVERAGE([.E11];[.E25];[.E39])" office:value-type="float" office:value="51496.6666666667" calcext:value-type="float">
            <text:p>51496.7</text:p>
          </table:table-cell>
          <table:table-cell table:formula="of:=AVERAGE([.F11];[.F25];[.F39])+[.H47]" office:value-type="float" office:value="61573.3333333333" calcext:value-type="float">
            <text:p>61573.3</text:p>
          </table:table-cell>
          <table:table-cell table:style-name="ce9" table:formula="of:=AVERAGE([.G11];[.G25];[.G39])" office:value-type="float" office:value="37916.6666666667" calcext:value-type="float">
            <text:p>37916.7</text:p>
          </table:table-cell>
          <table:table-cell table:style-name="ce9" table:formula="of:=AVERAGE([.H11];[.H25];[.H39])" office:value-type="float" office:value="2891.33333333333" calcext:value-type="float">
            <text:p>2891.3</text:p>
          </table:table-cell>
          <table:table-cell table:style-name="ce16" table:formula="of:=[.F47]/[.I47]" office:value-type="float" office:value="17.8106986396126" calcext:value-type="float">
            <text:p>17.81</text:p>
          </table:table-cell>
          <table:table-cell table:style-name="ce16" table:formula="of:=[.G47]/[.I47]" office:value-type="float" office:value="21.2958266082545" calcext:value-type="float">
            <text:p>21.30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AVERAGE([.I41];[.I27];[.I13])" office:value-type="float" office:value="13983.2222222222" calcext:value-type="float">
            <text:p>13983.22</text:p>
          </table:table-cell>
          <table:table-cell table:style-name="ce15" table:formula="of:=AVERAGE([.J41];[.J27];[.J13])" office:value-type="float" office:value="6678" calcext:value-type="float">
            <text:p>6678.00</text:p>
          </table:table-cell>
          <table:table-cell table:style-name="ce15" table:formula="of:=AVERAGE([.K41];[.K27];[.K13])" office:value-type="float" office:value="10047.5555555556" calcext:value-type="float">
            <text:p>10047.56</text:p>
          </table:table-cell>
          <table:table-cell table:style-name="ce15" table:formula="of:=AVERAGE([.L41];[.L27];[.L13])" office:value-type="float" office:value="386.444444444444" calcext:value-type="float">
            <text:p>386.44</text:p>
          </table:table-cell>
          <table:table-cell table:style-name="ce15" table:formula="of:=AVERAGE([.I11];[.I25];[.I39])" office:value-type="float" office:value="41949.6666666667" calcext:value-type="float">
            <text:p>41949.67</text:p>
          </table:table-cell>
          <table:table-cell table:style-name="ce15" table:formula="of:=AVERAGE([.J11];[.J25];[.J39])+[.H48]" office:value-type="float" office:value="50176.6666666667" calcext:value-type="float">
            <text:p>50176.67</text:p>
          </table:table-cell>
          <table:table-cell table:style-name="ce15" table:formula="of:=AVERAGE([.K11];[.K25];[.K39])" office:value-type="float" office:value="30142.6666666667" calcext:value-type="float">
            <text:p>30142.67</text:p>
          </table:table-cell>
          <table:table-cell table:style-name="ce100" table:formula="of:=AVERAGE([.L11];[.L25];[.L39])" office:value-type="float" office:value="2159" calcext:value-type="float">
            <text:p>2159.00</text:p>
          </table:table-cell>
          <table:table-cell table:style-name="ce100" table:formula="of:=[.F48]/[.I48]" office:value-type="float" office:value="19.4301374092944" calcext:value-type="float">
            <text:p>19.43</text:p>
          </table:table-cell>
          <table:table-cell table:style-name="ce100" table:formula="of:=[.G48]/[.I48]" office:value-type="float" office:value="23.2406978539447" calcext:value-type="float">
            <text:p>23.24</text:p>
          </table:table-cell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4D</text:p>
          </table:table-cell>
          <table:table-cell table:style-name="ce10" table:formula="of:=AVERAGE([.M41];[.M27];[.M13])" office:value-type="float" office:value="83474.3333333333" calcext:value-type="float">
            <text:p>83474.3</text:p>
          </table:table-cell>
          <table:table-cell table:style-name="ce10" table:formula="of:=AVERAGE([.N41];[.N27];[.N13])" office:value-type="float" office:value="9935" calcext:value-type="float">
            <text:p>9935.0</text:p>
          </table:table-cell>
          <table:table-cell table:style-name="ce10" table:formula="of:=AVERAGE([.O41];[.O27];[.O13])" office:value-type="float" office:value="54891.6666666667" calcext:value-type="float">
            <text:p>54891.7</text:p>
          </table:table-cell>
          <table:table-cell table:style-name="ce10" table:formula="of:=AVERAGE([.P41];[.P27];[.P13])" office:value-type="float" office:value="2195.66666666667" calcext:value-type="float">
            <text:p>2195.7</text:p>
          </table:table-cell>
          <table:table-cell table:style-name="ce10" table:formula="of:=AVERAGE([.M11];[.M25];[.M39])" office:value-type="float" office:value="83474.3333333333" calcext:value-type="float">
            <text:p>83474.3</text:p>
          </table:table-cell>
          <table:table-cell table:style-name="ce10" table:formula="of:=AVERAGE([.N11];[.N25];[.N39])+[.H49]" office:value-type="float" office:value="64826.6666666667" calcext:value-type="float">
            <text:p>64826.7</text:p>
          </table:table-cell>
          <table:table-cell table:style-name="ce10" table:formula="of:=AVERAGE([.O11];[.O25];[.O39])" office:value-type="float" office:value="54891.6666666667" calcext:value-type="float">
            <text:p>54891.7</text:p>
          </table:table-cell>
          <table:table-cell table:style-name="ce10" table:formula="of:=AVERAGE([.P11];[.P25];[.P39])" office:value-type="float" office:value="2195.66666666667" calcext:value-type="float">
            <text:p>2195.7</text:p>
          </table:table-cell>
          <table:table-cell table:style-name="ce17" table:formula="of:=[.F49]/[.I49]" office:value-type="float" office:value="38.017762258995" calcext:value-type="float">
            <text:p>38.02</text:p>
          </table:table-cell>
          <table:table-cell table:style-name="ce17" table:formula="of:=[.G49]/[.I49]" office:value-type="float" office:value="29.5248216183392" calcext:value-type="float">
            <text:p>29.52</text:p>
          </table:table-cell>
          <table:table-cell table:style-name="Default" table:number-columns-repeated="5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string" office:string-value="" calcext:value-type="error">
            <text:p>#DIV/0!</text:p>
          </table:table-cell>
          <table:table-cell table:style-name="ce11" table:formula="of:=AVERAGE([.R41];[.R27];[.R13])" office:value-type="string" office:string-value="" calcext:value-type="error">
            <text:p>#DIV/0!</text:p>
          </table:table-cell>
          <table:table-cell table:style-name="ce11" table:formula="of:=AVERAGE([.S41];[.S27];[.S13])" office:value-type="string" office:string-value="" calcext:value-type="error">
            <text:p>#DIV/0!</text:p>
          </table:table-cell>
          <table:table-cell table:style-name="ce11" table:formula="of:=AVERAGE([.T41];[.T27];[.T13])" office:value-type="string" office:string-value="" calcext:value-type="error">
            <text:p>#DIV/0!</text:p>
          </table:table-cell>
          <table:table-cell table:style-name="ce11" table:formula="of:=AVERAGE([.Q11];[.Q25];[.Q39])" office:value-type="string" office:string-value="" calcext:value-type="error">
            <text:p>#DIV/0!</text:p>
          </table:table-cell>
          <table:table-cell table:style-name="ce11" table:formula="of:=AVERAGE([.R11];[.R25];[.R39])+[.H50]" office:value-type="string" office:string-value="" calcext:value-type="error">
            <text:p>#DIV/0!</text:p>
          </table:table-cell>
          <table:table-cell table:style-name="ce11" table:formula="of:=AVERAGE([.S11];[.S25];[.S39])" office:value-type="string" office:string-value="" calcext:value-type="error">
            <text:p>#DIV/0!</text:p>
          </table:table-cell>
          <table:table-cell table:style-name="ce11" table:formula="of:=AVERAGE([.T11];[.T25];[.T39])" office:value-type="string" office:string-value="" calcext:value-type="error">
            <text:p>#DIV/0!</text:p>
          </table:table-cell>
          <table:table-cell table:style-name="ce18" table:formula="of:=[.F50]/[.I50]" office:value-type="string" office:string-value="" calcext:value-type="error">
            <text:p>#DIV/0!</text:p>
          </table:table-cell>
          <table:table-cell table:style-name="ce18" table:formula="of:=[.G50]/[.I50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string" office:string-value="" calcext:value-type="error">
            <text:p>#DIV/0!</text:p>
          </table:table-cell>
          <table:table-cell table:style-name="ce12" table:formula="of:=AVERAGE([.V41];[.V27];[.V13])" office:value-type="string" office:string-value="" calcext:value-type="error">
            <text:p>#DIV/0!</text:p>
          </table:table-cell>
          <table:table-cell table:style-name="ce12" table:formula="of:=AVERAGE([.W41];[.W27];[.W13])" office:value-type="string" office:string-value="" calcext:value-type="error">
            <text:p>#DIV/0!</text:p>
          </table:table-cell>
          <table:table-cell table:style-name="ce12" table:formula="of:=AVERAGE([.X41];[.X27];[.X13])" office:value-type="string" office:string-value="" calcext:value-type="error">
            <text:p>#DIV/0!</text:p>
          </table:table-cell>
          <table:table-cell table:style-name="ce12" table:formula="of:=AVERAGE([.U11];[.U25];[.U39])" office:value-type="string" office:string-value="" calcext:value-type="error">
            <text:p>#DIV/0!</text:p>
          </table:table-cell>
          <table:table-cell table:style-name="ce12" table:formula="of:=AVERAGE([.V11];[.V25];[.V39])+[.H51]" office:value-type="string" office:string-value="" calcext:value-type="error">
            <text:p>#DIV/0!</text:p>
          </table:table-cell>
          <table:table-cell table:style-name="ce12" table:formula="of:=AVERAGE([.W11];[.W25];[.W39])" office:value-type="string" office:string-value="" calcext:value-type="error">
            <text:p>#DIV/0!</text:p>
          </table:table-cell>
          <table:table-cell table:style-name="ce12" table:formula="of:=AVERAGE([.X11];[.X25];[.X39])" office:value-type="string" office:string-value="" calcext:value-type="error">
            <text:p>#DIV/0!</text:p>
          </table:table-cell>
          <table:table-cell table:style-name="ce19" table:formula="of:=[.F51]/[.I51]" office:value-type="string" office:string-value="" calcext:value-type="error">
            <text:p>#DIV/0!</text:p>
          </table:table-cell>
          <table:table-cell table:style-name="ce19" table:formula="of:=[.G51]/[.I51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string" office:string-value="" calcext:value-type="error">
            <text:p>#DIV/0!</text:p>
          </table:table-cell>
          <table:table-cell table:style-name="ce13" table:formula="of:=AVERAGE([.Z41];[.Z27];[.Z13])" office:value-type="string" office:string-value="" calcext:value-type="error">
            <text:p>#DIV/0!</text:p>
          </table:table-cell>
          <table:table-cell table:style-name="ce13" table:formula="of:=AVERAGE([.AA41];[.AA27];[.AA13])" office:value-type="string" office:string-value="" calcext:value-type="error">
            <text:p>#DIV/0!</text:p>
          </table:table-cell>
          <table:table-cell table:style-name="ce13" table:formula="of:=AVERAGE([.AB41];[.AB27];[.AB13])" office:value-type="string" office:string-value="" calcext:value-type="error">
            <text:p>#DIV/0!</text:p>
          </table:table-cell>
          <table:table-cell table:style-name="ce13" table:formula="of:=AVERAGE([.Y11];[.Y25];[.Y39])" office:value-type="string" office:string-value="" calcext:value-type="error">
            <text:p>#DIV/0!</text:p>
          </table:table-cell>
          <table:table-cell table:style-name="ce13" table:formula="of:=AVERAGE([.Z11];[.Z25];[.Z39])+[.H52]" office:value-type="string" office:string-value="" calcext:value-type="error">
            <text:p>#DIV/0!</text:p>
          </table:table-cell>
          <table:table-cell table:style-name="ce13" table:formula="of:=AVERAGE([.AA11];[.AA25];[.AA39])" office:value-type="string" office:string-value="" calcext:value-type="error">
            <text:p>#DIV/0!</text:p>
          </table:table-cell>
          <table:table-cell table:style-name="ce13" table:formula="of:=AVERAGE([.AB11];[.AB25];[.AB39])" office:value-type="string" office:string-value="" calcext:value-type="error">
            <text:p>#DIV/0!</text:p>
          </table:table-cell>
          <table:table-cell table:style-name="ce20" table:formula="of:=[.F52]/[.I52]" office:value-type="string" office:string-value="" calcext:value-type="error">
            <text:p>#DIV/0!</text:p>
          </table:table-cell>
          <table:table-cell table:style-name="ce20" table:formula="of:=[.G52]/[.I52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3">
          <table:table-cell table:style-name="ce5"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(-[.B$46]+[.B47])/[.B$46]" office:value-type="float" office:value="2.36733509163999" calcext:value-type="float">
            <text:p>2.4</text:p>
          </table:table-cell>
          <table:table-cell table:style-name="ce9" table:formula="of:=(-[.C$46]+[.C47])/[.C$46]" office:value-type="float" office:value="1.24532070070207" calcext:value-type="float">
            <text:p>1.2</text:p>
          </table:table-cell>
          <table:table-cell table:style-name="ce9" table:formula="of:=(-[.D$46]+[.D47])/[.D$46]" office:value-type="float" office:value="1.2939713639789" calcext:value-type="float">
            <text:p>1.3</text:p>
          </table:table-cell>
          <table:table-cell table:style-name="ce9" table:formula="of:=(-[.E$46]+[.E47])/[.E$46]" office:value-type="float" office:value="1.2939713639789" calcext:value-type="float">
            <text:p>1.3</text:p>
          </table:table-cell>
          <table:table-cell table:formula="of:=(-[.F$46]+[.F47])/[.F$46]" office:value-type="float" office:value="1.14369961286026" calcext:value-type="float">
            <text:p>1.1</text:p>
          </table:table-cell>
          <table:table-cell table:formula="of:=(-[.G$46]+[.G47])/[.G$46]" office:value-type="float" office:value="0.423529230437262" calcext:value-type="float">
            <text:p>0.4</text:p>
          </table:table-cell>
          <table:table-cell table:style-name="ce9" table:formula="of:=(-[.H$46]+[.H47])/[.H$46]" office:value-type="float" office:value="0.436781609195402" calcext:value-type="float">
            <text:p>0.4</text:p>
          </table:table-cell>
          <table:table-cell table:style-name="ce101" table:formula="of:=(-[.I$46]+[.I47])/[.I$46]" office:value-type="float" office:value="0.0764457681806901" calcext:value-type="float">
            <text:p>0.1</text:p>
          </table:table-cell>
          <table:table-cell table:style-name="ce46" table:formula="of:=(-[.J$46]+[.J47])/[.J$46]" office:value-type="float" office:value="0.991460857785098" calcext:value-type="float">
            <text:p>0.99</text:p>
          </table:table-cell>
          <table:table-cell table:style-name="ce46" table:formula="of:=(-[.K$46]+[.K47])/[.K$46]" office:value-type="float" office:value="0.322434694358249" calcext:value-type="float">
            <text:p>0.32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8])/[.B$46]" office:value-type="float" office:value="2.94139425217159" calcext:value-type="float">
            <text:p>2.94</text:p>
          </table:table-cell>
          <table:table-cell table:style-name="ce15" table:formula="of:=(-[.C$46]+[.C48])/[.C$46]" office:value-type="float" office:value="1.73110217435758" calcext:value-type="float">
            <text:p>1.73</text:p>
          </table:table-cell>
          <table:table-cell table:style-name="ce15" table:formula="of:=(-[.D$46]+[.D48])/[.D$46]" office:value-type="float" office:value="1.62094951017333" calcext:value-type="float">
            <text:p>1.62</text:p>
          </table:table-cell>
          <table:table-cell table:style-name="ce15" table:formula="of:=(-[.E$46]+[.E48])/[.E$46]" office:value-type="float" office:value="1.62094951017332" calcext:value-type="float">
            <text:p>1.62</text:p>
          </table:table-cell>
          <table:table-cell table:style-name="ce15" table:formula="of:=(-[.F$46]+[.F48])/[.F$46]" office:value-type="float" office:value="0.746277769298016" calcext:value-type="float">
            <text:p>0.75</text:p>
          </table:table-cell>
          <table:table-cell table:style-name="ce15" table:formula="of:=(-[.G$46]+[.G48])/[.G$46]" office:value-type="float" office:value="0.160046855011483" calcext:value-type="float">
            <text:p>0.16</text:p>
          </table:table-cell>
          <table:table-cell table:style-name="ce15" table:formula="of:=(-[.H$46]+[.H48])/[.H$46]" office:value-type="float" office:value="0.142200328407226" calcext:value-type="float">
            <text:p>0.14</text:p>
          </table:table-cell>
          <table:table-cell table:style-name="ce45" table:formula="of:=(-[.I$46]+[.I48])/[.I$46]" office:value-type="float" office:value="-0.19620253164557" calcext:value-type="float">
            <text:p>-0.20</text:p>
          </table:table-cell>
          <table:table-cell table:style-name="ce45" table:formula="of:=(-[.J$46]+[.J48])/[.J$46]" office:value-type="float" office:value="1.1725345476306" calcext:value-type="float">
            <text:p>1.17</text:p>
          </table:table-cell>
          <table:table-cell table:style-name="ce45" table:formula="of:=(-[.K$46]+[.K48])/[.K$46]" office:value-type="float" office:value="0.44320789836074" calcext:value-type="float">
            <text:p>0.44</text:p>
          </table:table-cell>
          <table:table-cell table:style-name="Default" table:number-columns-repeated="5"/>
        </table:table-row>
        <table:table-row table:style-name="ro1">
          <table:table-cell table:style-name="ce17" office:value-type="string" calcext:value-type="string">
            <text:p>4D</text:p>
          </table:table-cell>
          <table:table-cell table:style-name="ce17" table:formula="of:=(-[.B$46]+[.B49])/[.B$46]" office:value-type="float" office:value="22.528572483172" calcext:value-type="float">
            <text:p>22.53</text:p>
          </table:table-cell>
          <table:table-cell table:style-name="ce17" table:formula="of:=(-[.C$46]+[.C49])/[.C$46]" office:value-type="float" office:value="3.0631177152205" calcext:value-type="float">
            <text:p>3.06</text:p>
          </table:table-cell>
          <table:table-cell table:style-name="ce17" table:formula="of:=(-[.D$46]+[.D49])/[.D$46]" office:value-type="float" office:value="13.3187351457886" calcext:value-type="float">
            <text:p>13.32</text:p>
          </table:table-cell>
          <table:table-cell table:style-name="ce17" table:formula="of:=(-[.E$46]+[.E49])/[.E$46]" office:value-type="float" office:value="13.8914845516202" calcext:value-type="float">
            <text:p>13.89</text:p>
          </table:table-cell>
          <table:table-cell table:style-name="ce17" table:formula="of:=(-[.F$46]+[.F49])/[.F$46]" office:value-type="float" office:value="2.47486366853068" calcext:value-type="float">
            <text:p>2.47</text:p>
          </table:table-cell>
          <table:table-cell table:style-name="ce17" table:formula="of:=(-[.G$46]+[.G49])/[.G$46]" office:value-type="float" office:value="0.498743854132951" calcext:value-type="float">
            <text:p>0.50</text:p>
          </table:table-cell>
          <table:table-cell table:style-name="ce17" table:formula="of:=(-[.H$46]+[.H49])/[.H$46]" office:value-type="float" office:value="1.08001768346596" calcext:value-type="float">
            <text:p>1.08</text:p>
          </table:table-cell>
          <table:table-cell table:style-name="ce47" table:formula="of:=(-[.I$46]+[.I49])/[.I$46]" office:value-type="float" office:value="-0.182551501613304" calcext:value-type="float">
            <text:p>-0.18</text:p>
          </table:table-cell>
          <table:table-cell table:style-name="ce47" table:formula="of:=(-[.J$46]+[.J49])/[.J$46]" office:value-type="float" office:value="3.25086555959012" calcext:value-type="float">
            <text:p>3.25</text:p>
          </table:table-cell>
          <table:table-cell table:style-name="ce47" table:formula="of:=(-[.K$46]+[.K49])/[.K$46]" office:value-type="float" office:value="0.833441320267695" calcext:value-type="float">
            <text:p>0.83</text:p>
          </table:table-cell>
          <table:table-cell table:style-name="Default" table:number-columns-repeated="5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string" office:string-value="" calcext:value-type="error">
            <text:p>#DIV/0!</text:p>
          </table:table-cell>
          <table:table-cell table:style-name="ce18" table:formula="of:=(-[.C$46]+[.C50])/[.C$46]" office:value-type="string" office:string-value="" calcext:value-type="error">
            <text:p>#DIV/0!</text:p>
          </table:table-cell>
          <table:table-cell table:style-name="ce18" table:formula="of:=(-[.D$46]+[.D50])/[.D$46]" office:value-type="string" office:string-value="" calcext:value-type="error">
            <text:p>#DIV/0!</text:p>
          </table:table-cell>
          <table:table-cell table:style-name="ce18" table:formula="of:=(-[.E$46]+[.E50])/[.E$46]" office:value-type="string" office:string-value="" calcext:value-type="error">
            <text:p>#DIV/0!</text:p>
          </table:table-cell>
          <table:table-cell table:style-name="ce18" table:formula="of:=(-[.F$46]+[.F50])/[.F$46]" office:value-type="string" office:string-value="" calcext:value-type="error">
            <text:p>#DIV/0!</text:p>
          </table:table-cell>
          <table:table-cell table:style-name="ce18" table:formula="of:=(-[.G$46]+[.G50])/[.G$46]" office:value-type="string" office:string-value="" calcext:value-type="error">
            <text:p>#DIV/0!</text:p>
          </table:table-cell>
          <table:table-cell table:style-name="ce18" table:formula="of:=(-[.H$46]+[.H50])/[.H$46]" office:value-type="string" office:string-value="" calcext:value-type="error">
            <text:p>#DIV/0!</text:p>
          </table:table-cell>
          <table:table-cell table:style-name="ce48" table:formula="of:=(-[.I$46]+[.I50])/[.I$46]" office:value-type="string" office:string-value="" calcext:value-type="error">
            <text:p>#DIV/0!</text:p>
          </table:table-cell>
          <table:table-cell table:style-name="ce48" table:formula="of:=(-[.J$46]+[.J50])/[.J$46]" office:value-type="string" office:string-value="" calcext:value-type="error">
            <text:p>#DIV/0!</text:p>
          </table:table-cell>
          <table:table-cell table:style-name="ce48" table:formula="of:=(-[.K$46]+[.K50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string" office:string-value="" calcext:value-type="error">
            <text:p>#DIV/0!</text:p>
          </table:table-cell>
          <table:table-cell table:style-name="ce19" table:formula="of:=(-[.C$46]+[.C51])/[.C$46]" office:value-type="string" office:string-value="" calcext:value-type="error">
            <text:p>#DIV/0!</text:p>
          </table:table-cell>
          <table:table-cell table:style-name="ce19" table:formula="of:=(-[.D$46]+[.D51])/[.D$46]" office:value-type="string" office:string-value="" calcext:value-type="error">
            <text:p>#DIV/0!</text:p>
          </table:table-cell>
          <table:table-cell table:style-name="ce19" table:formula="of:=(-[.E$46]+[.E51])/[.E$46]" office:value-type="string" office:string-value="" calcext:value-type="error">
            <text:p>#DIV/0!</text:p>
          </table:table-cell>
          <table:table-cell table:style-name="ce19" table:formula="of:=(-[.F$46]+[.F51])/[.F$46]" office:value-type="string" office:string-value="" calcext:value-type="error">
            <text:p>#DIV/0!</text:p>
          </table:table-cell>
          <table:table-cell table:style-name="ce19" table:formula="of:=(-[.G$46]+[.G51])/[.G$46]" office:value-type="string" office:string-value="" calcext:value-type="error">
            <text:p>#DIV/0!</text:p>
          </table:table-cell>
          <table:table-cell table:style-name="ce19" table:formula="of:=(-[.H$46]+[.H51])/[.H$46]" office:value-type="string" office:string-value="" calcext:value-type="error">
            <text:p>#DIV/0!</text:p>
          </table:table-cell>
          <table:table-cell table:style-name="ce49" table:formula="of:=(-[.I$46]+[.I51])/[.I$46]" office:value-type="string" office:string-value="" calcext:value-type="error">
            <text:p>#DIV/0!</text:p>
          </table:table-cell>
          <table:table-cell table:style-name="ce49" table:formula="of:=(-[.J$46]+[.J51])/[.J$46]" office:value-type="string" office:string-value="" calcext:value-type="error">
            <text:p>#DIV/0!</text:p>
          </table:table-cell>
          <table:table-cell table:style-name="ce49" table:formula="of:=(-[.K$46]+[.K51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string" office:string-value="" calcext:value-type="error">
            <text:p>#DIV/0!</text:p>
          </table:table-cell>
          <table:table-cell table:style-name="ce20" table:formula="of:=(-[.C$46]+[.C52])/[.C$46]" office:value-type="string" office:string-value="" calcext:value-type="error">
            <text:p>#DIV/0!</text:p>
          </table:table-cell>
          <table:table-cell table:style-name="ce20" table:formula="of:=(-[.D$46]+[.D52])/[.D$46]" office:value-type="string" office:string-value="" calcext:value-type="error">
            <text:p>#DIV/0!</text:p>
          </table:table-cell>
          <table:table-cell table:style-name="ce20" table:formula="of:=(-[.E$46]+[.E52])/[.E$46]" office:value-type="string" office:string-value="" calcext:value-type="error">
            <text:p>#DIV/0!</text:p>
          </table:table-cell>
          <table:table-cell table:style-name="ce20" table:formula="of:=(-[.F$46]+[.F52])/[.F$46]" office:value-type="string" office:string-value="" calcext:value-type="error">
            <text:p>#DIV/0!</text:p>
          </table:table-cell>
          <table:table-cell table:style-name="ce20" table:formula="of:=(-[.G$46]+[.G52])/[.G$46]" office:value-type="string" office:string-value="" calcext:value-type="error">
            <text:p>#DIV/0!</text:p>
          </table:table-cell>
          <table:table-cell table:style-name="ce20" table:formula="of:=(-[.H$46]+[.H52])/[.H$46]" office:value-type="string" office:string-value="" calcext:value-type="error">
            <text:p>#DIV/0!</text:p>
          </table:table-cell>
          <table:table-cell table:style-name="ce50" table:formula="of:=(-[.I$46]+[.I52])/[.I$46]" office:value-type="string" office:string-value="" calcext:value-type="error">
            <text:p>#DIV/0!</text:p>
          </table:table-cell>
          <table:table-cell table:style-name="ce50" table:formula="of:=(-[.J$46]+[.J52])/[.J$46]" office:value-type="string" office:string-value="" calcext:value-type="error">
            <text:p>#DIV/0!</text:p>
          </table:table-cell>
          <table:table-cell table:style-name="ce50" table:formula="of:=(-[.K$46]+[.K52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00/00/0000</text:date>, <text:time style:data-style-name="N2" text:time-value="11:25:06.277521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32:35.485920322</meta:creation-date>
    <dc:date>2020-08-24T14:43:15.220817064</dc:date>
    <meta:editing-duration>PT12H55M49S</meta:editing-duration>
    <meta:editing-cycles>34</meta:editing-cycles>
    <meta:generator>LibreOffice/5.1.6.2$Linux_X86_64 LibreOffice_project/10m0$Build-2</meta:generator>
    <meta:document-statistic meta:table-count="2" meta:cell-count="1599" meta:object-count="0"/>
  </office:meta>
</office:document-meta>
</file>